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2" svg:font-family="StarSymbol"/>
    <style:font-face style:name="StarSymbol3" svg:font-family="StarSymbol, 'Times New Roman'"/>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1" svg:font-family="'Courier New'" style:font-family-generic="modern" style:font-pitch="fixed"/>
    <style:font-face style:name="Courier" svg:font-family="Courier" style:font-adornments="Regular" style:font-family-generic="roman" style:font-pitch="fixed"/>
    <style:font-face style:name="Arial Unicode MS" svg:font-family="'Arial Unicode MS'" style:font-pitch="variable"/>
    <style:font-face style:name="HG Mincho Light J" svg:font-family="'HG Mincho Light J'"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2" svg:font-family="Times" style:font-family-generic="roman" style:font-pitch="variable"/>
    <style:font-face style:name="Times1" svg:font-family="Times" style:font-adornments="Regular" style:font-family-generic="roman" style:font-pitch="variable"/>
    <style:font-face style:name="Times" svg:font-family="Times" style:font-adornments="Roman" style:font-family-generic="roman" style:font-pitch="variable"/>
    <style:font-face style:name="Times New Roman1" svg:font-family="'Times New Roman'" style:font-family-generic="roman" style:font-pitch="variable"/>
    <style:font-face style:name="Arial" svg:font-family="Arial" style:font-adornments="Normale" style:font-family-generic="swiss" style:font-pitch="variable"/>
    <style:font-face style:name="Lucida Sans Unicode" svg:font-family="'Lucida Sans Unicode'" style:font-family-generic="swiss" style:font-pitch="variable"/>
    <style:font-face style:name="Verdana" svg:font-family="Verdana" style:font-adornments="Grassetto" style:font-family-generic="swiss" style:font-pitch="variable"/>
  </office:font-face-decls>
  <office:automatic-styles>
    <style:style style:name="P1" style:family="paragraph" style:parent-style-name="Heading_20_3">
      <style:paragraph-properties>
        <style:tab-stops>
          <style:tab-stop style:position="0.25in"/>
        </style:tab-stops>
      </style:paragraph-properties>
    </style:style>
    <style:style style:name="P2" style:family="paragraph" style:parent-style-name="Text_20_body">
      <style:paragraph-properties>
        <style:tab-stops>
          <style:tab-stop style:position="0.25in"/>
        </style:tab-stops>
      </style:paragraph-properties>
    </style:style>
    <style:style style:name="P3" style:family="paragraph" style:parent-style-name="Text_20_body">
      <style:text-properties fo:color="#000000"/>
    </style:style>
    <style:style style:name="P4" style:family="paragraph" style:parent-style-name="Text_20_body">
      <style:text-properties fo:color="#000000" fo:font-size="12pt" style:font-name-asian="Monospace" style:font-size-asian="12pt" style:font-name-complex="Monospace" style:font-size-complex="12pt"/>
    </style:style>
    <style:style style:name="P5" style:family="paragraph" style:parent-style-name="Text_20_body">
      <style:text-properties fo:color="#000000" fo:font-size="10pt" style:font-name-asian="Monospace" style:font-size-asian="10pt" style:font-name-complex="Monospace" style:font-size-complex="10pt"/>
    </style:style>
    <style:style style:name="P6" style:family="paragraph" style:parent-style-name="Text_20_body">
      <style:text-properties fo:color="#000000" fo:font-size="10pt" fo:font-weight="normal" style:font-size-asian="10pt" style:font-weight-asian="normal" style:font-size-complex="10pt" style:font-weight-complex="normal"/>
    </style:style>
    <style:style style:name="P7" style:family="paragraph" style:parent-style-name="Text_20_body">
      <style:text-properties fo:color="#000000" style:font-name="Times New Roman" fo:font-size="12pt" style:font-name-asian="Monospace" style:font-size-asian="12pt" style:font-name-complex="Monospace" style:font-size-complex="12pt"/>
    </style:style>
    <style:style style:name="P8" style:family="paragraph" style:parent-style-name="Text_20_body">
      <style:paragraph-properties>
        <style:tab-stops>
          <style:tab-stop style:position="0.25in"/>
        </style:tab-stops>
      </style:paragraph-properties>
      <style:text-properties fo:color="#000000" style:font-name="Times New Roman" fo:font-weight="normal" style:font-weight-asian="normal" style:font-weight-complex="normal"/>
    </style:style>
    <style:style style:name="P9" style:family="paragraph" style:parent-style-name="Text_20_body">
      <style:text-properties fo:color="#000000" style:font-name="Times New ROman" fo:font-weight="normal" style:font-weight-asian="normal" style:font-weight-complex="normal"/>
    </style:style>
    <style:style style:name="P10" style:family="paragraph" style:parent-style-name="Text_20_body">
      <style:text-properties style:font-name="Courier 10 Pitch1" fo:font-size="10pt" style:font-size-asian="10pt" style:font-size-complex="10pt"/>
    </style:style>
    <style:style style:name="P11" style:family="paragraph" style:parent-style-name="Text_20_body">
      <style:text-properties fo:color="#2a00ff"/>
    </style:style>
    <style:style style:name="P12" style:family="paragraph" style:parent-style-name="Text_20_body">
      <style:paragraph-properties fo:margin-left="0in" fo:margin-right="0in" fo:text-indent="0in" style:auto-text-indent="false"/>
      <style:text-properties fo:color="#000000" style:font-name="Times New Roman" fo:font-size="12pt" style:font-name-asian="Monospace" style:font-size-asian="12pt" style:font-name-complex="Monospace" style:font-size-complex="12pt"/>
    </style:style>
    <style:style style:name="P13" style:family="paragraph" style:parent-style-name="Code">
      <style:paragraph-properties fo:margin-left="0in" fo:margin-right="0in" fo:text-indent="0in" style:auto-text-indent="false"/>
    </style:style>
    <style:style style:name="P14" style:family="paragraph" style:parent-style-name="Code">
      <style:paragraph-properties fo:margin-left="0in" fo:margin-right="0in" fo:text-indent="0in" style:auto-text-indent="false"/>
      <style:text-properties fo:color="#000000"/>
    </style:style>
    <style:style style:name="P15" style:family="paragraph" style:parent-style-name="Code_20_2">
      <style:paragraph-properties fo:margin-left="0in" fo:margin-right="0in" fo:text-indent="0in" style:auto-text-indent="false"/>
    </style:style>
    <style:style style:name="P16" style:family="paragraph" style:parent-style-name="Code_20_2">
      <style:paragraph-properties fo:margin-left="0in" fo:margin-right="0in" fo:text-indent="0in" style:auto-text-indent="false"/>
      <style:text-properties style:font-name="Courier 10 Pitch1"/>
    </style:style>
    <style:style style:name="P17" style:family="paragraph" style:parent-style-name="Code_20_2">
      <style:paragraph-properties fo:margin-left="0in" fo:margin-right="0in" fo:text-indent="0in" style:auto-text-indent="false"/>
      <style:text-properties style:font-name="Courier 10 Pitch1" fo:font-size="10pt" style:font-size-asian="10pt" style:font-size-complex="10pt"/>
    </style:style>
    <style:style style:name="P18" style:family="paragraph" style:parent-style-name="Text_20_body_20_3">
      <style:paragraph-properties fo:margin-left="0in" fo:margin-right="0in" fo:text-indent="0in" style:auto-text-indent="false"/>
    </style:style>
    <style:style style:name="P19" style:family="paragraph" style:parent-style-name="Heading_20_1" style:master-page-name="">
      <style:paragraph-properties style:page-number="auto" fo:break-before="page"/>
    </style:style>
    <style:style style:name="P20" style:family="paragraph" style:parent-style-name="Code">
      <style:text-properties style:font-name="Courier 10 Pitch1"/>
    </style:style>
    <style:style style:name="P21" style:family="paragraph" style:parent-style-name="Code">
      <style:text-properties fo:font-size="10pt" style:font-size-asian="10pt" style:font-size-complex="10pt"/>
    </style:style>
    <style:style style:name="P22" style:family="paragraph" style:parent-style-name="Code">
      <style:text-properties fo:color="#0000c8" fo:font-weight="bold" style:font-weight-asian="bold" style:font-weight-complex="bold"/>
    </style:style>
    <style:style style:name="P23" style:family="paragraph" style:parent-style-name="Code">
      <style:text-properties fo:color="#0000c8" fo:font-size="10pt" fo:font-weight="bold" style:font-size-asian="10pt" style:font-weight-asian="bold" style:font-size-complex="10pt" style:font-weight-complex="bold"/>
    </style:style>
    <style:style style:name="P24" style:family="paragraph" style:parent-style-name="Code">
      <style:text-properties fo:color="#000000"/>
    </style:style>
    <style:style style:name="P25" style:family="paragraph" style:parent-style-name="Code">
      <style:text-properties fo:color="#000000" fo:font-size="10pt" style:font-name-asian="Monospace" style:font-size-asian="10pt" style:font-name-complex="Monospace" style:font-size-complex="10pt"/>
    </style:style>
    <style:style style:name="P26" style:family="paragraph" style:parent-style-name="Code_20_2">
      <style:text-properties style:font-name="Courier 10 Pitch1"/>
    </style:style>
    <style:style style:name="P27" style:family="paragraph" style:parent-style-name="Code_20_2">
      <style:text-properties style:font-name="Courier 10 Pitch1" fo:font-size="10pt" style:font-size-asian="10pt" style:font-size-complex="10pt"/>
    </style:style>
    <style:style style:name="P28" style:family="paragraph" style:parent-style-name="Code_20_2">
      <style:text-properties fo:color="#000000"/>
    </style:style>
    <style:style style:name="P29" style:family="paragraph" style:parent-style-name="Code_20_2">
      <style:text-properties fo:color="#000000" style:font-name="Courier 10 Pitch1" fo:font-weight="normal" style:font-weight-asian="normal" style:font-weight-complex="normal"/>
    </style:style>
    <style:style style:name="P30" style:family="paragraph" style:parent-style-name="Code_20_2">
      <style:text-properties fo:color="#000000" style:font-name="Courier 10 Pitch1" style:font-name-asian="Monospace" style:font-name-complex="Monospace"/>
    </style:style>
    <style:style style:name="P31" style:family="paragraph" style:parent-style-name="Code_20_2">
      <style:text-properties fo:color="#000000" style:font-name="Courier 10 Pitch1" fo:font-size="10pt" fo:font-weight="normal" style:font-name-asian="Monospace" style:font-size-asian="10pt" style:font-weight-asian="normal" style:font-name-complex="Monospace" style:font-size-complex="10pt" style:font-weight-complex="normal"/>
    </style:style>
    <style:style style:name="P32" style:family="paragraph" style:parent-style-name="Code_20_2">
      <style:text-properties fo:color="#000000" style:font-name="Courier 10 Pitch1" fo:font-size="10pt" style:font-name-asian="Monospace" style:font-size-asian="10pt" style:font-name-complex="Monospace" style:font-size-complex="10pt"/>
    </style:style>
    <style:style style:name="P33" style:family="paragraph" style:parent-style-name="Code_20_2">
      <style:text-properties fo:color="#000000" style:font-name="Courier 10 Pitch1" fo:font-weight="bold" style:font-weight-asian="bold" style:font-weight-complex="bold"/>
    </style:style>
    <style:style style:name="P34" style:family="paragraph" style:parent-style-name="Code_20_2">
      <style:text-properties fo:color="#000000" style:font-name="Times New Roman" fo:font-size="12pt" style:font-name-asian="Monospace" style:font-size-asian="12pt" style:font-name-complex="Monospace" style:font-size-complex="12pt"/>
    </style:style>
    <style:style style:name="P35" style:family="paragraph" style:parent-style-name="Code_20_2">
      <style:text-properties fo:color="#0000c8" fo:font-size="10pt" fo:font-weight="bold" style:font-size-asian="10pt" style:font-weight-asian="bold" style:font-size-complex="10pt" style:font-weight-complex="bold"/>
    </style:style>
    <style:style style:name="P36" style:family="paragraph" style:parent-style-name="Code_20_2">
      <style:text-properties fo:color="#c86400" fo:font-weight="bold" style:font-weight-asian="bold" style:font-weight-complex="bold"/>
    </style:style>
    <style:style style:name="P37" style:family="paragraph" style:parent-style-name="Heading_20_4">
      <style:text-properties fo:color="#000000"/>
    </style:style>
    <style:style style:name="P38" style:family="paragraph" style:parent-style-name="Text_20_body_20_2">
      <style:text-properties fo:color="#000000" style:font-name="Times2" fo:font-size="12pt" fo:font-style="normal" style:font-name-asian="Monospace" style:font-size-asian="10.5pt" style:font-style-asian="normal" style:font-name-complex="Monospace" style:font-size-complex="12pt" style:font-style-complex="normal"/>
    </style:style>
    <style:style style:name="P39" style:family="paragraph" style:parent-style-name="Contents_20_2">
      <style:paragraph-properties>
        <style:tab-stops>
          <style:tab-stop style:position="6.4957in" style:type="right" style:leader-style="dotted" style:leader-text="."/>
        </style:tab-stops>
      </style:paragraph-properties>
    </style:style>
    <style:style style:name="P40" style:family="paragraph" style:parent-style-name="Contents_20_1">
      <style:paragraph-properties>
        <style:tab-stops>
          <style:tab-stop style:position="6.6925in" style:type="right" style:leader-style="dotted" style:leader-text="."/>
        </style:tab-stops>
      </style:paragraph-properties>
    </style:style>
    <style:style style:name="P41" style:family="paragraph" style:parent-style-name="Contents_20_3">
      <style:paragraph-properties>
        <style:tab-stops>
          <style:tab-stop style:position="6.2992in" style:type="right" style:leader-style="dotted" style:leader-text="."/>
        </style:tab-stops>
      </style:paragraph-properties>
    </style:style>
    <style:style style:name="P42" style:family="paragraph" style:parent-style-name="Contents_20_4">
      <style:paragraph-properties>
        <style:tab-stops>
          <style:tab-stop style:position="6.1028in" style:type="right" style:leader-style="dotted" style:leader-text="."/>
        </style:tab-stops>
      </style:paragraph-properties>
    </style:style>
    <style:style style:name="P43" style:family="paragraph" style:parent-style-name="Standard" style:list-style-name="WW8Num10">
      <style:paragraph-properties fo:margin-left="0in" fo:margin-right="0in" fo:text-indent="0in" style:auto-text-indent="false"/>
    </style:style>
    <style:style style:name="P44" style:family="paragraph" style:parent-style-name="Standard" style:list-style-name="WW8Num10">
      <style:paragraph-properties fo:margin-left="0in" fo:margin-right="0in" fo:text-indent="0in" style:auto-text-indent="false"/>
    </style:style>
    <style:style style:name="P45" style:family="paragraph" style:parent-style-name="Standard" style:list-style-name="WW8Num10">
      <style:paragraph-properties fo:margin-left="0in" fo:margin-right="0in" fo:text-indent="0in" style:auto-text-indent="false"/>
    </style:style>
    <style:style style:name="P46" style:family="paragraph" style:parent-style-name="Standard" style:list-style-name="WW8Num6">
      <style:paragraph-properties fo:margin-left="0in" fo:margin-right="0in" fo:text-indent="0in" style:auto-text-indent="false"/>
    </style:style>
    <style:style style:name="P47" style:family="paragraph" style:parent-style-name="Standard" style:list-style-name="WW8Num6">
      <style:paragraph-properties fo:margin-left="0in" fo:margin-right="0in" fo:text-indent="0in" style:auto-text-indent="false"/>
    </style:style>
    <style:style style:name="P48" style:family="paragraph" style:parent-style-name="Standard" style:list-style-name="WW8Num6">
      <style:paragraph-properties fo:margin-left="0in" fo:margin-right="0in" fo:text-indent="0in" style:auto-text-indent="false"/>
    </style:style>
    <style:style style:name="P49" style:family="paragraph" style:parent-style-name="Standard" style:list-style-name="WW8Num6">
      <style:paragraph-properties fo:margin-left="0in" fo:margin-right="0in" fo:text-indent="0in" style:auto-text-indent="false"/>
    </style:style>
    <style:style style:name="P50" style:family="paragraph" style:parent-style-name="Standard" style:list-style-name="L1">
      <style:paragraph-properties fo:margin-left="1in" fo:margin-right="0in" fo:text-indent="0in" style:auto-text-indent="false"/>
    </style:style>
    <style:style style:name="P51" style:family="paragraph" style:parent-style-name="Standard" style:list-style-name="L1">
      <style:paragraph-properties fo:margin-left="1in" fo:margin-right="0in" fo:text-indent="0in" style:auto-text-indent="false"/>
    </style:style>
    <style:style style:name="P52" style:family="paragraph" style:parent-style-name="Standard" style:list-style-name="L1">
      <style:paragraph-properties fo:margin-left="1in" fo:margin-right="0in" fo:text-indent="0in" style:auto-text-indent="false"/>
    </style:style>
    <style:style style:name="P53" style:family="paragraph" style:parent-style-name="Standard" style:list-style-name="L1">
      <style:paragraph-properties fo:margin-left="1in" fo:margin-right="0in" fo:text-indent="0in" style:auto-text-indent="false"/>
    </style:style>
    <style:style style:name="P54" style:family="paragraph" style:parent-style-name="Standard" style:list-style-name="L1">
      <style:paragraph-properties fo:margin-left="1in" fo:margin-right="0in" fo:text-indent="0in" style:auto-text-indent="false"/>
    </style:style>
    <style:style style:name="P55" style:family="paragraph" style:parent-style-name="Standard" style:list-style-name="L1">
      <style:paragraph-properties fo:margin-left="1in" fo:margin-right="0in" fo:text-indent="0in" style:auto-text-indent="false"/>
    </style:style>
    <style:style style:name="P56" style:family="paragraph" style:parent-style-name="Heading" style:master-page-name="First_20_Page">
      <style:paragraph-properties fo:margin-left="0in" fo:margin-right="0in" fo:text-indent="0in" style:auto-text-indent="false" style:page-number="auto"/>
    </style:style>
    <style:style style:name="P57" style:family="paragraph" style:parent-style-name="Cover_20_Title" style:master-page-name="First_20_Page">
      <style:paragraph-properties fo:margin-left="0in" fo:margin-right="0.3937in" fo:text-indent="0in" style:auto-text-indent="false" style:page-number="auto"/>
    </style:style>
    <style:style style:name="T1" style:family="text">
      <style:text-properties style:font-name="Times New Roman"/>
    </style:style>
    <style:style style:name="T2" style:family="text">
      <style:text-properties fo:color="#000000"/>
    </style:style>
    <style:style style:name="T3" style:family="text">
      <style:text-properties fo:color="#000000" style:font-name="Times New Roman" fo:font-size="12pt" style:font-name-asian="Monospace" style:font-size-asian="12pt" style:font-name-complex="Monospace" style:font-size-complex="12pt"/>
    </style:style>
    <style:style style:name="T4" style:family="text">
      <style:text-properties fo:color="#000000" style:font-name="Times New Roman" fo:font-weight="normal" style:font-weight-asian="normal" style:font-weight-complex="normal"/>
    </style:style>
    <style:style style:name="T5" style:family="text">
      <style:text-properties fo:color="#000000" style:font-name="Courier 10 Pitch1"/>
    </style:style>
    <style:style style:name="T6" style:family="text">
      <style:text-properties fo:color="#000000" style:font-name="Courier 10 Pitch1" fo:font-weight="normal" style:font-weight-asian="normal" style:font-weight-complex="normal"/>
    </style:style>
    <style:style style:name="T7" style:family="text">
      <style:text-properties fo:color="#000000" style:font-name="Courier 10 Pitch1" fo:font-size="10pt" fo:font-weight="normal" style:font-size-asian="10pt" style:font-weight-asian="normal" style:font-size-complex="10pt" style:font-weight-complex="normal"/>
    </style:style>
    <style:style style:name="T8" style:family="text">
      <style:text-properties fo:color="#000000" style:font-name="Courier 10 Pitch1" fo:font-size="10pt" style:font-size-asian="10pt" style:font-size-complex="10pt"/>
    </style:style>
    <style:style style:name="T9" style:family="text">
      <style:text-properties fo:color="#000000" style:font-name="Courier 10 Pitch1" fo:font-size="10pt" style:font-name-asian="Monospace" style:font-size-asian="10pt" style:font-name-complex="Monospace" style:font-size-complex="10pt"/>
    </style:style>
    <style:style style:name="T10" style:family="text">
      <style:text-properties fo:color="#000000" fo:font-weight="normal" style:font-weight-asian="normal" style:font-weight-complex="normal"/>
    </style:style>
    <style:style style:name="T11" style:family="text">
      <style:text-properties fo:color="#000000" fo:font-weight="normal" style:font-name-asian="Monospace" style:font-weight-asian="normal" style:font-name-complex="Monospace" style:font-weight-complex="normal"/>
    </style:style>
    <style:style style:name="T12" style:family="text">
      <style:text-properties fo:color="#000000" style:font-name="Times New ROman" fo:font-weight="normal" style:font-weight-asian="normal" style:font-weight-complex="normal"/>
    </style:style>
    <style:style style:name="T13" style:family="text">
      <style:text-properties fo:color="#000000" fo:font-size="10pt" style:font-name-asian="Monospace" style:font-size-asian="10pt" style:font-name-complex="Monospace" style:font-size-complex="10pt"/>
    </style:style>
    <style:style style:name="T14" style:family="text">
      <style:text-properties fo:color="#000000" style:font-name-asian="Monospace" style:font-name-complex="Monospace"/>
    </style:style>
    <style:style style:name="T15" style:family="text">
      <style:text-properties fo:color="#000000" fo:font-weight="bold" style:font-weight-asian="bold" style:font-weight-complex="bold"/>
    </style:style>
    <style:style style:name="T16" style:family="text">
      <style:text-properties fo:color="#000000" style:font-name="Monospace" fo:font-size="10pt" style:font-name-asian="Monospace" style:font-size-asian="10pt" style:font-name-complex="Monospace" style:font-size-complex="10pt"/>
    </style:style>
    <style:style style:name="T17" style:family="text">
      <style:text-properties fo:color="#000000" style:font-name="Times2" fo:font-size="12pt" style:font-name-asian="Monospace" style:font-size-asian="12pt" style:font-name-complex="Monospace" style:font-size-complex="12pt"/>
    </style:style>
    <style:style style:name="T18" style:family="text">
      <style:text-properties fo:color="#000000" style:font-name="Times2" fo:font-size="12pt" style:font-name-asian="Monospace" style:font-size-asian="10.5pt" style:font-name-complex="Monospace" style:font-size-complex="12pt"/>
    </style:style>
    <style:style style:name="T19" style:family="text">
      <style:text-properties fo:color="#000000" style:font-name="Times2" fo:font-size="12pt" fo:font-style="italic" style:font-name-asian="Monospace" style:font-size-asian="10.5pt" style:font-style-asian="italic" style:font-name-complex="Monospace" style:font-size-complex="12pt" style:font-style-complex="italic"/>
    </style:style>
    <style:style style:name="T20" style:family="text">
      <style:text-properties fo:color="#000000" style:font-name="Times2" fo:font-size="12pt" fo:font-style="normal" style:font-name-asian="Monospace" style:font-size-asian="10.5pt" style:font-style-asian="normal" style:font-name-complex="Monospace" style:font-size-complex="12pt" style:font-style-complex="normal"/>
    </style:style>
    <style:style style:name="T21" style:family="text">
      <style:text-properties style:font-name="Courier New1"/>
    </style:style>
    <style:style style:name="T22" style:family="text">
      <style:text-properties style:font-name="StarSymbol1" style:font-name-asian="StarSymbol1" style:font-name-complex="StarSymbol1"/>
    </style:style>
    <style:style style:name="T23" style:family="text">
      <style:text-properties fo:color="#0000c8" fo:font-weight="bold" style:font-weight-asian="bold" style:font-weight-complex="bold"/>
    </style:style>
    <style:style style:name="T24" style:family="text">
      <style:text-properties fo:color="#0000c8" fo:font-weight="bold" style:font-name-asian="Monospace" style:font-weight-asian="bold" style:font-name-complex="Monospace" style:font-weight-complex="bold"/>
    </style:style>
    <style:style style:name="T25" style:family="text">
      <style:text-properties fo:color="#0000c8" fo:font-size="10pt" fo:font-weight="bold" style:font-name-asian="Monospace" style:font-size-asian="10pt" style:font-weight-asian="bold" style:font-name-complex="Monospace" style:font-size-complex="10pt" style:font-weight-complex="bold"/>
    </style:style>
    <style:style style:name="T26" style:family="text">
      <style:text-properties fo:color="#0000c8" fo:font-size="10pt" fo:font-weight="bold" style:font-size-asian="10pt" style:font-weight-asian="bold" style:font-size-complex="10pt" style:font-weight-complex="bold"/>
    </style:style>
    <style:style style:name="T27" style:family="text">
      <style:text-properties fo:color="#0000c8" style:font-name="Courier 10 Pitch1" fo:font-weight="bold" style:font-weight-asian="bold" style:font-weight-complex="bold"/>
    </style:style>
    <style:style style:name="T28" style:family="text">
      <style:text-properties fo:color="#0000c8" style:font-name="Courier 10 Pitch1" fo:font-size="10pt" fo:font-weight="bold" style:font-size-asian="10pt" style:font-weight-asian="bold" style:font-size-complex="10pt" style:font-weight-complex="bold"/>
    </style:style>
    <style:style style:name="T29" style:family="text">
      <style:text-properties fo:color="#0000c8" style:font-name="Courier 10 Pitch1" fo:font-size="10pt" fo:font-weight="bold" style:font-name-asian="Monospace" style:font-size-asian="10pt" style:font-weight-asian="bold" style:font-name-complex="Monospace" style:font-size-complex="10pt" style:font-weight-complex="bold"/>
    </style:style>
    <style:style style:name="T30" style:family="text">
      <style:text-properties fo:color="#0000c8" style:font-name="Times New Roman" fo:font-size="10pt" fo:font-weight="bold" style:font-size-asian="10pt" style:font-weight-asian="bold" style:font-size-complex="10pt" style:font-weight-complex="bold"/>
    </style:style>
    <style:style style:name="T31" style:family="text">
      <style:text-properties fo:color="#0064c8"/>
    </style:style>
    <style:style style:name="T32" style:family="text">
      <style:text-properties fo:color="#0064c8" fo:font-size="10pt" style:font-name-asian="Monospace" style:font-size-asian="10pt" style:font-name-complex="Monospace" style:font-size-complex="10pt"/>
    </style:style>
    <style:style style:name="T33" style:family="text">
      <style:text-properties fo:color="#0064c8" fo:font-size="10pt" fo:font-weight="bold" style:font-name-asian="Monospace" style:font-size-asian="10pt" style:font-weight-asian="bold" style:font-name-complex="Monospace" style:font-size-complex="10pt" style:font-weight-complex="bold"/>
    </style:style>
    <style:style style:name="T34" style:family="text">
      <style:text-properties fo:color="#008000"/>
    </style:style>
    <style:style style:name="T35" style:family="text">
      <style:text-properties fo:color="#008000" fo:font-size="10pt" style:font-name-asian="Monospace" style:font-size-asian="10pt" style:font-name-complex="Monospace" style:font-size-complex="10pt"/>
    </style:style>
    <style:style style:name="T36" style:family="text">
      <style:text-properties fo:color="#008000" style:font-name-asian="Monospace" style:font-name-complex="Monospace"/>
    </style:style>
    <style:style style:name="T37" style:family="text">
      <style:text-properties fo:color="#008000" style:font-name="Times New Roman" fo:font-size="10pt" style:font-name-asian="Monospace" style:font-size-asian="10pt" style:font-name-complex="Monospace" style:font-size-complex="10pt"/>
    </style:style>
    <style:style style:name="T38" style:family="text">
      <style:text-properties fo:color="#008000" style:font-name="Times New ROman" fo:font-size="10pt" fo:font-weight="normal" style:font-name-asian="Monospace" style:font-size-asian="10pt" style:font-weight-asian="normal" style:font-name-complex="Monospace" style:font-size-complex="10pt" style:font-weight-complex="normal"/>
    </style:style>
    <style:style style:name="T39" style:family="text">
      <style:text-properties fo:color="#c86400" fo:font-weight="bold" style:font-weight-asian="bold" style:font-weight-complex="bold"/>
    </style:style>
    <style:style style:name="T40" style:family="text">
      <style:text-properties style:font-name="Courier 10 Pitch1" fo:font-size="10pt" style:font-size-asian="10pt"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083in" text:min-label-width="0.25in"/>
        <style:text-properties style:font-name="StarSymbol2"/>
      </text:list-level-style-bullet>
      <text:list-level-style-bullet text:level="2" text:style-name="Bullet_20_Symbols" style:num-suffix="." text:bullet-char="○">
        <style:list-level-properties text:space-before="0.2917in" text:min-label-width="0.25in"/>
        <style:text-properties style:font-name="StarSymbol2"/>
      </text:list-level-style-bullet>
      <text:list-level-style-bullet text:level="3" text:style-name="Bullet_20_Symbols" style:num-suffix="." text:bullet-char="■">
        <style:list-level-properties text:space-before="0.7917in" text:min-label-width="0.25in"/>
        <style:text-properties style:font-name="StarSymbol2"/>
      </text:list-level-style-bullet>
      <text:list-level-style-bullet text:level="4" text:style-name="Bullet_20_Symbols" style:num-suffix="." text:bullet-char="●">
        <style:list-level-properties text:space-before="1.2917in" text:min-label-width="0.25in"/>
        <style:text-properties style:font-name="StarSymbol2"/>
      </text:list-level-style-bullet>
      <text:list-level-style-bullet text:level="5" text:style-name="Bullet_20_Symbols" style:num-suffix="." text:bullet-char="○">
        <style:list-level-properties text:space-before="1.7917in" text:min-label-width="0.25in"/>
        <style:text-properties style:font-name="StarSymbol2"/>
      </text:list-level-style-bullet>
      <text:list-level-style-bullet text:level="6" text:style-name="Bullet_20_Symbols" style:num-suffix="." text:bullet-char="■">
        <style:list-level-properties text:space-before="2.2917in" text:min-label-width="0.25in"/>
        <style:text-properties style:font-name="StarSymbol2"/>
      </text:list-level-style-bullet>
      <text:list-level-style-bullet text:level="7" text:style-name="Bullet_20_Symbols" style:num-suffix="." text:bullet-char="●">
        <style:list-level-properties text:space-before="2.7917in" text:min-label-width="0.25in"/>
        <style:text-properties style:font-name="StarSymbol2"/>
      </text:list-level-style-bullet>
      <text:list-level-style-bullet text:level="8" text:style-name="Bullet_20_Symbols" style:num-suffix="." text:bullet-char="○">
        <style:list-level-properties text:space-before="3.2917in" text:min-label-width="0.25in"/>
        <style:text-properties style:font-name="StarSymbol2"/>
      </text:list-level-style-bullet>
      <text:list-level-style-bullet text:level="9" text:style-name="Bullet_20_Symbols" style:num-suffix="." text:bullet-char="■">
        <style:list-level-properties text:space-before="3.7917in" text:min-label-width="0.25in"/>
        <style:text-properties style:font-name="StarSymbol2"/>
      </text:list-level-style-bullet>
      <text:list-level-style-bullet text:level="10" text:style-name="Bullet_20_Symbols" style:num-suffix="." text:bullet-char="●">
        <style:list-level-properties text:space-before="4.2917in" text:min-label-width="0.25in"/>
        <style:text-properties style:font-name="StarSymbol2"/>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Cover_20_Title">Writing Extensions for Zimbra Administration Console 5.0 </text:p>
      <text:p text:style-name="Text_20_body_20_indent"/>
      <text:p text:style-name="Cover_20_Title"/>
      <text:p text:style-name="Caption"/>
      <text:p text:style-name="Text_20_body_20_1"/>
      <text:p text:style-name="Text_20_body_20_1"/>
      <text:p text:style-name="Text_20_body_20_1"/>
      <text:p text:style-name="P56">Index</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0">1 Introduction <text:tab/>3</text:p>
          <text:p text:style-name="P40">2Extensions for Zimbra Administration Console<text:tab/>4</text:p>
          <text:p text:style-name="P39">2.1What is an extension for Zimbra administration console<text:tab/>4</text:p>
          <text:p text:style-name="P39">2.2Installing extensions<text:tab/>4</text:p>
          <text:p text:style-name="P41">2.2.1Installing extensions using the administration console<text:tab/>4</text:p>
          <text:p text:style-name="P41">2.2.2Installing extensions from command line<text:tab/>4</text:p>
          <text:p text:style-name="P39">2.3Understanding the components of an extension<text:tab/>4</text:p>
          <text:p text:style-name="P39">2.4Loading extensions<text:tab/>5</text:p>
          <text:p text:style-name="P39">2.5Creating content of an extension<text:tab/>5</text:p>
          <text:p text:style-name="P41">2.5.1Adding a list view<text:tab/>5</text:p>
          <text:p text:style-name="P42">2.5.1.1Creating a list view class<text:tab/>5</text:p>
          <text:p text:style-name="P42">2.5.1.2Constructing the view object<text:tab/>7</text:p>
          <text:p text:style-name="P42">2.5.1.3Setting the title of the list view<text:tab/>7</text:p>
          <text:p text:style-name="P42">2.5.1.4Rendering list items<text:tab/>8</text:p>
          <text:p text:style-name="P42">2.5.1.5Creating a list view controller class<text:tab/>9</text:p>
          <text:p text:style-name="P42">2.5.1.6Constructing a list view controller object<text:tab/>10</text:p>
          <text:p text:style-name="P42">2.5.1.7Creating contents of a list view<text:tab/>10</text:p>
          <text:p text:style-name="P42">2.5.1.8Showing the list view<text:tab/>11</text:p>
          <text:p text:style-name="P42">2.5.1.9Defining a tool bar for a list view<text:tab/>11</text:p>
          <text:p text:style-name="P41">2.5.2Registering the list view controller<text:tab/>11</text:p>
          <text:p text:style-name="P41">2.5.3Adding A Node to The Navigation Panel<text:tab/>12</text:p>
          <text:p text:style-name="P41">2.5.4Adding a new tab to an existing form view<text:tab/>13</text:p>
          <text:p text:style-name="P41">2.5.5Adding a Form View<text:tab/>14</text:p>
          <text:p text:style-name="P42">2.5.5.1Creating a form view class<text:tab/>15</text:p>
          <text:p text:style-name="P42">2.5.5.2Constructing a form view object<text:tab/>17</text:p>
          <text:p text:style-name="P42">2.5.5.3Passing data to the form<text:tab/>17</text:p>
          <text:p text:style-name="P42">2.5.5.4Defining form fields<text:tab/>17</text:p>
          <text:p text:style-name="P42">2.5.5.5Creating a form view controller class<text:tab/>17</text:p>
          <text:p text:style-name="P42">2.5.5.6Constructing a form view controller object<text:tab/>20</text:p>
          <text:p text:style-name="P42">2.5.5.7Creating contents of the form view <text:tab/>20</text:p>
          <text:p text:style-name="P42">2.5.5.8Registering a form view controller<text:tab/>20</text:p>
          <text:p text:style-name="P42">2.5.5.9Showing the form view<text:tab/>21</text:p>
          <text:p text:style-name="P42">2.5.5.10Defining a tool bar for a form view<text:tab/>21</text:p>
          <text:p text:style-name="P41">2.5.6Creating a new Model class<text:tab/>22</text:p>
          <text:p text:style-name="P41">2.5.7Understanding resource files<text:tab/>28</text:p>
        </text:index-body>
      </text:table-of-content>
      <text:p text:style-name="Text_20_body"/>
      <text:list text:style-name="Outline">
        <text:list-item>
          <text:h text:style-name="P19" text:outline-level="1"><text:s/>Extensions for Zimbra Administration Console</text:h>
        </text:list-item>
      </text:list>
      <text:p text:style-name="Standard"/>
      <text:list text:style-name="Outline" text:continue-numbering="true">
        <text:list-item>
          <text:list text:continue-numbering="true">
            <text:list-item>
              <text:h text:style-name="Heading_20_2" text:outline-level="2">What is an extension for Zimbra administration console</text:h>
            </text:list-item>
          </text:list>
        </text:list-item>
      </text:list>
      <text:p text:style-name="Text_20_body">Thanks to the flexibility of JavaScript, it is possible to modify nearly every aspect of the administration console through the mechanism of extensions. The framework allows developers to add new views to the administration console, manage new data objects in the administration console, extend existing objects with new properties, and <text:s/>customize existing views. Here are some examples of what can be done through this mechanism:</text:p>
      <text:list text:style-name="WW8Num10">
        <text:list-item>
          <text:p text:style-name="P43">Integrate Zimbra with Samba and manage user and machine accounts through Zimbra administration console</text:p>
        </text:list-item>
        <text:list-item>
          <text:p text:style-name="P43">Manage SSL certificates though Zimbra administration console</text:p>
        </text:list-item>
        <text:list-item>
          <text:p text:style-name="P43">Expose Webmin, Plesk, cPanel and WHM Control Panels functionality through Zimbra administration console</text:p>
        </text:list-item>
      </text:list>
      <text:p text:style-name="Text_20_body">In this chapter I will provide examples of <text:s/>extensions to the administration console.</text:p>
      <text:list text:style-name="Outline" text:continue-numbering="true">
        <text:list-item>
          <text:list text:continue-numbering="true">
            <text:list-item>
              <text:h text:style-name="Heading_20_2" text:outline-level="2">Installing extensions</text:h>
            </text:list-item>
          </text:list>
        </text:list-item>
      </text:list>
      <text:p text:style-name="Text_20_body_20_2">Lets assume that you want to install zimbra_samba extension. <text:s/>This extension is included with ZCS 5.0 distribution package. You can install the extension using the administration console or using a zmzimletctl command.</text:p>
      <text:list text:style-name="Outline" text:continue-numbering="true">
        <text:list-item>
          <text:list text:continue-numbering="true">
            <text:list-item>
              <text:list text:continue-numbering="true">
                <text:list-item>
                  <text:h text:style-name="Heading_20_3" text:outline-level="3">Installing extensions using the administration console</text:h>
                </text:list-item>
              </text:list>
            </text:list-item>
          </text:list>
        </text:list-item>
      </text:list>
      <text:p text:style-name="Text_20_body">Log in to the administration console, navigate to Admin Extensions and click “Deploy new” button in the tool bar. Click the “Browse” button in the wizard and find the extension ZIP file (in this case zimbra_samba.zip). Click “Deploy” button in the wizard.</text:p>
      <text:list text:style-name="Outline" text:continue-numbering="true">
        <text:list-item>
          <text:list text:continue-numbering="true">
            <text:list-item>
              <text:list text:continue-numbering="true">
                <text:list-item>
                  <text:h text:style-name="Heading_20_3" text:outline-level="3">Installing extensions from command line</text:h>
                </text:list-item>
              </text:list>
            </text:list-item>
          </text:list>
        </text:list-item>
      </text:list>
      <text:p text:style-name="Text_20_body">Upload the extension ZIP file to your Zimbra server (zimbra_samba.zip is already available at <text:s/>/opt/zimbra/zimlets-admin-extra/zimrbra_samba.zip). Log in to the zimbra server box, change user to zimbra, and run zmzimletctl install command. </text:p>
      <text:p text:style-name="Code_20_2">$&gt; su zimbra</text:p>
      <text:p text:style-name="Code_20_2">$&gt; zmzimletctl install /opt/zimbra/zimlets-admin-extra/zimrbra_samba.zip</text:p>
      <text:list text:style-name="Outline" text:continue-numbering="true">
        <text:list-item>
          <text:list text:continue-numbering="true">
            <text:list-item>
              <text:h text:style-name="Heading_20_2" text:outline-level="2">Understanding the components of an extension</text:h>
            </text:list-item>
          </text:list>
        </text:list-item>
      </text:list>
      <text:p text:style-name="Text_20_body">An extension for Zimbra administration console consists of a UI component and an optional server component.</text:p>
      <text:p text:style-name="Text_20_body">The UI component consists of the following files:</text:p>
      <text:list text:style-name="L1">
        <text:list-item>
          <text:p text:style-name="P50">Extension manifest </text:p>
          <text:p text:style-name="P50">An XML file that describes the extension to the framework. The file should has the same name as the extension. I.e. for zimbra_samba extension, the XML file is zimbra_samba.xml. </text:p>
        </text:list-item>
        <text:list-item>
          <text:p text:style-name="P50"><text:soft-page-break/>Configuration template </text:p>
          <text:p text:style-name="P50">An XML file that describes configuration properties and default values.</text:p>
        </text:list-item>
        <text:list-item>
          <text:p text:style-name="P50">*.properties file with localized string constants. This file has the same nae as the extension. <text:s/>I.e. for com_zimbra_backuprestore extension's strings file is com_zimbra_backuprestore.properties.</text:p>
        </text:list-item>
        <text:list-item>
          <text:p text:style-name="P50">JavaScript files</text:p>
        </text:list-item>
      </text:list>
      <text:p text:style-name="Text_20_body">The Server component of <text:s/>the extension may follow the server extension framework, but this is not a requirement. The server component can be a server-side script, or a servlet hosted on the same or on a different server.</text:p>
      <text:list text:style-name="Outline" text:continue-numbering="true">
        <text:list-item>
          <text:list text:continue-numbering="true">
            <text:list-item>
              <text:h text:style-name="Heading_20_2" text:outline-level="2">Loading extensions</text:h>
            </text:list-item>
          </text:list>
        </text:list-item>
      </text:list>
      <text:p text:style-name="Text_20_body_20_2">Extensions are loaded by the administration console UI after user authentication. If you want to know exactly how the process works, take a look at <text:span text:style-name="T16">ZaSettings.init </text:span><text:span text:style-name="T17">method.</text:span><text:span text:style-name="T16"> </text:span></text:p>
      <text:p text:style-name="Text_20_body_20_2"><text:span text:style-name="T18">First, the framework looks for the resource file that contains localized string constants. <text:s/>The resource file is generated at runtime at /zimbraAdmin/res/</text:span><text:span text:style-name="T19">name of the extension</text:span><text:span text:style-name="T20">.js. I.e. if the extension is zimbra_samba, then the resource file will be /zimbraAdmin/res/zimbra_samba.js. We will discuss resource files later in this chapter.</text:span></text:p>
      <text:p text:style-name="P38">Next, the framework loads all the JavaScript files that are included in the extension. JavaScript files are loaded by dynamically creating <text:s/>&lt;script&gt; tags to the document. An important consequence of this method of loading extensions is that after each javaSript file is loaded, all statements in the file are executed by the browser. </text:p>
      <text:p text:style-name="Text_20_body_20_2"/>
      <text:list text:style-name="Outline" text:continue-numbering="true">
        <text:list-item>
          <text:list text:continue-numbering="true">
            <text:list-item>
              <text:h text:style-name="Heading_20_2" text:outline-level="2">Creating content of an extension</text:h>
            </text:list-item>
          </text:list>
        </text:list-item>
      </text:list>
      <text:p text:style-name="Text_20_body">In this guide, we will focus on the UI component and the most generic and common uses of the admin extension framework:</text:p>
      <text:list text:style-name="WW8Num6">
        <text:list-item>
          <text:p text:style-name="P46">adding new views </text:p>
        </text:list-item>
        <text:list-item>
          <text:p text:style-name="P46">modifying existing views</text:p>
        </text:list-item>
        <text:list-item>
          <text:p text:style-name="P46">adding data objects</text:p>
        </text:list-item>
        <text:list-item>
          <text:p text:style-name="P46">extending existing data objects</text:p>
        </text:list-item>
      </text:list>
      <text:list text:style-name="Outline" text:continue-numbering="true">
        <text:list-item>
          <text:list text:continue-numbering="true">
            <text:list-item>
              <text:list text:continue-numbering="true">
                <text:list-item>
                  <text:h text:style-name="Heading_20_3" text:outline-level="3">Adding a list view</text:h>
                </text:list-item>
              </text:list>
            </text:list-item>
          </text:list>
        </text:list-item>
      </text:list>
      <text:p text:style-name="Text_20_body">As you can see from the description of the framework, in order to add a list view to the Zimbra administration console, you need to create a list view class, and a list view controller class. Once the classes are implemented, you need a way to tell the administration console when to show the new list view. The easiest way to do this is to add a node to the navigation tree (aka Overview Panel) and show the new list view when the node is selected. </text:p>
      <text:list text:style-name="Outline" text:continue-numbering="true">
        <text:list-item>
          <text:list text:continue-numbering="true">
            <text:list-item>
              <text:list text:continue-numbering="true">
                <text:list-item>
                  <text:list text:continue-numbering="true">
                    <text:list-item>
                      <text:h text:style-name="Heading_20_4" text:outline-level="4">Creating a list view class</text:h>
                    </text:list-item>
                  </text:list>
                </text:list-item>
              </text:list>
            </text:list-item>
          </text:list>
        </text:list-item>
      </text:list>
      <text:p text:style-name="Text_20_body">Lets consider the following task for this example. We want to retrieve a list of <text:span text:style-name="T1">sambaDomain</text:span> objects from an LDAP server and show the list in the administration console. List views are described previously in details in the section List Views. Here, I will give an example of a real list view class which is used in zimbra_samba <text:s/>extension. <text:s/></text:p>
      <text:p text:style-name="P2">Code example</text:p>
      <text:p text:style-name="Code_20_2"><text:soft-page-break/><text:span text:style-name="T23">function</text:span> ZaSambaDomainListView(parent) <text:s/>{</text:p>
      <text:p text:style-name="Code_20_2"><text:span text:style-name="T23"><text:s text:c="2"/>var</text:span> className = <text:span text:style-name="T39">null</text:span>;</text:p>
      <text:p text:style-name="Code_20_2"><text:span text:style-name="T23"><text:s text:c="2"/>var</text:span> posStyle = DwtControl.ABSOLUTE_STYLE;</text:p>
      <text:p text:style-name="Code_20_2"><text:span text:style-name="T23"><text:s text:c="2"/>var</text:span> headerList = <text:span text:style-name="T26">this</text:span>._getHeaderList();</text:p>
      <text:p text:style-name="Code_20_2"><text:s text:c="2"/>ZaListView.call(<text:span text:style-name="T26">this</text:span>, parent, className, posStyle, headerList);</text:p>
      <text:p text:style-name="Code_20_2"><text:span text:style-name="T26"><text:s text:c="2"/>this</text:span>._appCtxt = <text:span text:style-name="T26">this</text:span>.shell.getData(ZaAppCtxt.LABEL);</text:p>
      <text:p text:style-name="Code_20_2"><text:span text:style-name="T26"><text:s text:c="2"/>this</text:span>.setScrollStyle(DwtControl.SCROLL);</text:p>
      <text:p text:style-name="Code_20_2">}</text:p>
      <text:p text:style-name="Code_20_2"/>
      <text:p text:style-name="Code_20_2">ZaSambaDomainListView<text:span text:style-name="T2">.</text:span><text:span text:style-name="T23">prototype</text:span> = <text:span text:style-name="T25">new </text:span>ZaListView;</text:p>
      <text:p text:style-name="Code_20_2">ZaSambaDomainListView<text:span text:style-name="T2">.</text:span><text:span text:style-name="T23">prototype</text:span>.constructor = ZaSambaDomainListView;</text:p>
      <text:p text:style-name="Code_20_2"/>
      <text:p text:style-name="Code_20_2">ZaSambaDomainListView<text:span text:style-name="T2">.</text:span><text:span text:style-name="T23">prototype</text:span>.toString = <text:span text:style-name="T23">function</text:span>() {</text:p>
      <text:p text:style-name="Code_20_2"><text:span text:style-name="T23"><text:s text:c="2"/>return</text:span> “ZaSambaDomainListView”;</text:p>
      <text:p text:style-name="Code_20_2">}</text:p>
      <text:p text:style-name="Code_20_2"/>
      <text:p text:style-name="Code_20_2">ZaSambaDomainListView<text:span text:style-name="T2">.</text:span><text:span text:style-name="T23">prototype</text:span>.getTitle = <text:span text:style-name="T23">function</text:span> () {</text:p>
      <text:p text:style-name="Code_20_2"><text:span text:style-name="T23"><text:s text:c="2"/>return</text:span> “Manage Samba Domains”;</text:p>
      <text:p text:style-name="Code_20_2">}</text:p>
      <text:p text:style-name="Code_20_2">/**</text:p>
      <text:p text:style-name="Code_20_2"><text:span text:style-name="T22">* </text:span>Renders a single item as a DIV element.</text:p>
      <text:p text:style-name="Code_20_2">*/</text:p>
      <text:p text:style-name="Code_20_2">ZaSambaDomainListView<text:span text:style-name="T2">.</text:span><text:span text:style-name="T23">prototype</text:span>._createItemHtml = </text:p>
      <text:p text:style-name="Code_20_2"><text:span text:style-name="T23">function</text:span>(object, now, isDndIcon) {</text:p>
      <text:p text:style-name="Code_20_2"><text:span text:style-name="T23"><text:s text:c="2"/>var</text:span> html = <text:span text:style-name="T25">new </text:span><text:span text:style-name="T32">Array</text:span>(50);</text:p>
      <text:p text:style-name="Code_20_2"><text:span text:style-name="T23"><text:s text:c="2"/>var</text:span> div = document.createElement(”div”);</text:p>
      <text:p text:style-name="Code_20_2"><text:s text:c="2"/>div[DwtListView._STYLE_CLASS] = “Row”;</text:p>
      <text:p text:style-name="Code_20_2"><text:s text:c="2"/>div[DwtListView._SELECTED_STYLE_CLASS] = </text:p>
      <text:p text:style-name="Code_20_2"><text:s text:c="4"/>div[DwtListView._STYLE_CLASS] + “-” + DwtCssStyle.SELECTED;</text:p>
      <text:p text:style-name="Code_20_2"><text:s text:c="2"/></text:p>
      <text:p text:style-name="Code_20_2"><text:s text:c="2"/>div.className = div[DwtListView._STYLE_CLASS];</text:p>
      <text:p text:style-name="Code_20_2"><text:span text:style-name="T26"><text:s text:c="2"/>this</text:span>.associateItemWithElement(object, div, DwtListView.TYPE_LIST_ITEM);</text:p>
      <text:p text:style-name="Code_20_2"><text:tab/></text:p>
      <text:p text:style-name="Code_20_2"><text:span text:style-name="T23"><text:s text:c="2"/>var</text:span> idx = 0;</text:p>
      <text:p text:style-name="Code_20_2"><text:s text:c="2"/>html[idx++] = “&lt;table width=’100%’ cellspacing=’2’ cellpadding=’0’&gt;”;</text:p>
      <text:p text:style-name="Code_20_2"><text:s text:c="2"/>html[idx++] = “&lt;tr&gt;”;</text:p>
      <text:p text:style-name="Code_20_2"><text:span text:style-name="T23"><text:s text:c="2"/>var</text:span> cnt = <text:span text:style-name="T26">this</text:span>._headerList.length;</text:p>
      <text:p text:style-name="Code_20_2"><text:span text:style-name="T23"><text:s text:c="2"/>for</text:span><text:span text:style-name="T15"> (</text:span><text:span text:style-name="T23">var</text:span> i = 0; i &lt; cnt; i++) {</text:p>
      <text:p text:style-name="Code_20_2"><text:span text:style-name="T23"><text:s text:c="4"/>var</text:span> id = <text:span text:style-name="T26">this</text:span>._headerList[i]._id;</text:p>
      <text:p text:style-name="Code_20_2"><text:span text:style-name="T23"><text:s text:c="4"/>if</text:span>(id.indexOf(ZaSambaDomain.A_sambaSID)==0) {</text:p>
      <text:p text:style-name="Code_20_2"><text:s text:c="6"/>// name</text:p>
      <text:p text:style-name="Code_20_2"><text:s text:c="6"/>html[idx++] = </text:p>
      <text:p text:style-name="Code_20_2"><text:s text:c="8"/>“&lt;td align=’left’ width=” + <text:span text:style-name="T26">this</text:span>._headerList[i]._width + “&gt;&lt;nobr&gt;”;</text:p>
      <text:p text:style-name="Code_20_2"><text:s text:c="4"/></text:p>
      <text:p text:style-name="Code_20_2"><text:s text:c="6"/>html[idx++] = </text:p>
      <text:p text:style-name="Code_20_2"><text:s text:c="8"/>AjxStringUtil.htmlEncode(object.attrs[ZaSambaDomain.A_sambaSID]);</text:p>
      <text:p text:style-name="Code_20_2"><text:s text:c="6"/>html[idx++] = “&lt;/nobr&gt;&lt;/td&gt;”;</text:p>
      <text:p text:style-name="Code_20_2"><text:s text:c="4"/>} <text:span text:style-name="T23">else</text:span> <text:span text:style-name="T23">if </text:span>(id.indexOf(ZaSambaDomain.A_sambaDomainName)==0) {</text:p>
      <text:p text:style-name="Code_20_2"><text:s text:c="6"/>// description</text:p>
      <text:p text:style-name="Code_20_2"><text:s text:c="6"/>html[idx++] = </text:p>
      <text:p text:style-name="Code_20_2"><text:s text:c="8"/>“&lt;td align=’left’ width=” + <text:span text:style-name="T26">this</text:span>._headerList[i]._width + “&gt;&lt;nobr&gt;”;</text:p>
      <text:p text:style-name="Code_20_2"><text:s text:c="6"/>html[idx++] = </text:p>
      <text:p text:style-name="Code_20_2"><text:s text:c="9"/>AjxStringUtil.htmlEncode(</text:p>
      <text:p text:style-name="Code_20_2"><text:s text:c="10"/>object.attrs[ZaSambaDomain.A_sambaDomainName]);</text:p>
      <text:p text:style-name="Code_20_2"/>
      <text:p text:style-name="Code_20_2"><text:s text:c="6"/>html[idx++] = “&lt;/nobr&gt;&lt;/td&gt;”;</text:p>
      <text:p text:style-name="Code_20_2"><text:s text:c="4"/>}</text:p>
      <text:p text:style-name="Code_20_2"><text:soft-page-break/><text:s text:c="4"/>html[idx++] = “&lt;/tr&gt;&lt;/table&gt;”;</text:p>
      <text:p text:style-name="Code_20_2"><text:s text:c="4"/>div.innerHTML = html.join(””);</text:p>
      <text:p text:style-name="Code_20_2"><text:span text:style-name="T23"><text:s text:c="4"/>return</text:span> div;</text:p>
      <text:p text:style-name="Code_20_2"><text:s text:c="2"/>}</text:p>
      <text:p text:style-name="P15"><text:s text:c="4"/>} <text:s text:c="3"/></text:p>
      <text:p text:style-name="Code_20_2"/>
      <text:p text:style-name="P15"><text:s text:c="4"/>ZaSambaDomainListView<text:span text:style-name="T2">.</text:span><text:span text:style-name="T23">prototype</text:span>._getHeaderList = <text:span text:style-name="T23">function</text:span>() {</text:p>
      <text:p text:style-name="P15"><text:span text:style-name="T23"><text:s text:c="6"/>var</text:span> headerList = <text:span text:style-name="T25">new</text:span><text:span text:style-name="T13"> </text:span><text:span text:style-name="T32">Array</text:span>();</text:p>
      <text:p text:style-name="P15"><text:span text:style-name="T23"><text:s text:c="6"/>var</text:span> sortable=1;</text:p>
      <text:p text:style-name="P15"><text:s text:c="6"/>headerList[0] = </text:p>
      <text:p text:style-name="P15"><text:span text:style-name="T25"><text:s text:c="8"/>new </text:span>ZaListHeaderItem(</text:p>
      <text:p text:style-name="P15"><text:s text:c="10"/>ZaSambaDomain.A_sambaDomainName, </text:p>
      <text:p text:style-name="P15"><text:s text:c="10"/>“Domain Name”, </text:p>
      <text:p text:style-name="P15"><text:span text:style-name="T39"><text:s text:c="10"/>null</text:span>, </text:p>
      <text:p text:style-name="P15"><text:s text:c="10"/>200, </text:p>
      <text:p text:style-name="P15"><text:span text:style-name="T39"><text:s text:c="10"/>null</text:span>, </text:p>
      <text:p text:style-name="P15"><text:s text:c="10"/>ZaSambaDomain.A_sambaDomainName, </text:p>
      <text:p text:style-name="P15"><text:span text:style-name="T39"><text:s text:c="10"/>true</text:span>, </text:p>
      <text:p text:style-name="P15"><text:span text:style-name="T39"><text:s text:c="10"/>true</text:span>);</text:p>
      <text:p text:style-name="Code_20_2"><text:s/></text:p>
      <text:p text:style-name="P15"><text:s text:c="6"/>headerList[1] = </text:p>
      <text:p text:style-name="Code_20_2"><text:span text:style-name="T25"><text:s text:c="3"/>new </text:span>ZaListHeaderItem(</text:p>
      <text:p text:style-name="Code_20_2"><text:s text:c="5"/>ZaSambaDomain.A_sambaSID, </text:p>
      <text:p text:style-name="Code_20_2"><text:s text:c="5"/>“sambaSID”, </text:p>
      <text:p text:style-name="Code_20_2"><text:span text:style-name="T39"><text:s text:c="5"/>null</text:span>, </text:p>
      <text:p text:style-name="Code_20_2"><text:span text:style-name="T39"><text:s text:c="5"/>null</text:span>, </text:p>
      <text:p text:style-name="Code_20_2"><text:span text:style-name="T39"><text:s text:c="5"/>null</text:span>, </text:p>
      <text:p text:style-name="Code_20_2"><text:s text:c="5"/>ZaSambaDomain.A_sambaSID,</text:p>
      <text:p text:style-name="Code_20_2"><text:s text:c="5"/><text:span text:style-name="T39">true</text:span>,</text:p>
      <text:p text:style-name="Code_20_2"><text:s text:c="5"/><text:span text:style-name="T39">true</text:span>);</text:p>
      <text:p text:style-name="P15"><text:s/><text:tab/><text:tab/></text:p>
      <text:p text:style-name="P15"><text:span text:style-name="T23"><text:s text:c="6"/>return</text:span> headerList;</text:p>
      <text:p text:style-name="P15"><text:s text:c="4"/>} <text:s text:c="3"/></text:p>
      <text:list text:style-name="Outline" text:continue-numbering="true">
        <text:list-item>
          <text:list text:continue-numbering="true">
            <text:list-item>
              <text:list text:continue-numbering="true">
                <text:list-item>
                  <text:list text:continue-numbering="true">
                    <text:list-item>
                      <text:h text:style-name="Heading_20_4" text:outline-level="4">Constructing the view object</text:h>
                    </text:list-item>
                  </text:list>
                </text:list-item>
              </text:list>
            </text:list-item>
          </text:list>
        </text:list-item>
      </text:list>
      <text:p text:style-name="Text_20_body">In most cases, the constructor of any view class will look like the constructor in this example. All the constructor does is initializing default values and calling the parent constructor. When creating a list view class, you can always use the same code for the constructor. <text:s/></text:p>
      <text:p text:style-name="Text_20_body">Next two lines after the constructor defines the inheritance of the class</text:p>
      <text:p text:style-name="P26">ZaSambaDomainListView<text:span text:style-name="T2">.</text:span><text:span text:style-name="T23">prototype</text:span> = <text:span text:style-name="T25">new </text:span>ZaListView; <text:span text:style-name="T14">ZaSambaDomainListView.</text:span><text:span text:style-name="T24">prototype</text:span><text:span text:style-name="T14">.constructor = ZaSambaDomainListView; </text:span></text:p>
      <text:p text:style-name="P30"/>
      <text:p text:style-name="P7">All list view classes must have ZaListView as their prototype. However, javascript does not have a built-in mechanism to restrict inheritance; and therefore, nothing prevents you from creating a list view class that does not have ZaListView class as a prototype. As long as the list view class correctly implements all the methods of ZaListView and DwtListView classes, it will work.</text:p>
      <text:list text:style-name="Outline" text:continue-numbering="true">
        <text:list-item>
          <text:list text:continue-numbering="true">
            <text:list-item>
              <text:list text:continue-numbering="true">
                <text:list-item>
                  <text:list text:continue-numbering="true">
                    <text:list-item>
                      <text:h text:style-name="Heading_20_4" text:outline-level="4">Setting the title of the list view</text:h>
                    </text:list-item>
                  </text:list>
                </text:list-item>
              </text:list>
            </text:list-item>
          </text:list>
        </text:list-item>
      </text:list>
      <text:p text:style-name="Text_20_body">The next method <text:span text:style-name="T9">ZaSambaDomainListView.</text:span><text:span text:style-name="T29">prototype</text:span><text:span text:style-name="T9">.getTitle</text:span><text:span text:style-name="T3"> is called by the view manager when the user switches to this list view. String returned by this method will be </text:span><text:soft-page-break/><text:span text:style-name="T3">displayed in the address area. In the screen shot below, getTitle method returned “Manage Accounts” string when I clicked on Accounts in the navigation panel.</text:span></text:p>
      <text:p text:style-name="P12"/>
      <text:p text:style-name="P12"/>
      <text:p text:style-name="P12"/>
      <text:p text:style-name="P12"/>
      <text:p text:style-name="P12"/>
      <text:p text:style-name="P12"/>
      <text:p text:style-name="P12"/>
      <text:p text:style-name="Text_20_body">The string that is returned by the getTitle method can be localized by using *.properties files.</text:p>
      <text:list text:style-name="Outline" text:continue-numbering="true">
        <text:list-item>
          <text:list text:continue-numbering="true">
            <text:list-item>
              <text:list text:continue-numbering="true">
                <text:list-item>
                  <text:list text:continue-numbering="true">
                    <text:list-item>
                      <text:h text:style-name="Heading_20_4" text:outline-level="4">Rendering list items</text:h>
                    </text:list-item>
                  </text:list>
                </text:list-item>
              </text:list>
            </text:list-item>
          </text:list>
        </text:list-item>
      </text:list>
      <text:p text:style-name="Text_20_body">The next method <text:span text:style-name="T40">ZaSambaDomainListView</text:span><text:span text:style-name="T8">.</text:span><text:span text:style-name="T28">prototype</text:span><text:span text:style-name="T40">._createItemHtml</text:span> is called by the parent class DwtListView when it renders the list. This method has to return a DIV object, which has to be created by calling <text:span text:style-name="T40">document.createElement(“div”)</text:span>. <text:span text:style-name="T40">DwtListView</text:span> calls <text:span text:style-name="T40">_createItemHtml</text:span> method for each item that has to be displayed in the list, and places DIVs returned by <text:span text:style-name="T40">_createItemHtml</text:span> on the list view. <text:s/>In order to your list look similar to other lists in the administration console, we should use the same CSS classes that are used in this example:</text:p>
      <text:p text:style-name="Code_20_2">div[DwtListView._STYLE_CLASS] = “Row”;</text:p>
      <text:p text:style-name="Code_20_2">div[DwtListView._SELECTED_STYLE_CLASS] = div[DwtListView._STYLE_CLASS] + “-” + DwtCssStyle.SELECTED;</text:p>
      <text:p text:style-name="Code_20_2">div.className = div[DwtListView._STYLE_CLASS];</text:p>
      <text:p text:style-name="Code_20_2"><text:s/></text:p>
      <text:p text:style-name="Text_20_body">That will ensure that the list looks like other lists and that selected list elements are properly highlighted.</text:p>
      <text:p text:style-name="Text_20_body">The next statement <text:s/>is important if you plan to implement actions for list elements, such as opening an object in a form view to show more details or edit, deleting an object, etc. </text:p>
      <text:p text:style-name="P10"><text:span text:style-name="T23">this</text:span>.<text:span text:style-name="T14">associateItemWithElement(object, div, DwtListView.TYPE_LIST_ITEM);</text:span> </text:p>
      <text:p text:style-name="Code_20_2">Next, in this example we iterate through <text:s/><text:span text:style-name="T29">this</text:span><text:span text:style-name="T9">._headerList</text:span><text:span text:style-name="T3"> to output each cell of the column in the row. </text:span><text:span text:style-name="T29">this</text:span><text:span text:style-name="T9">._headerList</text:span><text:span text:style-name="T3"> is defined in the next method <text:s text:c="2"/></text:span></text:p>
      <text:p text:style-name="Code_20_2"><text:span text:style-name="T9">ZaSambaDomainListView.</text:span><text:span text:style-name="T29">prototype</text:span><text:span text:style-name="T9">._getHeaderList.</text:span></text:p>
      <text:p text:style-name="P34"><text:s/></text:p>
      <text:p text:style-name="Text_20_body"><text:span text:style-name="T3">This method returns an array of <text:s/></text:span><text:span text:style-name="T9">ZaListHeaderItem</text:span><text:span text:style-name="T3"> objects which are used to create the list header and define columns in the list view. If your list view has only one column, you do not have to implement this method. </text:span></text:p>
      <text:list text:style-name="Outline" text:continue-numbering="true">
        <text:list-item>
          <text:list text:continue-numbering="true">
            <text:list-item>
              <text:list text:continue-numbering="true">
                <text:list-item>
                  <text:list text:continue-numbering="true">
                    <text:list-item>
                      <text:h text:style-name="Heading_20_4" text:outline-level="4">Creating a list view controller class</text:h>
                    </text:list-item>
                  </text:list>
                </text:list-item>
              </text:list>
            </text:list-item>
          </text:list>
        </text:list-item>
      </text:list>
      <text:p text:style-name="Text_20_body">I will continue with the same example, showing a list of sambaDomain objects. If you look at the actaual ZaSambaDomainListController class, it has more functionality then what I will describe here. For simplicity, lets narrow the scope and assume that the tool bar for this list view has only one button: “Edit”, which will open the Xform view with details of the selected sambaDomain.</text:p>
      <text:p text:style-name="Text_20_body"><text:soft-page-break/>Code example</text:p>
      <text:p text:style-name="Code_20_2"><text:span text:style-name="T26">function </text:span>ZaSambaDomainListController(appCtxt, container, app) { </text:p>
      <text:p text:style-name="Code_20_2"><text:span text:style-name="T6"><text:s text:c="2"/>ZaListViewController.call(</text:span><text:span text:style-name="T28">this</text:span><text:span text:style-name="T6">, </text:span></text:p>
      <text:p text:style-name="P29"><text:s text:c="2"/>appCtxt, </text:p>
      <text:p text:style-name="P29"><text:s text:c="2"/>container, </text:p>
      <text:p text:style-name="P29"><text:s text:c="2"/>app,</text:p>
      <text:p text:style-name="P29"><text:s text:c="2"/>”ZaSambaDomainListController”);</text:p>
      <text:p text:style-name="Code_20_2">}</text:p>
      <text:p text:style-name="Code_20_2"/>
      <text:p text:style-name="Code_20_2">ZaSambaDomainListController<text:span text:style-name="T2">.</text:span><text:span text:style-name="T23">prototype</text:span> = <text:span text:style-name="T25">new </text:span>ZaListViewController();</text:p>
      <text:p text:style-name="Code_20_2">ZaSambaDomainListController<text:span text:style-name="T2">.</text:span><text:span text:style-name="T23">prototype</text:span>.constructor = ZaSambaDomainListController;</text:p>
      <text:p text:style-name="Code_20_2">ZaController.initToolbarMethods[”ZaSambaDomainListController”] = <text:span text:style-name="T25">new</text:span><text:span text:style-name="T13"> </text:span><text:span text:style-name="T32">Array</text:span>();</text:p>
      <text:p text:style-name="Code_20_2"/>
      <text:p text:style-name="Code_20_2">ZaSambaDomainListController<text:span text:style-name="T2">.</text:span><text:span text:style-name="T23">prototype</text:span>.show = <text:span text:style-name="T6">function(list) {</text:span></text:p>
      <text:p text:style-name="Code_20_2"><text:span text:style-name="T26"><text:s text:c="2"/>if </text:span>(!<text:span text:style-name="T26">this</text:span>._UICreated) {</text:p>
      <text:p text:style-name="Code_20_2"><text:span text:style-name="T26"><text:s text:c="4"/>this</text:span>._createUI();</text:p>
      <text:p text:style-name="Code_20_2"><text:s text:c="2"/>} <text:tab/></text:p>
      <text:p text:style-name="P35"/>
      <text:p text:style-name="Code_20_2"><text:span text:style-name="T26"><text:s text:c="2"/>if</text:span> (list != <text:span text:style-name="T39">null</text:span>)</text:p>
      <text:p text:style-name="Code_20_2"><text:span text:style-name="T26"><text:s text:c="4"/>this</text:span>._contentView.set(list.getVector());</text:p>
      <text:p text:style-name="Code_20_2"/>
      <text:p text:style-name="Code_20_2"><text:span text:style-name="T26"><text:s text:c="2"/>this</text:span>._app.pushView(<text:span text:style-name="T26">this</text:span>.getContentViewId());</text:p>
      <text:p text:style-name="Code_20_2"><text:tab/></text:p>
      <text:p text:style-name="Code_20_2"><text:span text:style-name="T26"><text:s text:c="2"/>if</text:span> (list != <text:span text:style-name="T39">null</text:span>)</text:p>
      <text:p text:style-name="Code_20_2"><text:span text:style-name="T26"><text:s text:c="4"/>this</text:span>._list = list;</text:p>
      <text:p text:style-name="Code_20_2">}</text:p>
      <text:p text:style-name="Code_20_2"/>
      <text:p text:style-name="Code_20_2">ZaSambaDomainListController.initToolbarMethod = <text:span text:style-name="T26">function</text:span><text:span text:style-name="T6"> () {</text:span></text:p>
      <text:p text:style-name="Code_20_2"><text:span text:style-name="T26"><text:s text:c="2"/>this</text:span>._toolbarOperations.push(</text:p>
      <text:p text:style-name="Code_20_2"><text:span text:style-name="T25"><text:s text:c="4"/>new </text:span>ZaOperation(</text:p>
      <text:p text:style-name="Code_20_2"><text:s text:c="6"/>ZaOperation.EDIT, </text:p>
      <text:p text:style-name="Code_20_2"><text:s text:c="6"/>ZaMsg.TBB_Edit, </text:p>
      <text:p text:style-name="Code_20_2"><text:s text:c="6"/>ZaMsg.SERTBB_Edit_tt, </text:p>
      <text:p text:style-name="Code_20_2"><text:s text:c="6"/>“Properties”, </text:p>
      <text:p text:style-name="Code_20_2"><text:s text:c="6"/>“PropertiesDis”, </text:p>
      <text:p text:style-name="Code_20_2"><text:span text:style-name="T25"><text:s text:c="6"/>new </text:span>AjxListener(<text:span text:style-name="T26">this</text:span>,</text:p>
      <text:p text:style-name="Code_20_2"><text:s text:c="8"/>ZaSambaDomainListController<text:span text:style-name="T2">.</text:span><text:span text:style-name="T23">prototype</text:span>._editButtonListener)</text:p>
      <text:p text:style-name="Code_20_2"><text:s text:c="6"/>)</text:p>
      <text:p text:style-name="Code_20_2"><text:s text:c="4"/>);</text:p>
      <text:p text:style-name="Code_20_2">}</text:p>
      <text:p text:style-name="Code_20_2"/>
      <text:p text:style-name="Code_20_2">ZaController.initToolbarMethods[”ZaSambaDomainListController”].push(</text:p>
      <text:p text:style-name="Code_20_2">ZaSambaDomainListController.initToolbarMethod);</text:p>
      <text:p text:style-name="Code_20_2"/>
      <text:p text:style-name="Code_20_2">ZaSambaDomainListController<text:span text:style-name="T2">.</text:span><text:span text:style-name="T23">prototype</text:span>._createUI = <text:span text:style-name="T26">function</text:span> () { </text:p>
      <text:p text:style-name="Code_20_2"><text:span text:style-name="T27"><text:s text:c="2"/>try</text:span><text:span text:style-name="T6"> {</text:span></text:p>
      <text:p text:style-name="Code_20_2"><text:span text:style-name="T23"><text:s text:c="4"/>var</text:span> elements = <text:span text:style-name="T25">new </text:span><text:span text:style-name="T33">Object</text:span>();</text:p>
      <text:p text:style-name="Code_20_2"><text:span text:style-name="T26"><text:s text:c="4"/>this</text:span>._contentView = <text:span text:style-name="T25">new </text:span>ZaSambaDomainListView(<text:span text:style-name="T26">this</text:span>._container);</text:p>
      <text:p text:style-name="Code_20_2"><text:span text:style-name="T26"><text:s text:c="4"/>this</text:span>._initToolbar();</text:p>
      <text:p text:style-name="Code_20_2"><text:span text:style-name="T23"><text:s text:c="4"/>if(this</text:span>._toolbarOperations &amp;&amp; <text:span text:style-name="T26">this</text:span>._toolbarOperations.length) {</text:p>
      <text:p text:style-name="Code_20_2"><text:span text:style-name="T26"><text:s text:c="6"/>this</text:span>._toolbar = <text:span text:style-name="T25">new </text:span>ZaToolBar(</text:p>
      <text:p text:style-name="Code_20_2"><text:span text:style-name="T26"><text:s text:c="24"/>this</text:span>._container, </text:p>
      <text:p text:style-name="Code_20_2"><text:span text:style-name="T26"><text:s text:c="24"/>this</text:span>._toolbarOperations);</text:p>
      <text:p text:style-name="Code_20_2"><text:s text:c="6"/>elements[ZaAppViewMgr.C_TOOLBAR_TOP] = <text:span text:style-name="T26">this</text:span>._toolbar;</text:p>
      <text:p text:style-name="Code_20_2"><text:soft-page-break/><text:s text:c="4"/>}</text:p>
      <text:p text:style-name="Code_20_2"><text:tab/><text:tab/></text:p>
      <text:p text:style-name="Code_20_2"><text:s text:c="4"/>elements[ZaAppViewMgr.C_APP_CONTENT] = <text:span text:style-name="T26">this</text:span>._contentView;</text:p>
      <text:p text:style-name="Code_20_2"><text:span text:style-name="T23"><text:s text:c="4"/>var</text:span> tabParams = {</text:p>
      <text:p text:style-name="Code_20_2"><text:s text:c="6"/>openInNewTab: <text:span text:style-name="T39">false</text:span>,</text:p>
      <text:p text:style-name="Code_20_2"><text:s text:c="6"/>tabId: <text:span text:style-name="T26">this</text:span>.getContentViewId(),</text:p>
      <text:p text:style-name="Code_20_2"><text:s text:c="6"/>tab: <text:span text:style-name="T26">this</text:span>.getMainTab()</text:p>
      <text:p text:style-name="P15"><text:s text:c="9"/>}<text:tab/><text:tab/></text:p>
      <text:p text:style-name="Code_20_2"><text:span text:style-name="T26"><text:s text:c="4"/>this</text:span>._app.createView(<text:span text:style-name="T26">this</text:span>.getContentViewId(), elements,tabParams);</text:p>
      <text:p text:style-name="Code_20_2"><text:span text:style-name="T26"><text:s text:c="4"/>this</text:span>._contentView.addSelectionListener(</text:p>
      <text:p text:style-name="Code_20_2"><text:span text:style-name="T25"><text:s text:c="6"/>new </text:span>AjxListener(<text:span text:style-name="T26">this</text:span>,<text:span text:style-name="T26">this</text:span>._listSelectionListener)</text:p>
      <text:p text:style-name="Code_20_2"><text:s text:c="4"/>);</text:p>
      <text:p text:style-name="Code_20_2"><text:span text:style-name="T26"><text:s text:c="4"/>this</text:span>._contentView.addActionListener(</text:p>
      <text:p text:style-name="Code_20_2"><text:span text:style-name="T25"><text:s text:c="6"/>new </text:span>AjxListener(<text:span text:style-name="T26">this</text:span>, <text:span text:style-name="T26">this</text:span>._listActionListener)</text:p>
      <text:p text:style-name="Code_20_2"><text:s text:c="4"/>);</text:p>
      <text:p text:style-name="Code_20_2"><text:span text:style-name="T26"><text:s text:c="4"/>this</text:span>._UICreated = <text:span text:style-name="T39">true</text:span>;</text:p>
      <text:p text:style-name="Code_20_2"><text:s text:c="2"/>} <text:span text:style-name="T26">catch</text:span> (ex) {</text:p>
      <text:p text:style-name="Code_20_2"><text:span text:style-name="T26"><text:s text:c="4"/>this</text:span>._handleException(ex,</text:p>
      <text:p text:style-name="Code_20_2"><text:s text:c="6"/>“ZaSambaDomainListController<text:span text:style-name="T2">.</text:span><text:span text:style-name="T23">prototype</text:span>._createUI”, </text:p>
      <text:p text:style-name="Code_20_2"><text:span text:style-name="T39"><text:s text:c="6"/>null</text:span>, </text:p>
      <text:p text:style-name="P36"><text:s text:c="6"/>false</text:p>
      <text:p text:style-name="Code_20_2"><text:span text:style-name="T39"><text:s text:c="4"/></text:span>);</text:p>
      <text:p text:style-name="Code_20_2"><text:span text:style-name="T23"><text:s text:c="4"/>return</text:span>;</text:p>
      <text:p text:style-name="Code_20_2"><text:s text:c="2"/>}<text:tab/></text:p>
      <text:p text:style-name="Code_20_2">}</text:p>
      <text:list text:style-name="Outline" text:continue-numbering="true">
        <text:list-item>
          <text:list text:continue-numbering="true">
            <text:list-item>
              <text:list text:continue-numbering="true">
                <text:list-item>
                  <text:list text:continue-numbering="true">
                    <text:list-item>
                      <text:h text:style-name="Heading_20_4" text:outline-level="4">Constructing a list view controller object</text:h>
                    </text:list-item>
                  </text:list>
                </text:list-item>
              </text:list>
            </text:list-item>
          </text:list>
        </text:list-item>
      </text:list>
      <text:p text:style-name="Text_20_body">The constructor is very simple, it has only one statement, which is to tall the parent constructor. Following the constructor are two statements that implement inheritance in JavaScript. The following statement is necessary only if you want your view to have a tool bar. </text:p>
      <text:list text:style-name="Outline" text:continue-numbering="true">
        <text:list-item>
          <text:list text:continue-numbering="true">
            <text:list-item>
              <text:list text:continue-numbering="true">
                <text:list-item>
                  <text:list text:continue-numbering="true">
                    <text:list-item>
                      <text:h text:style-name="Heading_20_4" text:outline-level="4">Creating contents of a list view</text:h>
                    </text:list-item>
                  </text:list>
                </text:list-item>
              </text:list>
            </text:list-item>
          </text:list>
        </text:list-item>
      </text:list>
      <text:p text:style-name="Text_20_body">Method <text:span text:style-name="T7">ZaSambaDomainListController.</text:span><text:span text:style-name="T28">prototype</text:span><text:span text:style-name="T7">._createUI</text:span><text:span text:style-name="T6"> </text:span><text:span text:style-name="T10">instantiates elements of the UI: tool bar and list view. After being instantiated, these elements are assigned to the main application controller which takes care of the layout</text:span></text:p>
      <text:p text:style-name="Code_20_2"><text:span text:style-name="T26">this</text:span>._app.createView(<text:span text:style-name="T28">this </text:span>.getContentViewId(), elements,tabParams); </text:p>
      <text:p text:style-name="Code_20_2"/>
      <text:p text:style-name="P2"><text:span text:style-name="T4">Object elements is a map where keys correspond to a predefined position of the element on the screen: <text:s/></text:span><text:span text:style-name="T7">ZaAppViewMgr.C_APP_CONTENT</text:span><text:span text:style-name="T6"> </text:span><text:span text:style-name="T4">for the main content area and </text:span><text:span text:style-name="T7">ZaAppViewMgr.C_TOOLBAR_TOP</text:span><text:span text:style-name="T6"> </text:span><text:span text:style-name="T4">for the tool bar area. When we call <text:s/></text:span><text:span text:style-name="T30">this</text:span><text:span text:style-name="T4">.</text:span><text:span text:style-name="T7">_app.createView </text:span><text:span text:style-name="T4">method, layout manager arranges the elements on the screen according to the application skin.</text:span></text:p>
      <text:list text:style-name="Outline" text:continue-numbering="true">
        <text:list-item>
          <text:list text:continue-numbering="true">
            <text:list-item>
              <text:list text:continue-numbering="true">
                <text:list-item>
                  <text:list text:continue-numbering="true">
                    <text:list-item>
                      <text:h text:style-name="Heading_20_4" text:outline-level="4">Showing the list view</text:h>
                    </text:list-item>
                  </text:list>
                </text:list-item>
              </text:list>
            </text:list-item>
          </text:list>
        </text:list-item>
      </text:list>
      <text:p text:style-name="Text_20_body"><text:span text:style-name="T1">Next method is </text:span>ZaSambaDomainListController<text:span text:style-name="T2">.</text:span><text:span text:style-name="T23">prototype</text:span>.show.<text:span text:style-name="T21"> </text:span><text:span text:style-name="T1">As the name suggests, this method is responsible for showing the view. The only argument that this method takes is the data object. There are no restrictions to what the data object is. In this case, it is an instance of ZaList. This statement </text:span><text:span text:style-name="T30">this</text:span><text:span text:style-name="T1">.</text:span>_contentView.set(list.getVector());<text:span text:style-name="T1"> passes the data to the instance of the list view class. The following statement </text:span><text:span text:style-name="T30">this</text:span><text:span text:style-name="T1">.</text:span>_app.pushView(<text:span text:style-name="T26">this</text:span>.getContentViewId());<text:span text:style-name="T21"> </text:span><text:soft-page-break/><text:span text:style-name="T1">calls the main application controller's method “pushView” to push the DIV that contains this view to the top of the stack of divs that contain views, which makes the view visible. <text:s/></text:span></text:p>
      <text:list text:style-name="Outline" text:continue-numbering="true">
        <text:list-item>
          <text:list text:continue-numbering="true">
            <text:list-item>
              <text:list text:continue-numbering="true">
                <text:list-item>
                  <text:list text:continue-numbering="true">
                    <text:list-item>
                      <text:h text:style-name="Heading_20_4" text:outline-level="4">Defining a tool bar for a list view</text:h>
                    </text:list-item>
                  </text:list>
                </text:list-item>
              </text:list>
            </text:list-item>
          </text:list>
        </text:list-item>
      </text:list>
      <text:p text:style-name="Code_20_2">ZaController.initToolbarMethods[”ZaSambaDomainListController”] = <text:span text:style-name="T25">new</text:span><text:span text:style-name="T13"> </text:span><text:span text:style-name="T32">Array</text:span>();</text:p>
      <text:p text:style-name="Code_20_2"/>
      <text:p text:style-name="Text_20_body">This statement initializes the array of method references in ZaController.initToolbarMethods map with the key that corresponds to this controller class. The key should be the same value that we passed to the parent constructor call in the constructor.</text:p>
      <text:p text:style-name="Text_20_body"><text:span text:style-name="T1">A tool bar is created by the </text:span><text:span text:style-name="T40">ZaController</text:span><text:span text:style-name="T8">.</text:span><text:span text:style-name="T28">prototype</text:span><text:span text:style-name="T40">._initToolbar </text:span><text:span text:style-name="T1">method based on the </text:span><text:span text:style-name="T30">this</text:span><text:span text:style-name="T1">.</text:span><text:span text:style-name="T7">_toolbarOperations</text:span><text:span text:style-name="T4"> array. The array consists of </text:span><text:span text:style-name="T7">ZaOperation</text:span><text:span text:style-name="T6"> </text:span><text:span text:style-name="T12">objects. Each </text:span><text:span text:style-name="T7">ZaOperation</text:span><text:span text:style-name="T12"> object describes one button in a tool bar. </text:span></text:p>
      <text:p text:style-name="P9">Code example</text:p>
      <text:p text:style-name="Code_20_2"><text:span text:style-name="T26">this</text:span>._toolbarOperations.push(</text:p>
      <text:p text:style-name="Code_20_2"><text:span text:style-name="T25"><text:s text:c="4"/>new </text:span>ZaOperation(</text:p>
      <text:p text:style-name="Code_20_2"><text:s text:c="4"/>ZaOperation.EDIT,</text:p>
      <text:p text:style-name="Code_20_2"><text:s text:c="4"/>ZaMsg.TBB_Edit,</text:p>
      <text:p text:style-name="Code_20_2"><text:s text:c="4"/>ZaMsg.SERTBB_Edit_tt,</text:p>
      <text:p text:style-name="Code_20_2"><text:s text:c="4"/><text:span text:style-name="T6">“Properties”,</text:span></text:p>
      <text:p text:style-name="Code_20_2"><text:s text:c="4"/>“PropertiesDis”,</text:p>
      <text:p text:style-name="Code_20_2"><text:span text:style-name="T25"><text:s text:c="4"/>new </text:span>AjxListener(<text:span text:style-name="T26">this</text:span>,</text:p>
      <text:p text:style-name="Code_20_2"><text:s text:c="6"/>ZaSambaDomainListController<text:span text:style-name="T2">.</text:span><text:span text:style-name="T23">prototype</text:span>._editButtonListener)</text:p>
      <text:p text:style-name="Code_20_2"><text:s text:c="4"/>)</text:p>
      <text:p text:style-name="Code_20_2">); <text:s/></text:p>
      <text:p text:style-name="Text_20_body"><text:span text:style-name="T7">ZaController.</text:span><text:span text:style-name="T28">prototype</text:span><text:span text:style-name="T7">._initToolbar</text:span><text:span text:style-name="T6"> </text:span><text:span text:style-name="T12">calls methods referenced in </text:span><text:span text:style-name="T7">ZaController.initToolbarMethods["ZaSambaDomainListController"] </text:span>array. In this example we add a reference to <text:span text:style-name="T7">ZaSambaDomainListController.initToolbarMethod</text:span><text:span text:style-name="T6"> </text:span>method to this array.</text:p>
      <text:list text:style-name="Outline" text:continue-numbering="true">
        <text:list-item>
          <text:list text:continue-numbering="true">
            <text:list-item>
              <text:list text:continue-numbering="true">
                <text:list-item>
                  <text:h text:style-name="Heading_20_3" text:outline-level="3">Registering the list view controller</text:h>
                </text:list-item>
              </text:list>
            </text:list-item>
          </text:list>
        </text:list-item>
      </text:list>
      <text:p text:style-name="Text_20_body">Before we add a handle to the new view to the navigation panel, we need to register the new controller with the main application controller (ZaApp). This can be done by adding a getter method to ZaApp class.</text:p>
      <text:p text:style-name="Text_20_body">Code example</text:p>
      <text:p text:style-name="Code_20_2">ZaZimbraAdmin._SAMBA_DOMAIN_LIST = ZaZimbraAdmin.VIEW_INDEX++;</text:p>
      <text:p text:style-name="Code_20_2"/>
      <text:p text:style-name="P15"><text:s text:c="5"/>ZaApp.<text:span text:style-name="T23">prototype</text:span>.getSambaDomainListController = <text:span text:style-name="T23">function</text:span><text:span text:style-name="T2">() {</text:span></text:p>
      <text:p text:style-name="Code_20_2"><text:span text:style-name="T23"><text:s text:c="2"/>if</text:span><text:span text:style-name="T2"> (</text:span><text:span text:style-name="T23">this</text:span><text:span text:style-name="T2">._controllers[ZaZimbraAdmin._SAMBA_DOMAIN_LIST] == </text:span><text:span text:style-name="T39">null</text:span><text:span text:style-name="T2">) {</text:span></text:p>
      <text:p text:style-name="Code_20_2"><text:span text:style-name="T15"><text:s text:c="4"/></text:span><text:span text:style-name="T23">this</text:span><text:span text:style-name="T2">._controllers[ZaZimbraAdmin._SAMBA_DOMAIN_LIST] = </text:span></text:p>
      <text:p text:style-name="Code_20_2"><text:span text:style-name="T15"><text:s text:c="6"/></text:span><text:span text:style-name="T23">new</text:span><text:span text:style-name="T2"> ZaSambaDomainListController(</text:span></text:p>
      <text:p text:style-name="Code_20_2"><text:span text:style-name="T15"><text:s text:c="8"/></text:span><text:span text:style-name="T23">this</text:span><text:span text:style-name="T2">._appCtxt, </text:span></text:p>
      <text:p text:style-name="Code_20_2"><text:span text:style-name="T15"><text:s text:c="8"/></text:span><text:span text:style-name="T23">this</text:span><text:span text:style-name="T2">._container, </text:span></text:p>
      <text:p text:style-name="Code_20_2"><text:span text:style-name="T15"><text:s text:c="8"/></text:span><text:span text:style-name="T23">this</text:span></text:p>
      <text:p text:style-name="P15"><text:span text:style-name="T23"><text:s text:c="9"/></text:span><text:span text:style-name="T2">);</text:span></text:p>
      <text:p text:style-name="Code_20_2"><text:s text:c="2"/>}</text:p>
      <text:p text:style-name="Code_20_2"><text:span text:style-name="T15"><text:s text:c="2"/></text:span><text:span text:style-name="T23">return</text:span><text:span text:style-name="T2"> </text:span><text:span text:style-name="T23">this</text:span><text:span text:style-name="T2">._controllers[ZaZimbraAdmin._SAMBA_DOMAIN_LIST];</text:span></text:p>
      <text:p text:style-name="Code_20_2">}</text:p>
      <text:p text:style-name="Code_20_2"/>
      <text:p text:style-name="Text_20_body"><text:soft-page-break/>A global constant <text:span text:style-name="T40">ZaZimbraAdmin.VIEW_INDEX</text:span> is a counter that keeps track of how many view controller classes exist in the application.</text:p>
      <text:p text:style-name="Text_20_body">In ZCS 5.0 all list view controllers are singletons, although this design pattern is not enforced by the framework and will be hard (if at all possible) to enforce in JavaScript. Therefore, instead of usual implementation of singleton pattern, where we would have a private constructor and a getInstance method, we let <text:s/>ZaApp.<text:span text:style-name="T23">prototype</text:span>.getSambaDomainListController method take care of maintaining only one instance of the controller class. All other objects should use this method to access the list view controller.</text:p>
      <text:list text:style-name="Outline" text:continue-numbering="true">
        <text:list-item>
          <text:list text:continue-numbering="true">
            <text:list-item>
              <text:list text:continue-numbering="true">
                <text:list-item>
                  <text:h text:style-name="Heading_20_3" text:outline-level="3">Adding A Node to The Navigation Panel</text:h>
                </text:list-item>
              </text:list>
            </text:list-item>
          </text:list>
        </text:list-item>
      </text:list>
      <text:p text:style-name="Text_20_body">ZaOverviewPanelController class has API hooks similar to ZaModel, ZaController, and ZaTabView classes. Adding a node to the navigation panel is done in two steps. First, <text:s text:c="2"/>implement a method which will takes the navigation tree object as an argument and adds the new node to the tree. Second, add a reference to this method to <text:span text:style-name="T3">ZaOverviewPanelController.treeModifiers array. In this example, we want to add a single node which will trigger the new list view described earlier.</text:span></text:p>
      <text:p text:style-name="P7">Code example</text:p>
      <text:p text:style-name="P27">Zambra.ovTreeModifier = <text:span text:style-name="T23">function</text:span> (tree) { <text:s text:c="2"/></text:p>
      <text:p text:style-name="P27"><text:span text:style-name="T23"><text:s text:c="2"/>if</text:span>(<text:span text:style-name="T11">ZaSettings.SYSTEM_CONFIG_ENABLED) { </text:span></text:p>
      <text:p text:style-name="P27"><text:span text:style-name="T11"><text:s text:c="4"/></text:span><text:span text:style-name="T24">this</text:span><text:span text:style-name="T11">._sambaTi = </text:span><text:span text:style-name="T24">new </text:span><text:span text:style-name="T11">DwtTreeItem(</text:span><text:span text:style-name="T24">this</text:span><text:span text:style-name="T11">._configTi); <text:s text:c="2"/></text:span></text:p>
      <text:p text:style-name="P27"><text:span text:style-name="T11"><text:s text:c="4"/></text:span><text:span text:style-name="T24">this</text:span><text:span text:style-name="T11">._sambaTi.setText(”Samba Domains”); </text:span></text:p>
      <text:p text:style-name="P27"><text:span text:style-name="T24"><text:s text:c="4"/>this</text:span><text:span text:style-name="T11">._sambaTi.setImage(”ZimbraIcon”);</text:span></text:p>
      <text:p text:style-name="P27"><text:span text:style-name="T23"><text:s text:c="4"/>this</text:span>._sambaTi.setData(</text:p>
      <text:p text:style-name="P27"><text:s text:c="6"/>ZaOverviewPanelController._TID, </text:p>
      <text:p text:style-name="P27"><text:s text:c="6"/>ZaZimbraAdmin._SAMBA_DOMAIN_LIST</text:p>
      <text:p text:style-name="P27"><text:s text:c="4"/>);</text:p>
      <text:p text:style-name="P27"/>
      <text:p text:style-name="P27"><text:span text:style-name="T23"><text:s text:c="4"/>if</text:span>(ZaOverviewPanelController.overviewTreeListeners) {</text:p>
      <text:p text:style-name="P27"><text:s text:c="6"/>ZaOverviewPanelController.overviewTreeListeners[ZaZimbraAdmin._SAMBA_DOMAIN_LIST] = Zambra.sambaDomainListTreeListener;</text:p>
      <text:p text:style-name="P17"><text:s text:c="9"/>}</text:p>
      <text:p text:style-name="P17"><text:s text:c="7"/>}</text:p>
      <text:p text:style-name="P27">}</text:p>
      <text:p text:style-name="P27"/>
      <text:p text:style-name="P27"><text:span text:style-name="T23">if</text:span>(ZaOverviewPanelController.treeModifiers)</text:p>
      <text:p text:style-name="P27"><text:s text:c="2"/>ZaOverviewPanelController.treeModifiers.push(Zambra.ovTreeModifier);</text:p>
      <text:p text:style-name="P27"/>
      <text:p text:style-name="P27">Zambra.sambaDomainListTreeListener = function (ev) { <text:s/></text:p>
      <text:p text:style-name="P27"><text:span text:style-name="T24"><text:s text:c="2"/>if</text:span><text:span text:style-name="T11">(</text:span><text:span text:style-name="T24">this</text:span><text:span text:style-name="T11">._app.getCurrentController()) {</text:span></text:p>
      <text:p text:style-name="P27"><text:span text:style-name="T23"><text:s text:c="4"/>this</text:span>._app.getCurrentController().switchToNextView(</text:p>
      <text:p text:style-name="P27"><text:span text:style-name="T23"><text:s text:c="6"/>this</text:span>._app.getSambaDomainListController(),</text:p>
      <text:p text:style-name="P27"><text:s text:c="6"/>ZaSambaDomainListController<text:span text:style-name="T2">.</text:span><text:span text:style-name="T23">prototype</text:span>.show, </text:p>
      <text:p text:style-name="P27"><text:s text:c="6"/>ZaSambaDomain.getAll(<text:span text:style-name="T23">this </text:span>._app)</text:p>
      <text:p text:style-name="P27"><text:s text:c="4"/>);</text:p>
      <text:p text:style-name="P27"><text:s text:c="2"/>} <text:span text:style-name="T23">else</text:span> {</text:p>
      <text:p text:style-name="P27"><text:s text:c="4"/><text:span text:style-name="T23">this</text:span>.<text:span text:style-name="T11">_app.getSambaDomainListController().show(</text:span></text:p>
      <text:p text:style-name="P27"><text:span text:style-name="T11"><text:s text:c="6"/>ZaSambaDomain.getAll(</text:span><text:span text:style-name="T24">this </text:span><text:span text:style-name="T11">._app)</text:span></text:p>
      <text:p text:style-name="P31"><text:s text:c="4"/>);</text:p>
      <text:p text:style-name="P27"><text:s text:c="2"/>}</text:p>
      <text:p text:style-name="P27">}</text:p>
      <text:list text:style-name="Outline" text:continue-numbering="true">
        <text:list-item>
          <text:list text:continue-numbering="true">
            <text:list-item>
              <text:list text:continue-numbering="true">
                <text:list-item>
                  <text:h text:style-name="Heading_20_3" text:outline-level="3"><text:soft-page-break/>Adding a new tab to an existing form view</text:h>
                </text:list-item>
              </text:list>
            </text:list-item>
          </text:list>
        </text:list-item>
      </text:list>
      <text:p text:style-name="Text_20_body">Adding a tab to an existing form view is the easiest task in creating an extension. All you needto do is to define the form elements for the new tab and add the tab to the tab bar. Following is a code snippet from zimbra_posixaccount extension that adds a tab to the Account view.</text:p>
      <text:p text:style-name="Text_20_body">Code example</text:p>
      <text:p text:style-name="Code"><text:span text:style-name="T23">if</text:span>(ZaTabView.XformModifiers[”ZaAccountXFormView”]) {</text:p>
      <text:p text:style-name="Code"><text:s text:c="2"/><text:span text:style-name="T10">zimbra_posixaccount.AccountXFormModifier = </text:span><text:span text:style-name="T26">function</text:span><text:span text:style-name="T10"> (xFormObject) {</text:span></text:p>
      <text:p text:style-name="Code"><text:s text:c="4"/>/* find the SWITCH element which is the parent element for all tabs */</text:p>
      <text:p text:style-name="Code"><text:span text:style-name="T23"><text:s text:c="4"/>var</text:span> cnt = xFormObject.items.length;</text:p>
      <text:p text:style-name="Code"><text:span text:style-name="T23"><text:s text:c="4"/>var</text:span> i = 0;</text:p>
      <text:p text:style-name="Code"><text:span text:style-name="T23"><text:s text:c="4"/>for</text:span><text:span text:style-name="T15"> (</text:span>i = 0; i &lt;cnt; i++) {</text:p>
      <text:p text:style-name="Code"><text:span text:style-name="T23"><text:s text:c="6"/>if</text:span>(xFormObject.items[i].type==”switch”)</text:p>
      <text:p text:style-name="Code"><text:s text:c="8"/>break; //index i now points to the SWITCH element</text:p>
      <text:p text:style-name="P13"><text:s text:c="11"/>}</text:p>
      <text:p text:style-name="Code"><text:s text:c="6"/>//find the index of the next tab</text:p>
      <text:p text:style-name="Code"><text:span text:style-name="T23"><text:s text:c="6"/>var</text:span> posixTabIx = ++<text:span text:style-name="T26">this</text:span>.TAB_INDEX;</text:p>
      <text:p text:style-name="Code"><text:s text:c="6"/>//tab bar is the element with index 1</text:p>
      <text:p text:style-name="Code"><text:span text:style-name="T23"><text:s text:c="6"/>var</text:span> tabBar = xFormObject.items[1];</text:p>
      <text:p text:style-name="Code"><text:s text:c="6"/>//add the new tab button to the tab bar</text:p>
      <text:p text:style-name="Code"><text:s text:c="6"/>tabBar.choices.push({value:posixTabIx, label:”Posix Account”});</text:p>
      <text:p text:style-name="Code"><text:s text:c="6"/>//define meta data for new form elements</text:p>
      <text:p text:style-name="Code"><text:span text:style-name="T23"><text:s text:c="6"/>var</text:span> posixAccountTab = {</text:p>
      <text:p text:style-name="Code"><text:s text:c="8"/>type:_ZATABCASE_, numCols:1,</text:p>
      <text:p text:style-name="Code"><text:s text:c="8"/>relevant:(”instance[ZaModel.currentTab] == “ + posixTabIx),</text:p>
      <text:p text:style-name="Code"><text:s text:c="8"/>items: [</text:p>
      <text:p text:style-name="P13"><text:s text:c="15"/>{type:_ZAGROUP_,</text:p>
      <text:p text:style-name="Code"><text:s text:c="12"/>items:[</text:p>
      <text:p text:style-name="Code"><text:s text:c="13"/>{ref:ZaPosixAccount.A_gidNumber, </text:p>
      <text:p text:style-name="Code"><text:s text:c="15"/>type:_OSELECT1_, editable:<text:span text:style-name="T39">false</text:span>,</text:p>
      <text:p text:style-name="Code"><text:s text:c="15"/>choices:<text:span text:style-name="T26">this</text:span>._app.getPosixGroupIdListChoices(<text:span text:style-name="T39">true</text:span>), </text:p>
      <text:p text:style-name="Code"><text:s text:c="15"/>msgName:”Posix group”,</text:p>
      <text:p text:style-name="Code"><text:s text:c="15"/>label:”Posix group”, </text:p>
      <text:p text:style-name="Code"><text:s text:c="15"/>labelLocation:_LEFT_, </text:p>
      <text:p text:style-name="Code"><text:s text:c="15"/>onChange:ZaTabView.onFormFieldChanged},</text:p>
      <text:p text:style-name="Code"><text:s text:c="13"/></text:p>
      <text:p text:style-name="Code"><text:s text:c="13"/>{ref:ZaPosixAccount.A_gidNumber, </text:p>
      <text:p text:style-name="Code"><text:s text:c="15"/>type:_TEXTFIELD_, </text:p>
      <text:p text:style-name="Code"><text:s text:c="15"/>msgName:ZaPosixAccount.A_gidNumber,</text:p>
      <text:p text:style-name="Code"><text:s text:c="15"/>label:ZaPosixAccount.A_gidNumber, </text:p>
      <text:p text:style-name="Code"><text:s text:c="15"/>labelLocation:_LEFT_, </text:p>
      <text:p text:style-name="Code"><text:s text:c="15"/>onChange:ZaTabView.onFormFieldChanged, <text:s text:c="11"/></text:p>
      <text:p text:style-name="Code"><text:s text:c="15"/>cssClass:”admin_xform_number_input”},</text:p>
      <text:p text:style-name="Code"><text:s text:c="13"/></text:p>
      <text:p text:style-name="Code"><text:s text:c="13"/>{ref:ZaPosixAccount.A_uidNumber, </text:p>
      <text:p text:style-name="Code"><text:s text:c="15"/>type:_TEXTFIELD_, </text:p>
      <text:p text:style-name="Code"><text:s text:c="15"/>msgName:ZaPosixAccount.A_uidNumber,</text:p>
      <text:p text:style-name="Code"><text:s text:c="15"/>label:ZaPosixAccount.A_uidNumber, </text:p>
      <text:p text:style-name="Code"><text:s text:c="15"/>labelLocation:_LEFT_, </text:p>
      <text:p text:style-name="Code"><text:s text:c="15"/>onChange:ZaTabView.onFormFieldChanged, <text:s/></text:p>
      <text:p text:style-name="Code"><text:s text:c="15"/>cssClass:”admin_xform_number_input”},</text:p>
      <text:p text:style-name="Code"><text:s text:c="13"/></text:p>
      <text:p text:style-name="Code"><text:s text:c="13"/>{ref:ZaPosixAccount.A_homeDirectory, </text:p>
      <text:p text:style-name="Code"><text:s text:c="15"/>type:_TEXTFIELD_, </text:p>
      <text:p text:style-name="Code"><text:soft-page-break/><text:s text:c="15"/>msgName:ZaPosixAccount.A_homeDirectory,</text:p>
      <text:p text:style-name="Code"><text:s text:c="15"/>label:ZaPosixAccount.A_homeDirectory, </text:p>
      <text:p text:style-name="Code"><text:s text:c="15"/>labelLocation:_LEFT_, </text:p>
      <text:p text:style-name="Code"><text:s text:c="15"/>onChange:ZaTabView.onFormFieldChanged, </text:p>
      <text:p text:style-name="Code"><text:s text:c="15"/>width:250},</text:p>
      <text:p text:style-name="Code"/>
      <text:p text:style-name="Code"><text:s text:c="12"/>{ref:ZaPosixAccount.A_loginShell, </text:p>
      <text:p text:style-name="Code"><text:s text:c="14"/>type:_TEXTFIELD_, msgName:ZaPosixAccount.A_loginShell,</text:p>
      <text:p text:style-name="Code"><text:s text:c="14"/>label:ZaPosixAccount.A_loginShell, </text:p>
      <text:p text:style-name="Code"><text:s text:c="14"/>labelLocation:_LEFT_, </text:p>
      <text:p text:style-name="Code"><text:s text:c="14"/>onChange:ZaTabView.onFormFieldChanged, </text:p>
      <text:p text:style-name="Code"><text:s text:c="14"/>width:250}</text:p>
      <text:p text:style-name="P13"><text:s text:c="14"/>] <text:s/></text:p>
      <text:p text:style-name="P13"><text:s text:c="12"/>}<text:tab/></text:p>
      <text:p text:style-name="P13"><text:s text:c="10"/>]</text:p>
      <text:p text:style-name="P13"><text:s text:c="8"/>};</text:p>
      <text:p text:style-name="Code"><text:s text:c="4"/></text:p>
      <text:p text:style-name="Code"><text:s text:c="4"/>//add the new tab to the list of tabs</text:p>
      <text:p text:style-name="Code"><text:s text:c="3"/>xFormObject.items[i].items.push(posixAccountTab);</text:p>
      <text:p text:style-name="P13"><text:s text:c="6"/>}</text:p>
      <text:p text:style-name="Code"><text:s text:c="3"/></text:p>
      <text:p text:style-name="Code"><text:s text:c="2"/>ZaTabView.XformModifiers[”ZaAccountXFormView”].push(</text:p>
      <text:p text:style-name="Code"><text:s text:c="4"/>zimbra_posixaccount.AccountXFormModifier</text:p>
      <text:p text:style-name="Code"><text:s text:c="2"/>);</text:p>
      <text:p text:style-name="Code">}</text:p>
      <text:p text:style-name="Code"/>
      <text:p text:style-name="Text_20_body">First, we define a modifier function </text:p>
      <text:p text:style-name="Code">zimbra_posixaccount.AccountXFormModifier = function (xFormObject)</text:p>
      <text:p text:style-name="Text_20_body"/>
      <text:p text:style-name="Text_20_body">which will add new form elements to the existing form. Then we add the reference to the new modifier function to the array of modifier references for the Account view</text:p>
      <text:p text:style-name="Code">ZaTabView.XformModifiers[”ZaAccountXFormView”].push(zimbra_posixaccount.AccountXFormModifier);</text:p>
      <text:p text:style-name="Code"/>
      <text:p text:style-name="Text_20_body">When the Account view is instantiated, all functions referenced in this array will be called. </text:p>
      <text:p text:style-name="Text_20_body">The argument of the modifier function is an object that contains meta data for the XForm. The object is being passed to each modifier method. </text:p>
      <text:list text:style-name="Outline" text:continue-numbering="true">
        <text:list-item>
          <text:list text:continue-numbering="true">
            <text:list-item>
              <text:list text:continue-numbering="true">
                <text:list-item>
                  <text:h text:style-name="P1" text:outline-level="3">Adding a Form View</text:h>
                </text:list-item>
              </text:list>
            </text:list-item>
          </text:list>
        </text:list-item>
      </text:list>
      <text:p text:style-name="Text_20_body">Adding a form view is similar to adding a list view. You need to create a form view controller class, and a form view class, and then connect the form view controller either to a navigation tree or to a list view controller.</text:p>
      <text:list text:style-name="Outline" text:continue-numbering="true">
        <text:list-item>
          <text:list text:continue-numbering="true">
            <text:list-item>
              <text:list text:continue-numbering="true">
                <text:list-item>
                  <text:list text:continue-numbering="true">
                    <text:list-item>
                      <text:h text:style-name="Heading_20_4" text:outline-level="4">Creating a form view class</text:h>
                    </text:list-item>
                  </text:list>
                </text:list-item>
              </text:list>
            </text:list-item>
          </text:list>
        </text:list-item>
      </text:list>
      <text:p text:style-name="Text_20_body">Following the same example, we will create a form view class for displaying and editing a sambaDomain object.</text:p>
      <text:p text:style-name="Code"><text:span text:style-name="T23">function</text:span><text:span text:style-name="T2"> ZaSambaDomainXFormView (</text:span><text:span text:style-name="T31">parent</text:span><text:span text:style-name="T2">, app) {</text:span></text:p>
      <text:p text:style-name="Code"><text:span text:style-name="T2"><text:s text:c="2"/>ZaTabView.call(</text:span><text:span text:style-name="T26">this</text:span><text:span text:style-name="T2">, </text:span><text:span text:style-name="T31">parent</text:span><text:span text:style-name="T2">, app,</text:span><text:span text:style-name="T34">"ZaSambaDomainXFormView"</text:span><text:span text:style-name="T2">);<text:tab/></text:span></text:p>
      <text:p text:style-name="Code"><text:span text:style-name="T23"><text:s text:c="2"/></text:span><text:span text:style-name="T26">this</text:span><text:span text:style-name="T23">.</text:span><text:span text:style-name="T2">initForm(ZaSambaDomain.myXModel,</text:span><text:span text:style-name="T26">this</text:span><text:span text:style-name="T2">.getMyXForm());</text:span></text:p>
      <text:p text:style-name="Code"><text:span text:style-name="T23"><text:s text:c="2"/></text:span><text:span text:style-name="T26">this</text:span><text:span text:style-name="T23">.</text:span><text:span text:style-name="T2">_localXForm.setController(</text:span><text:span text:style-name="T26">this</text:span><text:span text:style-name="T2">._app);</text:span></text:p>
      <text:p text:style-name="Code">}</text:p>
      <text:p text:style-name="Code"><text:soft-page-break/></text:p>
      <text:p text:style-name="Code"><text:span text:style-name="T2">ZaSambaDomainXFormView</text:span><text:span text:style-name="T15">.</text:span><text:span text:style-name="T23">prototype</text:span><text:span text:style-name="T2"> = </text:span><text:span text:style-name="T25">new </text:span><text:span text:style-name="T2">ZaTabView();</text:span></text:p>
      <text:p text:style-name="Code"><text:span text:style-name="T2">ZaSambaDomainXFormView</text:span><text:span text:style-name="T15">.</text:span><text:span text:style-name="T23">prototype</text:span><text:span text:style-name="T2">.</text:span><text:span text:style-name="T31">constructor</text:span><text:span text:style-name="T2"> = ZaSambaDomainXFormView;</text:span></text:p>
      <text:p text:style-name="Code"><text:span text:style-name="T2">ZaTabView.XFormModifiers[</text:span><text:span text:style-name="T34">"ZaSambaDomainXFormView"</text:span><text:span text:style-name="T2">] = </text:span><text:span text:style-name="T25">new</text:span><text:span text:style-name="T13"> </text:span><text:span text:style-name="T32">Array</text:span><text:span text:style-name="T2">();</text:span></text:p>
      <text:p text:style-name="Code"/>
      <text:p text:style-name="Code"/>
      <text:p text:style-name="Code"><text:span text:style-name="T2">ZaSambaDomainXFormView</text:span><text:span text:style-name="T15">.</text:span><text:span text:style-name="T23">prototype</text:span><text:span text:style-name="T2">.setObject = </text:span></text:p>
      <text:p text:style-name="Code"><text:span text:style-name="T23">function</text:span><text:span text:style-name="T2"> (entry) {</text:span></text:p>
      <text:p text:style-name="Code"><text:span text:style-name="T23"><text:s text:c="2"/></text:span><text:span text:style-name="T26">this</text:span><text:span text:style-name="T23">.</text:span><text:span text:style-name="T2">_containedObject = </text:span><text:span text:style-name="T25">new </text:span><text:span text:style-name="T2">ZaSambaDomain(</text:span><text:span text:style-name="T26">this</text:span><text:span text:style-name="T2">._app);</text:span></text:p>
      <text:p text:style-name="Code"><text:span text:style-name="T15"><text:s text:c="2"/></text:span><text:span text:style-name="T26">this</text:span><text:span text:style-name="T15">.</text:span><text:span text:style-name="T2">_containedObject.attrs = </text:span><text:span text:style-name="T23">new</text:span><text:span text:style-name="T2"> </text:span><text:span text:style-name="T31">Object</text:span><text:span text:style-name="T2">();</text:span></text:p>
      <text:p text:style-name="Code"><text:span text:style-name="T15"><text:s text:c="2"/></text:span><text:span text:style-name="T23">if</text:span><text:span text:style-name="T15">(</text:span><text:span text:style-name="T2">entry.id)</text:span></text:p>
      <text:p text:style-name="Code"><text:span text:style-name="T15"><text:s text:c="4"/></text:span><text:span text:style-name="T26">this</text:span><text:span text:style-name="T15">.</text:span><text:span text:style-name="T2">_containedObject.id = entry.id;</text:span></text:p>
      <text:p text:style-name="Code"><text:span text:style-name="T15"><text:s text:c="2"/></text:span><text:span text:style-name="T23">if</text:span><text:span text:style-name="T15">(</text:span><text:span text:style-name="T2">entry.</text:span><text:span text:style-name="T31">name</text:span><text:span text:style-name="T2">)</text:span></text:p>
      <text:p text:style-name="Code"><text:span text:style-name="T15"><text:s text:c="4"/></text:span><text:span text:style-name="T26">this</text:span><text:span text:style-name="T15">.</text:span><text:span text:style-name="T2">_containedObject.</text:span><text:span text:style-name="T31">name</text:span><text:span text:style-name="T2"> = entry.</text:span><text:span text:style-name="T31">name</text:span><text:span text:style-name="T2">;</text:span></text:p>
      <text:p text:style-name="P22"><text:s text:c="5"/></text:p>
      <text:p text:style-name="Code"><text:span text:style-name="T23"><text:s text:c="2"/>for</text:span><text:span text:style-name="T15"> (</text:span><text:span text:style-name="T23">var</text:span><text:span text:style-name="T15"> </text:span><text:span text:style-name="T2">a </text:span><text:span text:style-name="T23">in</text:span><text:span text:style-name="T2"> entry.attrs) {</text:span></text:p>
      <text:p text:style-name="Code"><text:span text:style-name="T15"><text:s text:c="5"/></text:span><text:span text:style-name="T23">if</text:span><text:span text:style-name="T15">(</text:span><text:span text:style-name="T2">entry.attrs[a] </text:span><text:span text:style-name="T23">instanceof</text:span><text:span text:style-name="T2"> </text:span><text:span text:style-name="T31">Array</text:span><text:span text:style-name="T2">) {</text:span></text:p>
      <text:p text:style-name="Code"><text:span text:style-name="T15"><text:s text:c="7"/></text:span><text:span text:style-name="T26">this</text:span><text:span text:style-name="T15">.</text:span><text:span text:style-name="T2">_containedObject.attrs[a] = </text:span><text:span text:style-name="T25">new </text:span><text:span text:style-name="T32">Array</text:span><text:span text:style-name="T2">();</text:span></text:p>
      <text:p text:style-name="Code"><text:span text:style-name="T15"><text:s text:c="7"/></text:span><text:span text:style-name="T23">var</text:span><text:span text:style-name="T15"> </text:span><text:span text:style-name="T2">cnt = entry.attrs[a].</text:span><text:span text:style-name="T31">length</text:span><text:span text:style-name="T2">;</text:span></text:p>
      <text:p text:style-name="Code"><text:span text:style-name="T15"><text:s text:c="7"/></text:span><text:span text:style-name="T23">for</text:span><text:span text:style-name="T15"> (</text:span><text:span text:style-name="T23">var</text:span><text:span text:style-name="T2"> ix = 0; ix &lt; cnt; ix++) {</text:span></text:p>
      <text:p text:style-name="P13"><text:span text:style-name="T15"><text:tab/> <text:s text:c="2"/></text:span><text:span text:style-name="T26">this</text:span><text:span text:style-name="T15">.</text:span><text:span text:style-name="T2">_containedObject.attrs[a][ix]=entry.attrs[a][ix];</text:span></text:p>
      <text:p text:style-name="Code"><text:s text:c="7"/>}</text:p>
      <text:p text:style-name="Code"><text:span text:style-name="T2"><text:s text:c="5"/>} </text:span><text:span text:style-name="T23">else</text:span><text:span text:style-name="T2"> {</text:span></text:p>
      <text:p text:style-name="Code"><text:span text:style-name="T15"><text:s text:c="7"/></text:span><text:span text:style-name="T23">this</text:span><text:span text:style-name="T2">._containedObject.attrs[a] = entry.attrs[a];</text:span></text:p>
      <text:p text:style-name="Code"><text:s text:c="5"/>}</text:p>
      <text:p text:style-name="Code"><text:s text:c="3"/>}</text:p>
      <text:p text:style-name="Code"><text:tab/></text:p>
      <text:p text:style-name="Code"><text:span text:style-name="T15"><text:s text:c="3"/></text:span><text:span text:style-name="T23">if</text:span><text:span text:style-name="T2">(!entry[ZaModel.currentTab])</text:span></text:p>
      <text:p text:style-name="Code"><text:span text:style-name="T15"><text:s text:c="5"/></text:span><text:span text:style-name="T23">this</text:span><text:span text:style-name="T2">._containedObject[ZaModel.currentTab] = </text:span><text:span text:style-name="T34">"1"</text:span><text:span text:style-name="T2">;</text:span></text:p>
      <text:p text:style-name="Code"><text:span text:style-name="T15"><text:s text:c="3"/></text:span><text:span text:style-name="T23"><text:s/>else</text:span></text:p>
      <text:p text:style-name="Code"><text:span text:style-name="T15"><text:s text:c="5"/></text:span><text:span text:style-name="T23">this</text:span><text:span text:style-name="T2">._containedObject[ZaModel.currentTab] = entry[ZaModel.currentTab];</text:span></text:p>
      <text:p text:style-name="Code"><text:tab/><text:tab/></text:p>
      <text:p text:style-name="Code"><text:span text:style-name="T15"><text:s text:c="3"/></text:span><text:span text:style-name="T23">this</text:span><text:span text:style-name="T2">._localXForm.setInstance(</text:span><text:span text:style-name="T23">this</text:span><text:span text:style-name="T2">._containedObject);<text:tab/></text:span></text:p>
      <text:p text:style-name="Code"><text:span text:style-name="T15"><text:s text:c="3"/></text:span><text:span text:style-name="T23">this</text:span><text:span text:style-name="T2">.updateTab();<text:tab/><text:tab/></text:span></text:p>
      <text:p text:style-name="Code">}</text:p>
      <text:p text:style-name="Code"/>
      <text:p text:style-name="Code"><text:span text:style-name="T2">ZaSambaDomainXFormView</text:span><text:span text:style-name="T15">.</text:span><text:span text:style-name="T23">prototype</text:span><text:span text:style-name="T2">.getTitle = </text:span></text:p>
      <text:p text:style-name="Code"><text:span text:style-name="T23">function</text:span><text:span text:style-name="T2"> () {</text:span></text:p>
      <text:p text:style-name="Code"><text:span text:style-name="T15"><text:s text:c="2"/></text:span><text:span text:style-name="T23">return</text:span><text:span text:style-name="T2"> </text:span><text:span text:style-name="T34">"Samba Domains"</text:span><text:span text:style-name="T2">;</text:span></text:p>
      <text:p text:style-name="Code">}</text:p>
      <text:p text:style-name="Code"/>
      <text:p text:style-name="Code"><text:span text:style-name="T2">ZaSambaDomainXFormView.myXFormModifier = </text:span><text:span text:style-name="T23">function</text:span><text:span text:style-name="T2">(xFormObject) {<text:tab/></text:span></text:p>
      <text:p text:style-name="Code"><text:span text:style-name="T2"><text:s text:c="2"/>xFormObject.tableCssStyle=</text:span><text:span text:style-name="T34">"width:100%;overflow:auto;"</text:span><text:span text:style-name="T2">;</text:span></text:p>
      <text:p text:style-name="Code"><text:tab/></text:p>
      <text:p text:style-name="Code"><text:s text:c="2"/>xFormObject.items = [</text:p>
      <text:p text:style-name="P24"><text:s text:c="4"/>{type:_GROUP_,</text:p>
      <text:p text:style-name="Code"><text:span text:style-name="T2"><text:s text:c="6"/>cssClass:</text:span><text:span text:style-name="T34">"ZmSelectedHeaderBg"</text:span><text:span text:style-name="T2">,</text:span></text:p>
      <text:p text:style-name="Code"><text:span text:style-name="T2"><text:s text:c="6"/>colSpan: </text:span><text:span text:style-name="T34">"*"</text:span><text:span text:style-name="T2">,</text:span></text:p>
      <text:p text:style-name="Code"><text:span text:style-name="T2"><text:s text:c="6"/>id:</text:span><text:span text:style-name="T34">"xform_header"</text:span><text:span text:style-name="T2">, </text:span></text:p>
      <text:p text:style-name="Code"><text:s text:c="6"/>items: [</text:p>
      <text:p text:style-name="P24"><text:tab/>{type:_GROUP_,<text:tab/></text:p>
      <text:p text:style-name="P14"><text:tab/> <text:s text:c="5"/>numCols:4,</text:p>
      <text:p text:style-name="P13"><text:span text:style-name="T2"><text:s text:c="16"/>colSizes:[</text:span><text:span text:style-name="T34">"32px"</text:span><text:span text:style-name="T2">,</text:span><text:span text:style-name="T34">"350px"</text:span><text:span text:style-name="T2">,</text:span><text:span text:style-name="T34">"100px"</text:span><text:span text:style-name="T2">,</text:span><text:span text:style-name="T34">"250px"</text:span><text:span text:style-name="T2">],</text:span></text:p>
      <text:p text:style-name="Code"><text:tab/> items: [</text:p>
      <text:p text:style-name="P24"><text:s text:c="12"/>{type:_AJX_IMAGE_,</text:p>
      <text:p text:style-name="Code"><text:span text:style-name="T2"><text:s text:c="13"/>src:</text:span><text:span text:style-name="T34">"Domain_32"</text:span><text:span text:style-name="T2">, </text:span></text:p>
      <text:p text:style-name="Code"><text:soft-page-break/><text:span text:style-name="T15"><text:s text:c="13"/></text:span><text:span text:style-name="T23">label</text:span><text:span text:style-name="T2">:</text:span><text:span text:style-name="T39">null</text:span><text:span text:style-name="T2">},</text:span></text:p>
      <text:p text:style-name="P14"><text:s text:c="17"/>{type:_OUTPUT_,</text:p>
      <text:p text:style-name="P13"><text:span text:style-name="T31"><text:s text:c="18"/>ref</text:span><text:span text:style-name="T2">:ZaSambaDomain.A_sambaDomainName, </text:span></text:p>
      <text:p text:style-name="P13"><text:span text:style-name="T15"><text:s text:c="18"/></text:span><text:span text:style-name="T23">label</text:span><text:span text:style-name="T2">:</text:span><text:span text:style-name="T39">null</text:span><text:span text:style-name="T2">,</text:span></text:p>
      <text:p text:style-name="P13"><text:span text:style-name="T2"><text:s text:c="18"/>cssClass:</text:span><text:span text:style-name="T34">"AdminTitle"</text:span><text:span text:style-name="T2">, </text:span></text:p>
      <text:p text:style-name="P14"><text:s text:c="18"/>rowSpan:2},<text:tab/><text:tab/><text:tab/><text:tab/><text:tab/> <text:tab/> <text:s text:c="6"/>{type:_OUTPUT_, </text:p>
      <text:p text:style-name="P13"><text:span text:style-name="T2"><text:s text:c="18"/></text:span><text:span text:style-name="T31">ref</text:span><text:span text:style-name="T2">:ZaSambaDomain.A_sambaSID, </text:span></text:p>
      <text:p text:style-name="P13"><text:span text:style-name="T15"><text:s text:c="18"/></text:span><text:span text:style-name="T23">label</text:span><text:span text:style-name="T2">:</text:span><text:span text:style-name="T34">"sambaSID"</text:span><text:span text:style-name="T2">}</text:span></text:p>
      <text:p text:style-name="Code"><text:tab/> ]</text:p>
      <text:p text:style-name="Code"><text:tab/>}</text:p>
      <text:p text:style-name="P13"><text:tab/>],</text:p>
      <text:p text:style-name="Code"><text:span text:style-name="T2"><text:s text:c="6"/>cssStyle:</text:span><text:span text:style-name="T34">"padding-top:5px; padding-left:2px; padding-bottom:5px"</text:span>},<text:tab/></text:p>
      <text:p text:style-name="P24"><text:s text:c="4"/>{type:_TAB_BAR_, </text:p>
      <text:p text:style-name="Code"><text:span text:style-name="T2"><text:s text:c="5"/></text:span><text:span text:style-name="T31">ref</text:span><text:span text:style-name="T2">:ZaModel.currentTab,</text:span></text:p>
      <text:p text:style-name="Code"><text:s text:c="5"/>choices:[<text:span text:style-name="T2">{value:1, </text:span><text:span text:style-name="T23">label</text:span><text:span text:style-name="T2">:ZaMsg.Domain_Tab_General}],</text:span></text:p>
      <text:p text:style-name="Code"><text:span text:style-name="T2"><text:s text:c="5"/>cssClass:</text:span><text:span text:style-name="T34">"ZaTabBar"</text:span><text:span text:style-name="T2">, </text:span></text:p>
      <text:p text:style-name="Code"><text:span text:style-name="T2"><text:s text:c="5"/>id:</text:span><text:span text:style-name="T34">"xform_tabbar"</text:span></text:p>
      <text:p text:style-name="Code"><text:s text:c="4"/>},</text:p>
      <text:p text:style-name="Code"><text:s text:c="4"/>{type:_SWITCH_, </text:p>
      <text:p text:style-name="Code"><text:s text:c="5"/>items:[</text:p>
      <text:p text:style-name="P24"><text:s text:c="5"/>{type:_ZATABCASE_, </text:p>
      <text:p text:style-name="Code"><text:span text:style-name="T2"><text:s text:c="6"/>relevant:</text:span><text:span text:style-name="T34">"instance[ZaModel.currentTab] == 1"</text:span><text:span text:style-name="T2">, </text:span></text:p>
      <text:p text:style-name="Code"><text:span text:style-name="T2"><text:s text:c="6"/>colSizes:[</text:span><text:span text:style-name="T34">"250px"</text:span><text:span text:style-name="T2">,</text:span><text:span text:style-name="T34">"*"</text:span><text:span text:style-name="T2">],</text:span></text:p>
      <text:p text:style-name="Code"><text:span text:style-name="T2"><text:s text:c="6"/></text:span>items:[</text:p>
      <text:p text:style-name="Code"><text:span text:style-name="T2"><text:s text:c="8"/>{</text:span><text:span text:style-name="T31">ref</text:span><text:span text:style-name="T2">: ZaSambaDomain.A_sambaDomainName, </text:span></text:p>
      <text:p text:style-name="P24"><text:s text:c="9"/>type:_TEXTFIELD_, </text:p>
      <text:p text:style-name="Code"><text:span text:style-name="T15"><text:s text:c="9"/></text:span><text:span text:style-name="T23">label</text:span><text:span text:style-name="T2">:ZaMsg.Domain_DomainName,</text:span></text:p>
      <text:p text:style-name="P24"><text:s text:c="9"/>onChange:ZaTabView.onFormFieldChanged</text:p>
      <text:p text:style-name="Code"><text:s text:c="8"/>},</text:p>
      <text:p text:style-name="Code"><text:span text:style-name="T2"><text:s text:c="8"/>{</text:span><text:span text:style-name="T31">ref</text:span><text:span text:style-name="T2">: ZaSambaDomain.A_sambaSID, </text:span></text:p>
      <text:p text:style-name="P24"><text:s text:c="9"/>type:_TEXTFIELD_, </text:p>
      <text:p text:style-name="Code"><text:span text:style-name="T2"><text:s text:c="9"/></text:span><text:span text:style-name="T23">label</text:span><text:span text:style-name="T2">:</text:span><text:span text:style-name="T34">"sambaSID"</text:span><text:span text:style-name="T2">, </text:span></text:p>
      <text:p text:style-name="P24"><text:s text:c="9"/>width:300,</text:p>
      <text:p text:style-name="Code"><text:s text:c="9"/>onChange:ZaTabView.onFormFieldChanged</text:p>
      <text:p text:style-name="Code"><text:s text:c="8"/>},</text:p>
      <text:p text:style-name="Code"><text:span text:style-name="T2"><text:s text:c="8"/>{</text:span><text:span text:style-name="T31">ref</text:span><text:span text:style-name="T2">: ZaSambaDomain.A_sambaAlgorithmicRidBase, </text:span></text:p>
      <text:p text:style-name="P24"><text:s text:c="9"/>type:_TEXTFIELD_, </text:p>
      <text:p text:style-name="Code"><text:span text:style-name="T15"><text:s text:c="9"/></text:span><text:span text:style-name="T23">label</text:span><text:span text:style-name="T2">:</text:span><text:span text:style-name="T34">"sambaAlgorithmicRidBase"</text:span><text:span text:style-name="T2">, </text:span></text:p>
      <text:p text:style-name="Code"><text:span text:style-name="T2"><text:s text:c="9"/>cssClass:</text:span><text:span text:style-name="T34">"admin_xform_number_input"</text:span><text:span text:style-name="T2">,</text:span></text:p>
      <text:p text:style-name="Code"><text:s text:c="9"/>onChange:ZaTabView.onFormFieldChanged</text:p>
      <text:p text:style-name="Code"><text:s text:c="8"/>}<text:tab/><text:tab/><text:tab/><text:tab/><text:tab/><text:tab/></text:p>
      <text:p text:style-name="Code"><text:s text:c="7"/>]</text:p>
      <text:p text:style-name="P13"><text:tab/>}</text:p>
      <text:p text:style-name="Code"><text:s text:c="4"/>]</text:p>
      <text:p text:style-name="Code"><text:s text:c="3"/>}<text:tab/></text:p>
      <text:p text:style-name="Code"><text:s text:c="2"/>];</text:p>
      <text:p text:style-name="Code">}</text:p>
      <text:p text:style-name="Code"/>
      <text:p text:style-name="Code"><text:span text:style-name="T14">ZaTabView.XFormModifiers[</text:span><text:span text:style-name="T36">"ZaSambaDomainXFormView"</text:span><text:span text:style-name="T14">].push(ZaSambaDomainXFormView.myXFormModifier);</text:span></text:p>
      <text:list text:style-name="Outline" text:continue-numbering="true">
        <text:list-item>
          <text:list text:continue-numbering="true">
            <text:list-item>
              <text:list text:continue-numbering="true">
                <text:list-item>
                  <text:list text:continue-numbering="true">
                    <text:list-item>
                      <text:h text:style-name="Heading_20_4" text:outline-level="4">Constructing a form view object</text:h>
                    </text:list-item>
                  </text:list>
                </text:list-item>
              </text:list>
            </text:list-item>
          </text:list>
        </text:list-item>
      </text:list>
      <text:p text:style-name="Text_20_body">The contructor in the previous example has three statements. A call to the parent contructor </text:p>
      <text:p text:style-name="Code"><text:span text:style-name="T2">ZaTabView.call(</text:span><text:span text:style-name="T26">this</text:span><text:span text:style-name="T2">, </text:span><text:span text:style-name="T31">parent</text:span><text:span text:style-name="T2">, app,</text:span><text:span text:style-name="T34">"ZaSambaDomainXFormView"</text:span><text:span text:style-name="T2">);</text:span></text:p>
      <text:p text:style-name="P3"><text:soft-page-break/>in which we pass the name of the new class as to the fourth argument. A call to _initForm method.</text:p>
      <text:p text:style-name="Code"><text:span text:style-name="T23">this</text:span><text:span text:style-name="T2">.initForm(ZaSambaDomain.myXModel,</text:span><text:span text:style-name="T23">this</text:span><text:span text:style-name="T2">.getMyXForm());</text:span></text:p>
      <text:p text:style-name="P3">First argument in this statement is meta data that describes a ZaSambaDomain object, which will be displayed in this view; second argument is metadata that describes the elements of the form. </text:p>
      <text:p text:style-name="P3">Third statement assigns a reference to the main application controller to the form instance.</text:p>
      <text:p text:style-name="Code"><text:span text:style-name="T23">this</text:span><text:span text:style-name="T2">._localXForm.setController(</text:span><text:span text:style-name="T23">this</text:span><text:span text:style-name="T2">._app);</text:span></text:p>
      <text:p text:style-name="P3">The purpose of this call is to let form elements access to utility methods of ZaApp instance.</text:p>
      <text:list text:style-name="Outline" text:continue-numbering="true">
        <text:list-item>
          <text:list text:continue-numbering="true">
            <text:list-item>
              <text:list text:continue-numbering="true">
                <text:list-item>
                  <text:list text:continue-numbering="true">
                    <text:list-item>
                      <text:h text:style-name="Heading_20_4" text:outline-level="4">Passing data to the form</text:h>
                    </text:list-item>
                  </text:list>
                </text:list-item>
              </text:list>
            </text:list-item>
          </text:list>
        </text:list-item>
      </text:list>
      <text:p text:style-name="Text_20_body">setObject method is responsible for passing data to the form. This method is called by the controller. Following statement <text:s/>passes the data to the Xfrorm</text:p>
      <text:p text:style-name="P21"><text:span text:style-name="T23">this</text:span><text:span text:style-name="T2">._localXForm.setInstance(</text:span><text:span text:style-name="T23">this</text:span><text:span text:style-name="T2">._containedObject);</text:span></text:p>
      <text:p text:style-name="P3">In this example, we create a local copy of the data (this._containedObject) in the view instance before passing it on to the form in order to be able to compare the data to the original state after it is modified by the user. <text:s/>Then we pass the local copy of the data to the XForm. </text:p>
      <text:list text:style-name="Outline" text:continue-numbering="true">
        <text:list-item>
          <text:list text:continue-numbering="true">
            <text:list-item>
              <text:list text:continue-numbering="true">
                <text:list-item>
                  <text:list text:continue-numbering="true">
                    <text:list-item>
                      <text:h text:style-name="P37" text:outline-level="4">Defining form fields</text:h>
                    </text:list-item>
                  </text:list>
                </text:list-item>
              </text:list>
            </text:list-item>
          </text:list>
        </text:list-item>
      </text:list>
      <text:p text:style-name="P3">When we create a new form view, we define form fields similar to how we define them when modifying an existing form view. In order to define form fields, we need to create a modifier function</text:p>
      <text:p text:style-name="P21"><text:span text:style-name="T2">ZaSambaDomainXFormView.myXFormModifier = </text:span><text:span text:style-name="T23">function</text:span><text:span text:style-name="T2">(xFormObject)</text:span></text:p>
      <text:p text:style-name="P3">and add a reference to this function to the appropriate array of function references.</text:p>
      <text:p text:style-name="P20"><text:span text:style-name="T13">ZaTabView.XFormModifiers[</text:span><text:span text:style-name="T35">"ZaSambaDomainXFormView"</text:span><text:span text:style-name="T13">].push(ZaSambaDomainXFormView.myXFormModifier);</text:span></text:p>
      <text:p text:style-name="P4">Because this is a new view, the array of references is not initialized yet, so in order to avoid a null-reference error, we need to create the array before we push any references in it. A good practice is to define the array right after the constructor definitions at the top of the file</text:p>
      <text:p text:style-name="Code"><text:span text:style-name="T13">ZaTabView.XFormModifiers[</text:span><text:span text:style-name="T35">"ZaSambaDomainXFormView"</text:span><text:span text:style-name="T13">] = </text:span><text:span text:style-name="T25">new</text:span><text:span text:style-name="T13"> </text:span><text:span text:style-name="T32">Array</text:span><text:span text:style-name="T13">();</text:span></text:p>
      <text:p text:style-name="P25"/>
      <text:p text:style-name="P5"/>
      <text:list text:style-name="Outline" text:continue-numbering="true">
        <text:list-item>
          <text:list text:continue-numbering="true">
            <text:list-item>
              <text:list text:continue-numbering="true">
                <text:list-item>
                  <text:list text:continue-numbering="true">
                    <text:list-item>
                      <text:h text:style-name="Heading_20_4" text:outline-level="4">Creating a form view controller class</text:h>
                    </text:list-item>
                  </text:list>
                </text:list-item>
              </text:list>
            </text:list-item>
          </text:list>
        </text:list-item>
      </text:list>
      <text:p text:style-name="P6">It is recommended that a form view controllers class extends ZaXFormViewController class. This way, the new class gets access to all default implementations of the common methods of a form view controller.</text:p>
      <text:p text:style-name="Code"><text:span text:style-name="T26">function</text:span> ZaSambaDomainController(appCtxt, container, app) {</text:p>
      <text:p text:style-name="Code"><text:s text:c="2"/>ZaXFormViewController.call(</text:p>
      <text:p text:style-name="Code"><text:span text:style-name="T26"><text:s text:c="4"/>this,</text:span> appCtxt, container,app,</text:p>
      <text:p text:style-name="Code"><text:span text:style-name="T35"><text:s text:c="4"/>"ZaSambaDomainController"</text:span>);</text:p>
      <text:p text:style-name="Code"><text:span text:style-name="T26"><text:s text:c="2"/>this</text:span>._UICreated = <text:span text:style-name="T39">false</text:span>;</text:p>
      <text:p text:style-name="Code"><text:span text:style-name="T26"><text:s text:c="2"/>this</text:span>._toolbarOperations = <text:span text:style-name="T25">new</text:span><text:span text:style-name="T13"> </text:span><text:span text:style-name="T32">Array</text:span>();</text:p>
      <text:p text:style-name="Code">}</text:p>
      <text:p text:style-name="Code"/>
      <text:p text:style-name="Code">ZaSambaDomainController<text:span text:style-name="T15">.</text:span><text:span text:style-name="T23">prototype</text:span> = <text:span text:style-name="T25">new </text:span>ZaXFormViewController();</text:p>
      <text:p text:style-name="Code">ZaSambaDomainController<text:span text:style-name="T15">.</text:span><text:span text:style-name="T23">prototype</text:span>.constructor = ZaSambaDomainController;</text:p>
      <text:p text:style-name="Code"/>
      <text:p text:style-name="Code"><text:soft-page-break/>ZaController.initToolbarMethods[<text:span text:style-name="T35">"ZaSambaDomainController"</text:span>] = <text:span text:style-name="T25">new</text:span><text:span text:style-name="T13"> </text:span><text:span text:style-name="T32">Array</text:span>();</text:p>
      <text:p text:style-name="Code">ZaController.setViewMethods[<text:span text:style-name="T35">"ZaSambaDomainController"</text:span>] = <text:span text:style-name="T25">new</text:span><text:span text:style-name="T13"> </text:span><text:span text:style-name="T32">Array</text:span>();</text:p>
      <text:p text:style-name="Code"/>
      <text:p text:style-name="Code">/**</text:p>
      <text:p text:style-name="Code">* @method initToolbarMethod</text:p>
      <text:p text:style-name="Code">* This method creates ZaOperation objects </text:p>
      <text:p text:style-name="Code">* All the ZaOperation objects are added to this._toolbarOperations array which is then used to </text:p>
      <text:p text:style-name="Code">* create the toolbar for this view.</text:p>
      <text:p text:style-name="Code">* Each ZaOperation object defines one toolbar button.</text:p>
      <text:p text:style-name="Code">* Help button is always the last button in the toolbar</text:p>
      <text:p text:style-name="Code">**/</text:p>
      <text:p text:style-name="Code">ZaSambaDomainController.initToolbarMethod = </text:p>
      <text:p text:style-name="Code"><text:span text:style-name="T26">function </text:span>() {</text:p>
      <text:p text:style-name="Code"><text:span text:style-name="T26"><text:s text:c="2"/>this</text:span>._toolbarOperations.push (</text:p>
      <text:p text:style-name="Code"><text:span text:style-name="T25"><text:s text:c="4"/>new </text:span>ZaOperation(</text:p>
      <text:p text:style-name="Code"><text:s text:c="6"/>ZaOperation.SAVE, </text:p>
      <text:p text:style-name="Code"><text:s text:c="6"/>ZaMsg.TBB_Save,</text:p>
      <text:p text:style-name="Code"><text:s text:c="6"/>ZaMsg.SERTBB_Save_tt,</text:p>
      <text:p text:style-name="Code"><text:s text:c="6"/><text:span text:style-name="T35">"Save"</text:span>, </text:p>
      <text:p text:style-name="Code"><text:s text:c="6"/><text:span text:style-name="T35">"SaveDis"</text:span>, </text:p>
      <text:p text:style-name="Code"><text:s text:c="6"/><text:span text:style-name="T25">new </text:span>AjxListener(<text:span text:style-name="T26">this</text:span>, <text:span text:style-name="T26">this</text:span>.saveButtonListener)</text:p>
      <text:p text:style-name="Code"><text:s text:c="4"/>)</text:p>
      <text:p text:style-name="Code"><text:s text:c="2"/>);</text:p>
      <text:p text:style-name="P23"><text:s text:c="2"/></text:p>
      <text:p text:style-name="Code"><text:span text:style-name="T26"><text:s text:c="2"/>this</text:span>._toolbarOperations.push(</text:p>
      <text:p text:style-name="Code"><text:span text:style-name="T25"><text:s text:c="4"/>new </text:span>ZaOperation(</text:p>
      <text:p text:style-name="Code"><text:s text:c="6"/>ZaOperation.CLOSE, </text:p>
      <text:p text:style-name="Code"><text:s text:c="6"/>ZaMsg.TBB_Close, </text:p>
      <text:p text:style-name="Code"><text:s text:c="6"/>ZaMsg.SERTBB_Close_tt,</text:p>
      <text:p text:style-name="Code"><text:s text:c="6"/><text:span text:style-name="T35">"Close"</text:span>, </text:p>
      <text:p text:style-name="Code"><text:s text:c="5"/><text:span text:style-name="T35">"CloseDis"</text:span>, </text:p>
      <text:p text:style-name="Code"><text:s text:c="5"/><text:span text:style-name="T25">new </text:span>AjxListener(<text:span text:style-name="T26">this</text:span>, <text:span text:style-name="T26">this</text:span>.closeButtonListener)</text:p>
      <text:p text:style-name="Code"><text:s text:c="3"/>)</text:p>
      <text:p text:style-name="Code"><text:s/>); <text:s text:c="3"/><text:tab/></text:p>
      <text:p text:style-name="Code"><text:tab/></text:p>
      <text:p text:style-name="Code">}</text:p>
      <text:p text:style-name="Code">ZaController.initToolbarMethods[<text:span text:style-name="T35">"ZaSambaDomainController"</text:span>].push(</text:p>
      <text:p text:style-name="Code">ZaSambaDomainController.initToolbarMethod);</text:p>
      <text:p text:style-name="Code"/>
      <text:p text:style-name="Code">/**</text:p>
      <text:p text:style-name="Code">*@method setViewMethod </text:p>
      <text:p text:style-name="Code">*@param entry - isntance of ZaSambaDomain class</text:p>
      <text:p text:style-name="Code">*/</text:p>
      <text:p text:style-name="Code">ZaSambaDomainController.setViewMethod =</text:p>
      <text:p text:style-name="Code"><text:span text:style-name="T26">function</text:span>(entry) {</text:p>
      <text:p text:style-name="Code"><text:span text:style-name="T23"><text:s text:c="2"/>if</text:span>(entry.name &amp;&amp; entry.id)</text:p>
      <text:p text:style-name="Code"><text:s text:c="4"/>entry.load("name", entry.name);</text:p>
      <text:p text:style-name="Code"><text:tab/><text:tab/></text:p>
      <text:p text:style-name="Code"><text:span text:style-name="T23"><text:s text:c="2"/>if</text:span>(!<text:span text:style-name="T26">this </text:span>._UICreated) </text:p>
      <text:p text:style-name="Code"><text:span text:style-name="T26"><text:s text:c="4"/>this</text:span>._createUI();</text:p>
      <text:p text:style-name="Code"><text:s text:c="2"/></text:p>
      <text:p text:style-name="Code"><text:s text:c="2"/></text:p>
      <text:p text:style-name="Code"><text:s text:c="2"/><text:span text:style-name="T26">this</text:span>._app.pushView(this.getContentViewId());</text:p>
      <text:p text:style-name="Code"><text:span text:style-name="T26"><text:s text:c="2"/>this</text:span>._contentView.setDirty(<text:span text:style-name="T39">false</text:span>);</text:p>
      <text:p text:style-name="Code">/* setObject is delayed to be called after pushView in order to avoid jumping of the view */</text:p>
      <text:p text:style-name="Code"><text:soft-page-break/><text:s text:c="2"/><text:span text:style-name="T26">this</text:span>._contentView.setObject(entry); <text:tab/><text:tab/></text:p>
      <text:p text:style-name="Code"><text:s text:c="2"/><text:span text:style-name="T26">this</text:span>._currentObject = entry;</text:p>
      <text:p text:style-name="Code">}</text:p>
      <text:p text:style-name="Code"/>
      <text:p text:style-name="Code">ZaController.setViewMethods[<text:span text:style-name="T35">"ZaSambaDomainController"</text:span>].push(</text:p>
      <text:p text:style-name="Code">ZaSambaDomainController.setViewMethod);</text:p>
      <text:p text:style-name="Code"/>
      <text:p text:style-name="Code">/**</text:p>
      <text:p text:style-name="Code">* @method _createUI</text:p>
      <text:p text:style-name="Code">**/</text:p>
      <text:p text:style-name="Code">ZaSambaDomainController<text:span text:style-name="T2">.</text:span><text:span text:style-name="T23">prototype</text:span>._createUI =</text:p>
      <text:p text:style-name="Code"><text:span text:style-name="T26">function </text:span>() {</text:p>
      <text:p text:style-name="Code"><text:s text:c="2"/><text:span text:style-name="T26">this</text:span>._contentView = <text:span text:style-name="T26">this</text:span>._view = </text:p>
      <text:p text:style-name="Code"><text:span text:style-name="T25"><text:s text:c="4"/>new </text:span>ZaSambaDomainXFormView(this._container, this._app);</text:p>
      <text:p text:style-name="Code"/>
      <text:p text:style-name="Code"><text:s text:c="2"/><text:span text:style-name="T26">this</text:span>._initToolbar();</text:p>
      <text:p text:style-name="Code"><text:s text:c="2"/></text:p>
      <text:p text:style-name="Code"><text:span text:style-name="T26"><text:s text:c="2"/>this</text:span>._toolbar = <text:span text:style-name="T25">new </text:span>ZaToolBar(</text:p>
      <text:p text:style-name="Code"><text:s text:c="4"/><text:span text:style-name="T26">this</text:span>._container, </text:p>
      <text:p text:style-name="Code"><text:span text:style-name="T26"><text:s text:c="4"/>this</text:span>._toolbarOperations);<text:tab/><text:tab/></text:p>
      <text:p text:style-name="Code"><text:tab/></text:p>
      <text:p text:style-name="Code"><text:s text:c="2"/><text:span text:style-name="T23">var</text:span> elements = <text:span text:style-name="T25">new </text:span><text:span text:style-name="T33">Object</text:span>();</text:p>
      <text:p text:style-name="Code"><text:s text:c="2"/>elements[ZaAppViewMgr.C_APP_CONTENT] = <text:span text:style-name="T26">this</text:span>._contentView;</text:p>
      <text:p text:style-name="Code"><text:s text:c="2"/>elements[ZaAppViewMgr.C_TOOLBAR_TOP] = <text:span text:style-name="T26">this</text:span>._toolbar;<text:tab/><text:tab/></text:p>
      <text:p text:style-name="Code"><text:s text:c="2"/><text:span text:style-name="T23">var</text:span> tabParams = {</text:p>
      <text:p text:style-name="Code"><text:s text:c="5"/>openInNewTab: <text:span text:style-name="T39">true</text:span>,</text:p>
      <text:p text:style-name="Code"><text:s text:c="5"/>tabId: <text:span text:style-name="T26">this</text:span>.getContentViewId()</text:p>
      <text:p text:style-name="Code"><text:s text:c="2"/>}; <text:s/><text:tab/></text:p>
      <text:p text:style-name="Code"><text:s text:c="2"/><text:span text:style-name="T26">this</text:span>._app.createView(<text:span text:style-name="T26">this</text:span>.getContentViewId(), elements, tabParams);</text:p>
      <text:p text:style-name="Code"><text:span text:style-name="T26"><text:s text:c="2"/>this</text:span>._app._controllers[<text:span text:style-name="T26">this</text:span>.getContentViewId ()] = <text:span text:style-name="T26">this</text:span>; <text:s text:c="3"/></text:p>
      <text:p text:style-name="Code"><text:span text:style-name="T26"><text:s text:c="2"/>this</text:span>._UICreated = <text:span text:style-name="T39">true</text:span>;</text:p>
      <text:p text:style-name="Code">}</text:p>
      <text:p text:style-name="Code"/>
      <text:p text:style-name="Code_20_2">ZaSambaDomainController<text:span text:style-name="T2">.</text:span><text:span text:style-name="T23">prototype</text:span>._saveChanges =</text:p>
      <text:p text:style-name="Code_20_2"><text:span text:style-name="T26">function</text:span> () {</text:p>
      <text:p text:style-name="Code_20_2"/>
      <text:p text:style-name="Code_20_2"><text:s text:c="2"/><text:span text:style-name="T23">var</text:span> mods = <text:span text:style-name="T25">new </text:span><text:span text:style-name="T33">Object</text:span>();</text:p>
      <text:p text:style-name="Code_20_2"><text:s text:c="2"/><text:span text:style-name="T23">for</text:span><text:span text:style-name="T15"> (</text:span><text:span text:style-name="T23">var</text:span><text:span text:style-name="T15"> </text:span>a <text:span text:style-name="T23">in</text:span> obj.attrs) {</text:p>
      <text:p text:style-name="Code_20_2"><text:s text:c="4"/><text:span text:style-name="T23">if</text:span>(a == ZaItem.A_objectClass )</text:p>
      <text:p text:style-name="Code_20_2"><text:s text:c="6"/>continue;</text:p>
      <text:p text:style-name="Code_20_2"><text:s text:c="4"/></text:p>
      <text:p text:style-name="Code_20_2"><text:span text:style-name="T23"><text:s text:c="4"/>if</text:span>(<text:span text:style-name="T26">this</text:span>._currentObject.attrs[a] != obj.attrs[a] ) {</text:p>
      <text:p text:style-name="Code_20_2"><text:tab/>mods[a] = obj.attrs[a];</text:p>
      <text:p text:style-name="Code_20_2"><text:s text:c="4"/>}</text:p>
      <text:p text:style-name="Code_20_2"><text:s text:c="2"/>}</text:p>
      <text:p text:style-name="Code_20_2"><text:tab/></text:p>
      <text:p text:style-name="Code_20_2"><text:s text:c="2"/><text:span text:style-name="T23">try</text:span> {<text:tab/></text:p>
      <text:p text:style-name="Code_20_2"><text:span text:style-name="T26"><text:s text:c="4"/>this</text:span>._currentObject.modify(mods);</text:p>
      <text:p text:style-name="Code_20_2"><text:span text:style-name="T26"><text:s text:c="4"/>this</text:span>.fireChangeEvent(this._currentObject);</text:p>
      <text:p text:style-name="Code_20_2"><text:s text:c="2"/>} <text:span text:style-name="T26">catch</text:span> (ex) {</text:p>
      <text:p text:style-name="Code_20_2"><text:s text:c="4"/><text:span text:style-name="T23">var</text:span> detailStr = "";</text:p>
      <text:p text:style-name="Code_20_2"><text:s text:c="4"/><text:span text:style-name="T23">for</text:span><text:span text:style-name="T15"> (</text:span><text:span text:style-name="T23">var</text:span><text:span text:style-name="T15"> </text:span>prop <text:span text:style-name="T23">in</text:span> ex) {</text:p>
      <text:p text:style-name="Code_20_2"><text:s text:c="6"/><text:span text:style-name="T23">if</text:span>(ex[prop] <text:span text:style-name="T23">instanceof</text:span> Function) </text:p>
      <text:p text:style-name="Code_20_2"><text:tab/>continue;</text:p>
      <text:p text:style-name="Code_20_2"><text:tab/><text:tab/><text:tab/><text:tab/></text:p>
      <text:p text:style-name="Code_20_2"><text:soft-page-break/><text:s text:c="6"/>detailStr = detailStr + prop + " - " + ex[prop] + "\n";<text:tab/><text:tab/><text:tab/><text:tab/></text:p>
      <text:p text:style-name="Code_20_2"><text:s text:c="4"/>}</text:p>
      <text:p text:style-name="Code_20_2"><text:s text:c="4"/><text:span text:style-name="T26">this</text:span>._handleException(ex,</text:p>
      <text:p text:style-name="Code_20_2"><text:s text:c="6"/>"ZaSambaDomainController<text:span text:style-name="T2">.</text:span><text:span text:style-name="T23">prototype</text:span>._saveChanges", </text:p>
      <text:p text:style-name="Code_20_2"><text:s text:c="6"/><text:span text:style-name="T39">null</text:span>, </text:p>
      <text:p text:style-name="Code_20_2"><text:span text:style-name="T39"><text:s text:c="6"/>false</text:span>);<text:tab/></text:p>
      <text:p text:style-name="Code_20_2"><text:s text:c="4"/><text:span text:style-name="T23">return</text:span> <text:span text:style-name="T39">false</text:span>; </text:p>
      <text:p text:style-name="Code_20_2"><text:span text:style-name="T39"><text:s text:c="2"/></text:span>}<text:tab/></text:p>
      <text:p text:style-name="Code_20_2"/>
      <text:p text:style-name="Code_20_2"><text:span text:style-name="T26"><text:s text:c="2"/>this</text:span>._contentView.setDirty(<text:span text:style-name="T39">false</text:span>);<text:tab/></text:p>
      <text:p text:style-name="Code_20_2"><text:s text:c="2"/><text:span text:style-name="T23">return</text:span> <text:span text:style-name="T39">true</text:span>;</text:p>
      <text:p text:style-name="Code_20_2">}</text:p>
      <text:p text:style-name="Code"/>
      <text:p text:style-name="Code"/>
      <text:list text:style-name="Outline" text:continue-numbering="true">
        <text:list-item>
          <text:list text:continue-numbering="true">
            <text:list-item>
              <text:list text:continue-numbering="true">
                <text:list-item>
                  <text:list text:continue-numbering="true">
                    <text:list-item>
                      <text:h text:style-name="Heading_20_4" text:outline-level="4">Constructing a form view controller object</text:h>
                    </text:list-item>
                  </text:list>
                </text:list-item>
              </text:list>
            </text:list-item>
          </text:list>
        </text:list-item>
      </text:list>
      <text:p text:style-name="Text_20_body">The constructor is similar to list view controller constructor. Only the first statement <text:s/>in the constructor is required – the call to the parent contructor. <text:s/>The last argument of the parent constructor call is the String representation of the name of this class.</text:p>
      <text:p text:style-name="Standard"><text:tab/>ZaXFormViewController.call(</text:p>
      <text:p text:style-name="Code"><text:span text:style-name="T26"><text:s text:c="4"/><text:tab/>this,</text:span> appCtxt, container,app,</text:p>
      <text:p text:style-name="Code"><text:span text:style-name="T35"><text:s text:c="4"/><text:tab/>"ZaSambaDomainController"</text:span>);</text:p>
      <text:list text:style-name="Outline" text:continue-numbering="true">
        <text:list-item>
          <text:list text:continue-numbering="true">
            <text:list-item>
              <text:list text:continue-numbering="true">
                <text:list-item>
                  <text:list text:continue-numbering="true">
                    <text:list-item>
                      <text:h text:style-name="Heading_20_4" text:outline-level="4">Creating contents of the form view </text:h>
                    </text:list-item>
                  </text:list>
                </text:list-item>
              </text:list>
            </text:list-item>
          </text:list>
        </text:list-item>
      </text:list>
      <text:p text:style-name="Text_20_body">Method <text:span text:style-name="T7">ZaSambaDomainController.</text:span><text:span text:style-name="T28">prototype</text:span><text:span text:style-name="T7">._createUI</text:span><text:span text:style-name="T6"> </text:span><text:span text:style-name="T10">instantiates elements of the UI: tool bar and form view. After being instantiated, these elements are assigned to the main application controller which takes care of the layout</text:span></text:p>
      <text:p text:style-name="Code_20_2"><text:span text:style-name="T26">this</text:span>._app.createView(<text:span text:style-name="T26">this</text:span>.getContentViewId(), elements, tabParams); </text:p>
      <text:p text:style-name="Code_20_2"/>
      <text:p text:style-name="P2"><text:span text:style-name="T4">Object elements is a map where keys correspond to a predefined position of the element on the screen: <text:s/></text:span><text:span text:style-name="T7">ZaAppViewMgr.C_APP_CONTENT</text:span><text:span text:style-name="T6"> </text:span><text:span text:style-name="T4">for the main content area and </text:span><text:span text:style-name="T7">ZaAppViewMgr.C_TOOLBAR_TOP</text:span><text:span text:style-name="T6"> </text:span><text:span text:style-name="T4">for the tool bar area. When we call <text:s/></text:span><text:span text:style-name="T28">this</text:span><text:span text:style-name="T7">._app.createView </text:span><text:span text:style-name="T4">method, layout manager arranges the elements on the screen according to the application skin.</text:span></text:p>
      <text:list text:style-name="Outline" text:continue-numbering="true">
        <text:list-item>
          <text:list text:continue-numbering="true">
            <text:list-item>
              <text:list text:continue-numbering="true">
                <text:list-item>
                  <text:list text:continue-numbering="true">
                    <text:list-item>
                      <text:h text:style-name="Heading_20_4" text:outline-level="4">Registering a form view controller</text:h>
                    </text:list-item>
                  </text:list>
                </text:list-item>
              </text:list>
            </text:list-item>
          </text:list>
        </text:list-item>
      </text:list>
      <text:p text:style-name="Text_20_body">Just like we had to register the list view controller, we also need to register the form view controller. However, in ZCS 5.0 form view controllers are not singletons. An instance of a controller is created for each open form. When the form is closed, the isntance is destroyed. </text:p>
      <text:p text:style-name="Text_20_body">In order to register the form view controller we need to add another getter method to ZaApp class. </text:p>
      <text:p text:style-name="Text_20_body">Code example</text:p>
      <text:p text:style-name="P16"><text:span text:style-name="T2"><text:s text:c="5"/>ZaApp.</text:span><text:span text:style-name="T23">prototype</text:span><text:span text:style-name="T2">.getSambaDomainController = </text:span><text:span text:style-name="T23">function</text:span><text:span text:style-name="T2">() {</text:span></text:p>
      <text:p text:style-name="P16"><text:span text:style-name="T23"><text:s text:c="7"/>var</text:span><text:span text:style-name="T2"> c = </text:span><text:span text:style-name="T23">new</text:span><text:span text:style-name="T2"> ZaSambaDomainController(</text:span></text:p>
      <text:p text:style-name="P16"><text:span text:style-name="T15"><text:s text:c="9"/></text:span><text:span text:style-name="T23">this</text:span><text:span text:style-name="T2">._appCtxt, </text:span></text:p>
      <text:p text:style-name="P16"><text:span text:style-name="T15"><text:s text:c="9"/></text:span><text:span text:style-name="T23">this</text:span><text:span text:style-name="T2">._container, </text:span></text:p>
      <text:p text:style-name="P16"><text:span text:style-name="T15"><text:s text:c="9"/></text:span><text:span text:style-name="T23">this</text:span></text:p>
      <text:p text:style-name="P16"><text:soft-page-break/><text:span text:style-name="T23"><text:s text:c="7"/></text:span><text:span text:style-name="T2">);</text:span></text:p>
      <text:p text:style-name="P33"/>
      <text:p text:style-name="P26"><text:span text:style-name="T23"><text:s text:c="2"/>var</text:span><text:span text:style-name="T2"> ctrl = </text:span><text:span text:style-name="T23">this</text:span><text:span text:style-name="T2">.getSambaDomainListController();</text:span></text:p>
      <text:p text:style-name="P26"><text:span text:style-name="T2"><text:s text:c="2"/>c.addChangeListener(</text:span><text:span text:style-name="T23">new</text:span><text:span text:style-name="T2"> AjxListener(ctrl, ctrl.handleChange));</text:span></text:p>
      <text:p text:style-name="P26"><text:span text:style-name="T2"><text:s text:c="2"/>c.addCreationListener(</text:span><text:span text:style-name="T23">new</text:span><text:span text:style-name="T2"> AjxListener(ctrl, ctrl.handleCreation));<text:tab/></text:span></text:p>
      <text:p text:style-name="P26"><text:span text:style-name="T2"><text:s text:c="2"/>c.addRemovalListener(</text:span><text:span text:style-name="T23">new</text:span><text:span text:style-name="T2"> AjxListener(ctrl, ctrl.handleRemoval));<text:tab/> </text:span></text:p>
      <text:p text:style-name="P16"><text:span text:style-name="T15"><text:s text:c="7"/></text:span><text:span text:style-name="T23">return</text:span><text:span text:style-name="T2"> c;</text:span></text:p>
      <text:p text:style-name="P32">}</text:p>
      <text:list text:style-name="Outline" text:continue-numbering="true">
        <text:list-item>
          <text:list text:continue-numbering="true">
            <text:list-item>
              <text:list text:continue-numbering="true">
                <text:list-item>
                  <text:list text:continue-numbering="true">
                    <text:list-item>
                      <text:h text:style-name="Heading_20_4" text:outline-level="4">Showing the form view</text:h>
                    </text:list-item>
                  </text:list>
                </text:list-item>
              </text:list>
            </text:list-item>
          </text:list>
        </text:list-item>
      </text:list>
      <text:p text:style-name="Text_20_body"><text:span text:style-name="T1">In order to show the form view, you need to call </text:span><text:span text:style-name="T40">show</text:span><text:span text:style-name="T1"> method of the corresponding form view controller. <text:s/>In this example, we do not overwrite this method, because the default implementation is sufficient. Default implementation of </text:span><text:span text:style-name="T40">show</text:span><text:span text:style-name="T1"> method runs through all functions referenced in ZaController.setViewMethods[</text:span><text:span text:style-name="T37">"ZaSambaDomainController"</text:span><text:span text:style-name="T1">] array. Therefore, we define </text:span><text:span text:style-name="T40">ZaSambaDomainController.setViewMethod</text:span><text:span text:style-name="T1"> function and add it to the array.</text:span></text:p>
      <text:list text:style-name="Outline" text:continue-numbering="true">
        <text:list-item>
          <text:list text:continue-numbering="true">
            <text:list-item>
              <text:list text:continue-numbering="true">
                <text:list-item>
                  <text:list text:continue-numbering="true">
                    <text:list-item>
                      <text:h text:style-name="Heading_20_4" text:outline-level="4">Defining a tool bar for a form view</text:h>
                    </text:list-item>
                  </text:list>
                </text:list-item>
              </text:list>
            </text:list-item>
          </text:list>
        </text:list-item>
      </text:list>
      <text:p text:style-name="Code">ZaController.initToolbarMethods[<text:span text:style-name="T35">"ZaSambaDomainController"</text:span>] = <text:span text:style-name="T25">new</text:span><text:span text:style-name="T13"> </text:span><text:span text:style-name="T32">Array</text:span>();</text:p>
      <text:p text:style-name="Code_20_2"/>
      <text:p text:style-name="Text_20_body">This statement initializes the array of method references in ZaController.initToolbarMethods map with the key that corresponds to this controller class. The key should be the same value that we passed to the parent constructor call in the constructor.</text:p>
      <text:p text:style-name="Text_20_body"><text:span text:style-name="T1">A tool bar is created by the </text:span><text:span text:style-name="T40">ZaController</text:span><text:span text:style-name="T8">.</text:span><text:span text:style-name="T28">prototype</text:span><text:span text:style-name="T40">._initToolbar </text:span><text:span text:style-name="T1">method based on <text:s/></text:span><text:span text:style-name="T28">this</text:span><text:span text:style-name="T7">._toolbarOperations</text:span><text:span text:style-name="T4"> array. First, </text:span><text:span text:style-name="T7">ZaController.</text:span><text:span text:style-name="T28">prototype</text:span><text:span text:style-name="T7">._initToolbar</text:span><text:span text:style-name="T6"> </text:span><text:span text:style-name="T12">calls functions referenced in ZaController.initToolbarMethods[</text:span><text:span text:style-name="T38">"ZaSambaDomainController"</text:span><text:span text:style-name="T12">]</text:span><text:span text:style-name="T7"> </text:span><text:span text:style-name="T4">array; next, it creates tool bar buttons based on the <text:s/></text:span><text:span text:style-name="T7">ZaOperation</text:span><text:span text:style-name="T6"> </text:span><text:span text:style-name="T12">objects found in </text:span><text:span text:style-name="T28">this</text:span><text:span text:style-name="T7">._toolbarOperations</text:span><text:span text:style-name="T4"> array</text:span><text:span text:style-name="T12">. Each </text:span><text:span text:style-name="T7">ZaOperation</text:span><text:span text:style-name="T12"> object describes one button in a tool bar. In this example, the tool bar will have two buttons: Save and Close.</text:span></text:p>
      <text:p text:style-name="P9">Code example</text:p>
      <text:p text:style-name="Standard"><text:span text:style-name="T26"><text:s text:c="15"/>this</text:span>._toolbarOperations.push (</text:p>
      <text:p text:style-name="Code"><text:span text:style-name="T25"><text:s text:c="4"/>new </text:span>ZaOperation(</text:p>
      <text:p text:style-name="Code"><text:s text:c="6"/>ZaOperation.SAVE, </text:p>
      <text:p text:style-name="Code"><text:s text:c="6"/>ZaMsg.TBB_Save,</text:p>
      <text:p text:style-name="Code"><text:s text:c="6"/>ZaMsg.SERTBB_Save_tt,</text:p>
      <text:p text:style-name="Code"><text:s text:c="6"/><text:span text:style-name="T35">"Save"</text:span>, </text:p>
      <text:p text:style-name="Code"><text:s text:c="6"/><text:span text:style-name="T35">"SaveDis"</text:span>, </text:p>
      <text:p text:style-name="Code"><text:s text:c="6"/><text:span text:style-name="T25">new </text:span>AjxListener(<text:span text:style-name="T26">this</text:span>, <text:span text:style-name="T26">this</text:span>.saveButtonListener)</text:p>
      <text:p text:style-name="Code"><text:s text:c="4"/>)</text:p>
      <text:p text:style-name="Code"><text:s text:c="2"/>);</text:p>
      <text:p text:style-name="P23"><text:s text:c="2"/></text:p>
      <text:p text:style-name="Code"><text:span text:style-name="T26"><text:s text:c="2"/>this</text:span>._toolbarOperations.push(</text:p>
      <text:p text:style-name="Code"><text:span text:style-name="T25"><text:s text:c="4"/>new </text:span>ZaOperation(</text:p>
      <text:p text:style-name="Code"><text:s text:c="6"/>ZaOperation.CLOSE, </text:p>
      <text:p text:style-name="Code"><text:s text:c="6"/>ZaMsg.TBB_Close, </text:p>
      <text:p text:style-name="Code"><text:s text:c="6"/>ZaMsg.SERTBB_Close_tt,</text:p>
      <text:p text:style-name="Code"><text:s text:c="6"/><text:span text:style-name="T35">"Close"</text:span>, </text:p>
      <text:p text:style-name="Code"><text:s text:c="5"/><text:span text:style-name="T35">"CloseDis"</text:span>, </text:p>
      <text:p text:style-name="Code"><text:s text:c="5"/><text:span text:style-name="T25">new </text:span>AjxListener(<text:span text:style-name="T26">this</text:span>, <text:span text:style-name="T26">this</text:span>.closeButtonListener)</text:p>
      <text:p text:style-name="Code"><text:s text:c="3"/>)</text:p>
      <text:p text:style-name="Code"><text:soft-page-break/><text:s/>);</text:p>
      <text:p text:style-name="P8"/>
      <text:list text:style-name="Outline" text:continue-numbering="true">
        <text:list-item>
          <text:list text:continue-numbering="true">
            <text:list-item>
              <text:list text:continue-numbering="true">
                <text:list-item>
                  <text:h text:style-name="Heading_20_3" text:outline-level="3">Creating a new Model class</text:h>
                </text:list-item>
              </text:list>
            </text:list-item>
          </text:list>
        </text:list-item>
      </text:list>
      <text:p text:style-name="Text_20_body">A model class performs several tasks. First, it is a convenient way of encapsulating read and write operations for retreiving data from the server and sending data to the server via HTTP using XML or JSON message format. Second, it contains meta data for the form (XModel). However, you do not have to create a Model class when creating an extension. All communication with server can be handled by Controller classes. Xmodel can be just a JavaScript object which you can define anywhere in your extension. </text:p>
      <text:p text:style-name="Text_20_body">Following is a <text:span text:style-name="T40">ZimbraSambaDomain</text:span> class from <text:span text:style-name="T40">zimbra_samba</text:span> extension. This code is the contents of ZaSambaDomain.js file. </text:p>
      <text:p text:style-name="P15"><text:s text:c="5"/><text:span text:style-name="T23">if</text:span>(ZaItem) {</text:p>
      <text:p text:style-name="Code_20_2"><text:s text:c="2"/>ZaItem.SAMBA_DOMAIN = "sambaDomain";</text:p>
      <text:p text:style-name="Code_20_2">}</text:p>
      <text:p text:style-name="Code_20_2"/>
      <text:p text:style-name="Code_20_2"><text:span text:style-name="T23">function</text:span> ZaSambaDomain(app) {</text:p>
      <text:p text:style-name="Code_20_2"><text:s text:c="2"/><text:span text:style-name="T23">if</text:span> (arguments.length == 0) </text:p>
      <text:p text:style-name="Code_20_2"><text:s text:c="4"/><text:span text:style-name="T23">return</text:span>;<text:tab/></text:p>
      <text:p text:style-name="Code_20_2"><text:s text:c="2"/></text:p>
      <text:p text:style-name="Code_20_2">ZaItem.call(<text:span text:style-name="T26">this</text:span>, app,"ZaSambaDomain");</text:p>
      <text:p text:style-name="Code_20_2"><text:s text:c="2"/><text:span text:style-name="T26">this</text:span>.type = ZaItem.SAMBA_DOMAIN;</text:p>
      <text:p text:style-name="Code_20_2"><text:s text:c="2"/><text:span text:style-name="T26">this</text:span>.attrs = [];</text:p>
      <text:p text:style-name="Code_20_2"><text:s text:c="2"/><text:span text:style-name="T26">this</text:span>._init(app);</text:p>
      <text:p text:style-name="Code_20_2">}</text:p>
      <text:p text:style-name="Code_20_2"/>
      <text:p text:style-name="Code_20_2"/>
      <text:p text:style-name="Code_20_2">ZaSambaDomain.<text:span text:style-name="T23">prototype</text:span> = <text:span text:style-name="T25">new </text:span>ZaItem;</text:p>
      <text:p text:style-name="Code_20_2">ZaSambaDomain.<text:span text:style-name="T23">prototype</text:span>.constructor = ZaSambaDomain;</text:p>
      <text:p text:style-name="Code_20_2"/>
      <text:p text:style-name="Code_20_2">ZaSambaDomain.A_sambaSID = "sambaSID";</text:p>
      <text:p text:style-name="Code_20_2">ZaSambaDomain.A_sambaDomainName = "sambaDomainName";</text:p>
      <text:p text:style-name="Code_20_2">ZaSambaDomain.A_sambaAlgorithmicRidBase = "sambaAlgorithmicRidBase";</text:p>
      <text:p text:style-name="Code_20_2"/>
      <text:p text:style-name="Code_20_2">ZaItem.loadMethods["ZaSambaDomain"] = <text:span text:style-name="T25">new </text:span><text:span text:style-name="T33">Array</text:span>();</text:p>
      <text:p text:style-name="Code_20_2">ZaItem.initMethods["ZaSambaDomain"] = <text:span text:style-name="T25">new </text:span><text:span text:style-name="T33">Array</text:span>();</text:p>
      <text:p text:style-name="Code_20_2">ZaItem.modifyMethods["ZaSambaDomain"] = <text:span text:style-name="T25">new </text:span><text:span text:style-name="T33">Array</text:span>();</text:p>
      <text:p text:style-name="Code_20_2">ZaItem.createMethods["ZaSambaDomain"] = <text:span text:style-name="T25">new </text:span><text:span text:style-name="T33">Array</text:span>()</text:p>
      <text:p text:style-name="Code_20_2"/>
      <text:p text:style-name="Code_20_2">ZaSambaDomain.loadMethod = <text:span text:style-name="T23">function</text:span>(by, val) {</text:p>
      <text:p text:style-name="Code_20_2"><text:s text:c="2"/><text:span text:style-name="T23">if</text:span>(!val)</text:p>
      <text:p text:style-name="Code_20_2"><text:s text:c="4"/><text:span text:style-name="T23">return</text:span>;</text:p>
      <text:p text:style-name="Code_20_2"><text:tab/><text:tab/></text:p>
      <text:p text:style-name="Code_20_2"><text:s text:c="2"/><text:span text:style-name="T27">var</text:span><text:span text:style-name="T5"> </text:span>soapDoc = AjxSoapDoc.create(</text:p>
      <text:p text:style-name="Code_20_2"><text:s text:c="4"/>"GetLDAPEntriesRequest", </text:p>
      <text:p text:style-name="Code_20_2"><text:s text:c="4"/>"urn:zimbraAdmin", </text:p>
      <text:p text:style-name="Code_20_2"><text:s text:c="5"/><text:span text:style-name="T39">null</text:span></text:p>
      <text:p text:style-name="Code_20_2"><text:s text:c="2"/>);<text:tab/></text:p>
      <text:p text:style-name="P15"><text:s text:c="7"/>soapDoc.set("ldapSearchBase", Zambra.ldapSearchBase);</text:p>
      <text:p text:style-name="P15"><text:s text:c="7"/>soapDoc.set(</text:p>
      <text:p text:style-name="P15"><text:s text:c="9"/>"query", </text:p>
      <text:p text:style-name="P15"><text:s text:c="9"/>"(&amp;(objectClass=sambaDomain)(sambaDomainName="+val+"))"</text:p>
      <text:p text:style-name="P15"><text:s text:c="7"/>);<text:tab/></text:p>
      <text:p text:style-name="P15"><text:soft-page-break/><text:s text:c="7"/><text:span text:style-name="T27">var</text:span><text:span text:style-name="T5"> </text:span>getSambaDomainsCommand = <text:span text:style-name="T25">new </text:span>ZmCsfeCommand();</text:p>
      <text:p text:style-name="P15"><text:s text:c="7"/><text:span text:style-name="T27">var</text:span><text:span text:style-name="T5"> </text:span>params = <text:span text:style-name="T25">new </text:span><text:span text:style-name="T33">Object</text:span>();</text:p>
      <text:p text:style-name="P15"><text:s text:c="7"/>params.soapDoc = soapDoc;<text:tab/></text:p>
      <text:p text:style-name="P15"><text:s text:c="7"/><text:span text:style-name="T27">var</text:span><text:span text:style-name="T5"> </text:span>resp = getSambaDomainsCommand.invoke(params).Body.GetLDAPEntriesResponse.LDAPEntry[0];</text:p>
      <text:p text:style-name="Code_20_2"><text:s text:c="2"/><text:span text:style-name="T26">this</text:span>.initFromJS(resp);</text:p>
      <text:p text:style-name="Code_20_2">}</text:p>
      <text:p text:style-name="Code_20_2"/>
      <text:p text:style-name="P15"><text:s text:c="5"/><text:span text:style-name="T23">if</text:span>(ZaItem.loadMethods["ZaSambaDomain"]) {</text:p>
      <text:p text:style-name="P15"><text:s text:c="7"/>ZaItem.loadMethods["ZaSambaDomain"].push(ZaSambaDomain.loadMethod);</text:p>
      <text:p text:style-name="P15"><text:s text:c="5"/>}</text:p>
      <text:p text:style-name="Code_20_2"/>
      <text:p text:style-name="P15"><text:s text:c="5"/>ZaSambaDomain.<text:span text:style-name="T23">prototype</text:span>.initFromJS = <text:span text:style-name="T23">function</text:span>(sambaDomain) {</text:p>
      <text:p text:style-name="P15"><text:s text:c="7"/>ZaItem.<text:span text:style-name="T23">prototype</text:span>.initFromJS.call(<text:span text:style-name="T26">this</text:span>, sambaDomain);</text:p>
      <text:p text:style-name="P15"><text:s text:c="7"/><text:span text:style-name="T23">if</text:span>(<text:span text:style-name="T26">this </text:span>.attrs &amp;&amp; <text:span text:style-name="T26">this</text:span>.attrs[ZaSambaDomain.A_sambaSID])</text:p>
      <text:p text:style-name="P15"><text:s text:c="9"/><text:span text:style-name="T26">this</text:span>.id = <text:span text:style-name="T26">this</text:span>.attrs[ZaSambaDomain.A_sambaSID];</text:p>
      <text:p text:style-name="P15"><text:s text:c="7"/></text:p>
      <text:p text:style-name="P15"><text:s text:c="7"/><text:span text:style-name="T23">if</text:span>(<text:span text:style-name="T26">this </text:span>.attrs &amp;&amp; <text:span text:style-name="T26">this</text:span>.attrs[ZaSambaDomain.A_sambaDomainName])</text:p>
      <text:p text:style-name="P15"><text:s text:c="9"/><text:span text:style-name="T26">this</text:span>.name = <text:span text:style-name="T26">this</text:span>.attrs[ZaSambaDomain.A_sambaDomainName];</text:p>
      <text:p text:style-name="Code_20_2"/>
      <text:p text:style-name="P15"><text:s text:c="5"/>}</text:p>
      <text:p text:style-name="Code_20_2"/>
      <text:p text:style-name="P15"><text:s text:c="5"/>ZaSambaDomain.<text:span text:style-name="T23">prototype</text:span>.remove = <text:span text:style-name="T23">function</text:span>(callback) {</text:p>
      <text:p text:style-name="P15"><text:s text:c="7"/><text:span text:style-name="T27">var</text:span><text:span text:style-name="T5"> </text:span>soapDoc = AjxSoapDoc.create(</text:p>
      <text:p text:style-name="P15"><text:s text:c="9"/>"DeleteLDAPEntryRequest", </text:p>
      <text:p text:style-name="P15"><text:s text:c="9"/>"urn:zimbraAdmin", </text:p>
      <text:p text:style-name="P15"><text:s text:c="10"/><text:span text:style-name="T39">null</text:span></text:p>
      <text:p text:style-name="P15"><text:s text:c="7"/>);</text:p>
      <text:p text:style-name="Code_20_2"/>
      <text:p text:style-name="Code_20_2"><text:s text:c="2"/><text:span text:style-name="T27">var</text:span><text:span text:style-name="T5"> </text:span>dn = [[ZaSambaDomain.A_sambaDomainName,</text:p>
      <text:p text:style-name="Code_20_2"><text:s text:c="4"/>"=",</text:p>
      <text:p text:style-name="Code_20_2"><text:s text:c="4"/><text:span text:style-name="T26">this</text:span>.attrs[ZaSambaDomain.A_sambaDomainName]</text:p>
      <text:p text:style-name="Code_20_2"><text:s text:c="2"/>].join("")];</text:p>
      <text:p text:style-name="Code_20_2"/>
      <text:p text:style-name="P15"><text:s text:c="7"/><text:span text:style-name="T23">if</text:span>(zimbra_posixaccount.ldapSuffix)</text:p>
      <text:p text:style-name="P15"><text:s text:c="9"/>dn.push(Zambra.ldapSuffix);</text:p>
      <text:p text:style-name="Code_20_2"><text:tab/><text:tab/></text:p>
      <text:p text:style-name="P15"><text:s text:c="7"/>soapDoc.set("dn", dn.join(","));<text:tab/></text:p>
      <text:p text:style-name="Code_20_2"/>
      <text:p text:style-name="P15"><text:s text:c="7"/><text:span text:style-name="T26">this</text:span>.deleteCommand = <text:span text:style-name="T25">new </text:span>ZmCsfeCommand();</text:p>
      <text:p text:style-name="P15"><text:s text:c="7"/><text:span text:style-name="T27">var</text:span><text:span text:style-name="T5"> </text:span>params = <text:span text:style-name="T25">new </text:span><text:span text:style-name="T33">Object</text:span>();</text:p>
      <text:p text:style-name="P15"><text:s text:c="7"/>params.soapDoc = soapDoc;<text:tab/></text:p>
      <text:p text:style-name="P15"><text:s text:c="7"/><text:span text:style-name="T23">if</text:span>(callback) {</text:p>
      <text:p text:style-name="P15"><text:s text:c="9"/>params.asyncMode = true;</text:p>
      <text:p text:style-name="P15"><text:s text:c="9"/>params.callback = callback;</text:p>
      <text:p text:style-name="P15"><text:s text:c="7"/>}</text:p>
      <text:p text:style-name="P15"><text:s text:c="7"/><text:span text:style-name="T26">this</text:span>.deleteCommand.invoke(params);<text:tab/><text:tab/></text:p>
      <text:p text:style-name="Code_20_2">}</text:p>
      <text:p text:style-name="Code_20_2"/>
      <text:p text:style-name="Code_20_2">ZaSambaDomain.getAll = <text:span text:style-name="T23">function</text:span>(app) {</text:p>
      <text:p text:style-name="P15"><text:s text:c="7"/><text:span text:style-name="T27">var</text:span><text:span text:style-name="T5"> </text:span>soapDoc = AjxSoapDoc.create(</text:p>
      <text:p text:style-name="P15"><text:s text:c="9"/>"GetLDAPEntriesRequest", </text:p>
      <text:p text:style-name="P15"><text:s text:c="9"/>"urn:zimbraAdmin", </text:p>
      <text:p text:style-name="P15"><text:s text:c="10"/><text:span text:style-name="T39">null</text:span></text:p>
      <text:p text:style-name="P15"><text:s text:c="7"/>);<text:tab/></text:p>
      <text:p text:style-name="P15"><text:s text:c="7"/>soapDoc.set("ldapSearchBase", Zambra.ldapSuffix);</text:p>
      <text:p text:style-name="P15"><text:s text:c="7"/>soapDoc.set("query", "objectClass=sambaDomain");<text:tab/></text:p>
      <text:p text:style-name="P15"><text:soft-page-break/><text:s text:c="7"/><text:span text:style-name="T27">var</text:span><text:span text:style-name="T5"> </text:span>getSambaDomainsCommand = <text:span text:style-name="T25">new </text:span>ZmCsfeCommand();</text:p>
      <text:p text:style-name="P15"><text:s text:c="7"/><text:span text:style-name="T27">var</text:span><text:span text:style-name="T5"> </text:span>params = <text:span text:style-name="T25">new </text:span><text:span text:style-name="T33">Object</text:span>();</text:p>
      <text:p text:style-name="P15"><text:s text:c="7"/>params.soapDoc = soapDoc;<text:tab/></text:p>
      <text:p text:style-name="P15"><text:s text:c="7"/><text:span text:style-name="T27">var</text:span><text:span text:style-name="T5"> </text:span>resp = </text:p>
      <text:p text:style-name="P15"><text:s text:c="9"/>getSambaDomainsCommand.invoke(params).Body.GetLDAPEntriesResponse;</text:p>
      <text:p text:style-name="P15"><text:s text:c="7"/><text:span text:style-name="T27">var</text:span><text:span text:style-name="T5"> </text:span>list = <text:span text:style-name="T25">new </text:span>ZaItemList(ZaSambaDomain, app);</text:p>
      <text:p text:style-name="P15"><text:s text:c="7"/>list.loadFromJS(resp);<text:tab/><text:tab/></text:p>
      <text:p text:style-name="P15"><text:s text:c="7"/><text:span text:style-name="T23">return</text:span> list;</text:p>
      <text:p text:style-name="Code_20_2">}</text:p>
      <text:p text:style-name="Code_20_2"/>
      <text:p text:style-name="Code_20_2">ZaSambaDomain.myXModel = {</text:p>
      <text:p text:style-name="P15"><text:s text:c="7"/>items: [</text:p>
      <text:p text:style-name="P15"><text:s text:c="9"/>{id:ZaSambaDomain.A_sambaSID, </text:p>
      <text:p text:style-name="P15"><text:s text:c="11"/>type:_STRING_, </text:p>
      <text:p text:style-name="P15"><text:s text:c="11"/>ref:"attrs/" + ZaSambaDomain.A_sambaSID</text:p>
      <text:p text:style-name="P15"><text:s text:c="9"/>},</text:p>
      <text:p text:style-name="P15"><text:s text:c="9"/>{id:ZaSambaDomain.A_sambaDomainName, </text:p>
      <text:p text:style-name="P15"><text:s text:c="11"/>type:_STRING_, </text:p>
      <text:p text:style-name="P15"><text:s text:c="11"/>ref:"attrs/" + ZaSambaDomain.A_sambaDomainName</text:p>
      <text:p text:style-name="P15"><text:s text:c="9"/>},</text:p>
      <text:p text:style-name="P15"><text:s text:c="9"/>{id:ZaSambaDomain.A_sambaAlgorithmicRidBase, </text:p>
      <text:p text:style-name="P15"><text:s text:c="11"/>type:_NUMBER_, </text:p>
      <text:p text:style-name="P15"><text:s text:c="11"/>ref:"attrs/" + ZaSambaDomain.A_sambaAlgorithmicRidBase</text:p>
      <text:p text:style-name="P15"><text:s text:c="9"/>}</text:p>
      <text:p text:style-name="Code_20_2"><text:s text:c="2"/>]</text:p>
      <text:p text:style-name="Code_20_2">};</text:p>
      <text:p text:style-name="Code_20_2"/>
      <text:p text:style-name="Code_20_2">ZaSambaDomain.createMethod = <text:span text:style-name="T23">function</text:span>(tmpObj, group, app) {</text:p>
      <text:p text:style-name="Code_20_2"><text:s text:c="2"/>//test</text:p>
      <text:p text:style-name="P15"><text:s text:c="7"/><text:span text:style-name="T27">var</text:span><text:span text:style-name="T5"> </text:span>soapDoc = AjxSoapDoc.create(</text:p>
      <text:p text:style-name="P15"><text:s text:c="9"/>"CreateLDAPEntryRequest", </text:p>
      <text:p text:style-name="P15"><text:s text:c="9"/>"urn:zimbraAdmin", </text:p>
      <text:p text:style-name="P15"><text:s text:c="10"/><text:span text:style-name="T39">null</text:span></text:p>
      <text:p text:style-name="P15"><text:s text:c="7"/>);</text:p>
      <text:p text:style-name="Code_20_2"/>
      <text:p text:style-name="P15"><text:s text:c="7"/><text:span text:style-name="T27">var</text:span><text:span text:style-name="T5"> </text:span>sambaDomainName = tmpObj.attrs[ZaSambaDomain.A_sambaDomainName];</text:p>
      <text:p text:style-name="Code_20_2"><text:tab/></text:p>
      <text:p text:style-name="P15"><text:s text:c="7"/><text:span text:style-name="T27">var</text:span><text:span text:style-name="T5"> </text:span>dn = [[ZaSambaDomain.A_sambaDomainName,</text:p>
      <text:p text:style-name="P15"><text:s text:c="9"/>"=",</text:p>
      <text:p text:style-name="P15"><text:s text:c="9"/>tmpObj.attrs[ZaSambaDomain.A_sambaDomainName]</text:p>
      <text:p text:style-name="P15"><text:s text:c="7"/>].join("")];</text:p>
      <text:p text:style-name="Code_20_2"/>
      <text:p text:style-name="P15"><text:s text:c="7"/><text:span text:style-name="T23">if</text:span>(Zambra.ldapSuffix)</text:p>
      <text:p text:style-name="P15"><text:s text:c="9"/>dn.push(Zambra.ldapSuffix);</text:p>
      <text:p text:style-name="P15"><text:tab/><text:tab/></text:p>
      <text:p text:style-name="P15"><text:s text:c="7"/>soapDoc.set("dn", dn.join(","));</text:p>
      <text:p text:style-name="P15"><text:s text:c="7"/>tmpObj.attrs["objectClass"] = "sambaDomain";</text:p>
      <text:p text:style-name="P15"><text:s text:c="7"/><text:span text:style-name="T23">for</text:span> (<text:span text:style-name="T27">var</text:span><text:span text:style-name="T5"> </text:span>aname in tmpObj.attrs) {</text:p>
      <text:p text:style-name="P15"><text:s text:c="9"/><text:span text:style-name="T23">if</text:span>(tmpObj.attrs[aname] instanceof <text:span text:style-name="T32">Array</text:span>) {</text:p>
      <text:p text:style-name="P15"><text:s text:c="11"/><text:span text:style-name="T27">var</text:span><text:span text:style-name="T5"> </text:span>cnt = tmpObj.attrs[aname].length;</text:p>
      <text:p text:style-name="P15"><text:s text:c="11"/><text:span text:style-name="T23">if</text:span>(cnt) {</text:p>
      <text:p text:style-name="P15"><text:s text:c="13"/><text:span text:style-name="T23">for</text:span>(<text:span text:style-name="T27">var</text:span><text:span text:style-name="T5"> </text:span>ix=0; ix &lt;cnt; ix++) {</text:p>
      <text:p text:style-name="P15"><text:s text:c="15"/><text:span text:style-name="T23">if</text:span>(typeof(tmpObj.attrs[aname][ix])=="object") {</text:p>
      <text:p text:style-name="P15"><text:s text:c="17"/><text:span text:style-name="T27">var</text:span><text:span text:style-name="T5"> </text:span>attr = </text:p>
      <text:p text:style-name="P15"><text:s text:c="19"/>soapDoc.set("a", tmpObj.attrs[aname][ix].toString());</text:p>
      <text:p text:style-name="P15"><text:s text:c="19"/>attr.setAttribute("n", aname);</text:p>
      <text:p text:style-name="P15"><text:s text:c="15"/>} <text:span text:style-name="T23">else</text:span> {</text:p>
      <text:p text:style-name="P15"><text:soft-page-break/><text:s text:c="17"/><text:span text:style-name="T27">var</text:span><text:span text:style-name="T5"> </text:span>attr = soapDoc.set("a", tmpObj.attrs[aname][ix]);</text:p>
      <text:p text:style-name="P15"><text:s text:c="17"/>attr.setAttribute("n", aname);<text:tab/><text:tab/><text:tab/></text:p>
      <text:p text:style-name="P15"><text:s text:c="15"/>}</text:p>
      <text:p text:style-name="P15"><text:s text:c="13"/>}</text:p>
      <text:p text:style-name="P15"><text:s text:c="11"/>} </text:p>
      <text:p text:style-name="P15"><text:s text:c="9"/>} <text:span text:style-name="T23">else</text:span> {<text:tab/></text:p>
      <text:p text:style-name="P15"><text:s text:c="11"/><text:span text:style-name="T23">if</text:span>(tmpObj.attrs[aname] != <text:span text:style-name="T39">null</text:span>) {</text:p>
      <text:p text:style-name="P15"><text:s text:c="13"/><text:span text:style-name="T23">if</text:span>(typeof(tmpObj.attrs[aname]) == "object") {<text:tab/><text:tab/></text:p>
      <text:p text:style-name="P15"><text:s text:c="15"/><text:span text:style-name="T27">var</text:span><text:span text:style-name="T5"> </text:span>attr = </text:p>
      <text:p text:style-name="P15"><text:s text:c="17"/>soapDoc.set("a", tmpObj.attrs[aname].toString());</text:p>
      <text:p text:style-name="P15"><text:s text:c="13"/></text:p>
      <text:p text:style-name="P15"><text:s text:c="15"/>attr.setAttribute("n", aname);</text:p>
      <text:p text:style-name="P15"><text:s text:c="13"/>} <text:span text:style-name="T23">else</text:span> {</text:p>
      <text:p text:style-name="P15"><text:s text:c="15"/><text:span text:style-name="T27">var</text:span><text:span text:style-name="T5"> </text:span>attr = soapDoc.set("a", tmpObj.attrs[aname]);</text:p>
      <text:p text:style-name="Code_20_2"><text:tab/>attr.setAttribute("n", aname);<text:tab/><text:tab/><text:tab/><text:tab/></text:p>
      <text:p text:style-name="P15"><text:s text:c="13"/>}</text:p>
      <text:p text:style-name="P15"><text:s text:c="11"/>}</text:p>
      <text:p text:style-name="P15"><text:s text:c="9"/>}</text:p>
      <text:p text:style-name="P15"><text:s text:c="7"/>}</text:p>
      <text:p text:style-name="P15"><text:s text:c="7"/></text:p>
      <text:p text:style-name="P15"><text:s text:c="7"/><text:span text:style-name="T27">var</text:span><text:span text:style-name="T5"> </text:span>testCommand = <text:span text:style-name="T25">new </text:span>ZmCsfeCommand();</text:p>
      <text:p text:style-name="P15"><text:s text:c="7"/><text:span text:style-name="T27">var</text:span><text:span text:style-name="T5"> </text:span>params = <text:span text:style-name="T25">new </text:span><text:span text:style-name="T33">Object</text:span>();</text:p>
      <text:p text:style-name="Code_20_2"/>
      <text:p text:style-name="P15"><text:s text:c="7"/>params.soapDoc = soapDoc;<text:tab/></text:p>
      <text:p text:style-name="P15"><text:s text:c="7"/>resp = testCommand.invoke(params).Body.CreateLDAPEntryResponse;</text:p>
      <text:p text:style-name="P15"><text:s text:c="7"/>group.initFromJS(resp.LDAPEntry[0]);</text:p>
      <text:p text:style-name="P15"><text:s text:c="5"/>}</text:p>
      <text:p text:style-name="Code_20_2"/>
      <text:p text:style-name="P15"><text:s text:c="5"/><text:span text:style-name="T23">if</text:span>(ZaItem.createMethods["ZaSambaDomain"]) {</text:p>
      <text:p text:style-name="P15"><text:s text:c="7"/>ZaItem.createMethods["ZaSambaDomain"].push(ZaSambaDomain.createMethod);</text:p>
      <text:p text:style-name="P15"><text:s text:c="5"/>}</text:p>
      <text:p text:style-name="Code_20_2"/>
      <text:p text:style-name="Code_20_2"/>
      <text:p text:style-name="Code_20_2">/**</text:p>
      <text:p text:style-name="Code_20_2">* @method modify</text:p>
      <text:p text:style-name="Code_20_2">* Updates ZaSambaDomain attributes (SOAP)</text:p>
      <text:p text:style-name="Code_20_2">* @param mods set of modified attributes and their <text:span text:style-name="T25">new </text:span>values</text:p>
      <text:p text:style-name="Code_20_2">*/</text:p>
      <text:p text:style-name="Code_20_2">ZaSambaDomain.modifyMethod =</text:p>
      <text:p text:style-name="Code_20_2"><text:span text:style-name="T23">function</text:span>(mods) {</text:p>
      <text:p text:style-name="P15"><text:s text:c="7"/><text:span text:style-name="T27">var</text:span><text:span text:style-name="T5"> </text:span>sambaDomainName = <text:span text:style-name="T26">this</text:span>.attrs[ZaSambaDomain.A_sambaDomainName];</text:p>
      <text:p text:style-name="P15"><text:s text:c="7"/><text:span text:style-name="T23">if</text:span>(mods[ZaSambaDomain.A_sambaDomainName]) {</text:p>
      <text:p text:style-name="P15"><text:s text:c="9"/>sambaDomainName = mods[ZaSambaDomain.A_sambaDomainName];</text:p>
      <text:p text:style-name="P15"><text:s text:c="9"/><text:span text:style-name="T27">var</text:span><text:span text:style-name="T5"> </text:span>soapDoc = AjxSoapDoc.create("RenameLDAPEntryRequest",</text:p>
      <text:p text:style-name="P15"><text:s text:c="11"/>"urn:zimbraAdmin", </text:p>
      <text:p text:style-name="P15"><text:s text:c="12"/><text:span text:style-name="T39">null</text:span></text:p>
      <text:p text:style-name="P15"><text:s text:c="9"/>);<text:tab/><text:tab/><text:tab/></text:p>
      <text:p text:style-name="P15"><text:s text:c="9"/><text:span text:style-name="T27">var</text:span><text:span text:style-name="T5"> </text:span>dn = [[ZaSambaDomain.A_sambaDomainName,</text:p>
      <text:p text:style-name="P15"><text:s text:c="11"/>"=",</text:p>
      <text:p text:style-name="P15"><text:s text:c="11"/><text:span text:style-name="T26">this</text:span>.attrs[ZaSambaDomain.A_sambaDomainName]</text:p>
      <text:p text:style-name="P15"><text:s text:c="9"/>].join("")];<text:tab/><text:tab/></text:p>
      <text:p text:style-name="Code_20_2"/>
      <text:p text:style-name="P15"><text:s text:c="9"/><text:span text:style-name="T27">var</text:span><text:span text:style-name="T5"> </text:span>new_dn = [[ZaSambaDomain.A_sambaDomainName,</text:p>
      <text:p text:style-name="P15"><text:s text:c="11"/>"=",</text:p>
      <text:p text:style-name="P15"><text:s text:c="11"/>mods[ZaSambaDomain.A_sambaDomainName]</text:p>
      <text:p text:style-name="P15"><text:s text:c="9"/>].join("")];<text:tab/><text:tab/><text:tab/><text:tab/></text:p>
      <text:p text:style-name="Code_20_2"><text:tab/><text:tab/></text:p>
      <text:p text:style-name="P15"><text:soft-page-break/><text:s text:c="9"/><text:span text:style-name="T23">if</text:span>(Zambra.ldapSuffix) {</text:p>
      <text:p text:style-name="P15"><text:s text:c="11"/>dn.push(Zambra.ldapSuffix);</text:p>
      <text:p text:style-name="P15"><text:s text:c="11"/>new_dn.push(Zambra.ldapSuffix);<text:tab/><text:tab/></text:p>
      <text:p text:style-name="P15"><text:s text:c="9"/>}</text:p>
      <text:p text:style-name="Code_20_2"/>
      <text:p text:style-name="P15"><text:s text:c="9"/>soapDoc.set("dn", dn.join(","));</text:p>
      <text:p text:style-name="P15"><text:s text:c="9"/>soapDoc.set("new_dn", new_dn.join(","));</text:p>
      <text:p text:style-name="P15"><text:s text:c="9"/><text:span text:style-name="T27">var</text:span><text:span text:style-name="T5"> </text:span>renameLDAPEntryCommand = <text:span text:style-name="T25">new </text:span>ZmCsfeCommand();</text:p>
      <text:p text:style-name="P15"><text:s text:c="9"/><text:span text:style-name="T27">var</text:span><text:span text:style-name="T5"> </text:span>params = <text:span text:style-name="T25">new </text:span><text:span text:style-name="T33">Object</text:span>();</text:p>
      <text:p text:style-name="P15"><text:s text:c="9"/>params.soapDoc = soapDoc;<text:tab/></text:p>
      <text:p text:style-name="P15"><text:s text:c="9"/>resp = </text:p>
      <text:p text:style-name="P15"><text:s text:c="11"/>renameLDAPEntryCommand.invoke(params).Body.RenameLDAPEntryResponse;</text:p>
      <text:p text:style-name="P15"><text:s text:c="7"/></text:p>
      <text:p text:style-name="P15"><text:s text:c="9"/><text:span text:style-name="T26">this</text:span>.initFromJS(resp.LDAPEntry[0]);</text:p>
      <text:p text:style-name="P15"><text:s text:c="9"/><text:span text:style-name="T26">this</text:span>._toolTip = <text:span text:style-name="T39">null</text:span> ;</text:p>
      <text:p text:style-name="P15"><text:s text:c="7"/>}</text:p>
      <text:p text:style-name="Code_20_2"/>
      <text:p text:style-name="P15"><text:s text:c="7"/><text:span text:style-name="T27">var</text:span><text:span text:style-name="T5"> </text:span>needToModify = false;</text:p>
      <text:p text:style-name="P15"><text:s text:c="7"/><text:span text:style-name="T23">for</text:span>(<text:span text:style-name="T27">var</text:span><text:span text:style-name="T5"> </text:span>a in mods) {</text:p>
      <text:p text:style-name="P15"><text:s text:c="9"/><text:span text:style-name="T23">if</text:span>(a == ZaSambaDomain.A_sambaDomainName) {</text:p>
      <text:p text:style-name="P15"><text:s text:c="11"/>continue;</text:p>
      <text:p text:style-name="P15"><text:s text:c="9"/>} <text:span text:style-name="T23">else</text:span> {</text:p>
      <text:p text:style-name="P15"><text:s text:c="11"/>needToModify = true;</text:p>
      <text:p text:style-name="P15"><text:s text:c="11"/><text:span text:style-name="T26">this</text:span>._toolTip = <text:span text:style-name="T39">null</text:span> ;</text:p>
      <text:p text:style-name="P15"><text:s text:c="11"/>break;</text:p>
      <text:p text:style-name="P15"><text:s text:c="9"/>}</text:p>
      <text:p text:style-name="P15"><text:s text:c="7"/>}</text:p>
      <text:p text:style-name="P15"><text:s text:c="7"/></text:p>
      <text:p text:style-name="P15"><text:s text:c="7"/><text:span text:style-name="T23">if</text:span>(!needToModify)</text:p>
      <text:p text:style-name="P15"><text:s text:c="9"/><text:span text:style-name="T23">return</text:span>;</text:p>
      <text:p text:style-name="Code_20_2"><text:tab/><text:tab/></text:p>
      <text:p text:style-name="P15"><text:s text:c="7"/>//update the object</text:p>
      <text:p text:style-name="P15"><text:s text:c="7"/><text:span text:style-name="T27">var</text:span><text:span text:style-name="T5"> </text:span>soapDoc = AjxSoapDoc.create(</text:p>
      <text:p text:style-name="P15"><text:s text:c="9"/>"ModifyLDAPEntryRequest", </text:p>
      <text:p text:style-name="P15"><text:s text:c="9"/>"urn:zimbraAdmin", </text:p>
      <text:p text:style-name="P15"><text:s text:c="10"/><text:span text:style-name="T39">null</text:span></text:p>
      <text:p text:style-name="P15"><text:s text:c="7"/>);</text:p>
      <text:p text:style-name="P15"><text:s text:c="7"/><text:span text:style-name="T27">var</text:span><text:span text:style-name="T5"> </text:span>dn = [[ZaSambaDomain.A_sambaDomainName,</text:p>
      <text:p text:style-name="Code_20_2"><text:s text:c="4"/>"=",</text:p>
      <text:p text:style-name="P15"><text:s text:c="9"/><text:span text:style-name="T26">this</text:span>.attrs[ZaSambaDomain.A_sambaDomainName]</text:p>
      <text:p text:style-name="P15"><text:s text:c="7"/>].join("")];</text:p>
      <text:p text:style-name="Code_20_2"/>
      <text:p text:style-name="P15"><text:s text:c="7"/><text:span text:style-name="T23">if</text:span>(Zambra.ldapSuffix)</text:p>
      <text:p text:style-name="P15"><text:s text:c="9"/>dn.push(Zambra.ldapSuffix)</text:p>
      <text:p text:style-name="Code_20_2"><text:tab/><text:tab/></text:p>
      <text:p text:style-name="P15"><text:s text:c="7"/>soapDoc.set("dn", dn.join(","));</text:p>
      <text:p text:style-name="Code_20_2"><text:tab/><text:tab/></text:p>
      <text:p text:style-name="P15"><text:s text:c="7"/><text:span text:style-name="T23">for</text:span> (<text:span text:style-name="T27">var</text:span><text:span text:style-name="T5"> </text:span>aname in mods) {</text:p>
      <text:p text:style-name="P15"><text:s text:c="9"/>//multy value attribute</text:p>
      <text:p text:style-name="P15"><text:s text:c="9"/><text:span text:style-name="T23">if</text:span>(mods[aname] instanceof <text:span text:style-name="T32">Array</text:span>) {</text:p>
      <text:p text:style-name="P15"><text:s text:c="11"/><text:span text:style-name="T27">var</text:span><text:span text:style-name="T5"> </text:span>cnt = mods[aname].length;</text:p>
      <text:p text:style-name="P15"><text:s text:c="11"/><text:span text:style-name="T23">if</text:span>(cnt) {</text:p>
      <text:p text:style-name="P15"><text:s text:c="13"/><text:span text:style-name="T23">for</text:span>(<text:span text:style-name="T27">var</text:span><text:span text:style-name="T5"> </text:span>ix=0; ix &lt;cnt; ix++) {</text:p>
      <text:p text:style-name="P15"><text:s text:c="15"/><text:span text:style-name="T27">var</text:span><text:span text:style-name="T5"> </text:span>attr = <text:span text:style-name="T39">null</text:span>;</text:p>
      <text:p text:style-name="P15"><text:s text:c="15"/><text:span text:style-name="T23">if</text:span>(mods[aname][ix] instanceof String)</text:p>
      <text:p text:style-name="Code_20_2"><text:tab/> <text:s/><text:span text:style-name="T27">var</text:span><text:span text:style-name="T5"> </text:span>attr = soapDoc.set("a", mods[aname][ix].toString());</text:p>
      <text:p text:style-name="P15"><text:s text:c="15"/><text:span text:style-name="T23">else</text:span> <text:span text:style-name="T23">if</text:span>(mods[aname][ix] instanceof <text:span text:style-name="T31">Object</text:span>)</text:p>
      <text:p text:style-name="P15"><text:soft-page-break/><text:s text:c="17"/><text:span text:style-name="T27">var</text:span><text:span text:style-name="T5"> </text:span>attr = soapDoc.set("a", mods[aname][ix].toString());</text:p>
      <text:p text:style-name="P15"><text:s text:c="15"/><text:span text:style-name="T23">else</text:span> <text:span text:style-name="T23">if</text:span>(mods[aname][ix])</text:p>
      <text:p text:style-name="P15"><text:s text:c="17"/><text:span text:style-name="T27">var</text:span><text:span text:style-name="T5"> </text:span>attr = soapDoc.set("a", mods[aname][ix]);</text:p>
      <text:p text:style-name="Code_20_2"><text:tab/></text:p>
      <text:p text:style-name="P15"><text:s text:c="15"/><text:span text:style-name="T23">if</text:span>(attr)</text:p>
      <text:p text:style-name="P15"><text:s text:c="17"/>attr.setAttribute("n", aname);</text:p>
      <text:p text:style-name="P15"><text:s text:c="13"/>}</text:p>
      <text:p text:style-name="P15"><text:s text:c="11"/>} <text:span text:style-name="T23">else</text:span> {</text:p>
      <text:p text:style-name="P15"><text:s text:c="13"/><text:span text:style-name="T27">var</text:span><text:span text:style-name="T5"> </text:span>attr = soapDoc.set("a", "");</text:p>
      <text:p text:style-name="P15"><text:s text:c="13"/>attr.setAttribute("n", aname);</text:p>
      <text:p text:style-name="P15"><text:s text:c="11"/>}</text:p>
      <text:p text:style-name="P15"><text:s text:c="9"/>} <text:span text:style-name="T23">else</text:span> {</text:p>
      <text:p text:style-name="P15"><text:s text:c="11"/><text:span text:style-name="T27">var</text:span><text:span text:style-name="T5"> </text:span>attr = soapDoc.set("a", mods[aname]);</text:p>
      <text:p text:style-name="P15"><text:s text:c="11"/>attr.setAttribute("n", aname);</text:p>
      <text:p text:style-name="P15"><text:s text:c="9"/>}</text:p>
      <text:p text:style-name="P15"><text:s text:c="7"/>}</text:p>
      <text:p text:style-name="Code_20_2"><text:tab/></text:p>
      <text:p text:style-name="P15"><text:s text:c="7"/><text:span text:style-name="T27">var</text:span><text:span text:style-name="T5"> </text:span>modifyLDAPEntryCommand = <text:span text:style-name="T25">new </text:span>ZmCsfeCommand();</text:p>
      <text:p text:style-name="P15"><text:s text:c="7"/><text:span text:style-name="T27">var</text:span><text:span text:style-name="T5"> </text:span>params = <text:span text:style-name="T25">new </text:span><text:span text:style-name="T33">Object</text:span>();</text:p>
      <text:p text:style-name="P15"><text:s text:c="7"/>params.soapDoc = soapDoc;<text:tab/></text:p>
      <text:p text:style-name="P15"><text:s text:c="7"/>resp = </text:p>
      <text:p text:style-name="P15"><text:s text:c="9"/>modifyLDAPEntryCommand.invoke(params).Body.ModifyLDAPEntryResponse;</text:p>
      <text:p text:style-name="P15"/>
      <text:p text:style-name="P15"><text:s text:c="7"/><text:span text:style-name="T26">this</text:span>.initFromJS(resp.LDAPEntry[0]);</text:p>
      <text:p text:style-name="P15"><text:s text:c="9"/><text:span text:style-name="T23">return</text:span>;</text:p>
      <text:p text:style-name="P15"><text:s text:c="5"/>}</text:p>
      <text:p text:style-name="Code_20_2"/>
      <text:p text:style-name="P15"><text:s text:c="5"/>ZaItem.modifyMethods["ZaSambaDomain"].push(ZaSambaDomain.modifyMethod);</text:p>
      <text:p text:style-name="Code_20_2"/>
      <text:p text:style-name="Code_20_2"/>
      <text:p text:style-name="P15"><text:s text:c="5"/>ZaApp.<text:span text:style-name="T23">prototype</text:span>.getSambaDomainSIDListChoices = <text:span text:style-name="T23">function</text:span>(refresh) {</text:p>
      <text:p text:style-name="P15"><text:s text:c="7"/><text:span text:style-name="T23">if</text:span> (refresh || <text:span text:style-name="T26">this</text:span>._sambaDomainList == <text:span text:style-name="T39">null</text:span>) {</text:p>
      <text:p text:style-name="P15"><text:s text:c="9"/><text:span text:style-name="T26">this</text:span>._sambaDomainList = ZaSambaDomain.getAll(<text:span text:style-name="T26">this</text:span>);</text:p>
      <text:p text:style-name="P15"><text:s text:c="7"/>}</text:p>
      <text:p text:style-name="P15"><text:s text:c="7"/><text:span text:style-name="T23">if</text:span>(refresh || <text:span text:style-name="T26">this</text:span>._sambaDomainSIDChoices == <text:span text:style-name="T39">null</text:span>) {</text:p>
      <text:p text:style-name="P15"><text:s text:c="9"/><text:span text:style-name="T27">var</text:span><text:span text:style-name="T5"> </text:span>arr = <text:span text:style-name="T26">this</text:span>._sambaDomainList.getArray();</text:p>
      <text:p text:style-name="P15"><text:s text:c="9"/><text:span text:style-name="T27">var</text:span><text:span text:style-name="T5"> </text:span>sambaDomainArr = [];</text:p>
      <text:p text:style-name="P15"><text:s text:c="9"/><text:span text:style-name="T23">for</text:span> (<text:span text:style-name="T27">var</text:span><text:span text:style-name="T5"> </text:span>i = 0 ; i &lt; arr.length; ++i) {</text:p>
      <text:p text:style-name="P15"><text:s text:c="11"/><text:span text:style-name="T27">var</text:span><text:span text:style-name="T5"> </text:span>obj = <text:span text:style-name="T25">new </text:span><text:span text:style-name="T33">Object</text:span>();</text:p>
      <text:p text:style-name="P15"><text:s text:c="11"/>obj.name = arr[i].name;</text:p>
      <text:p text:style-name="P15"><text:s text:c="11"/>obj.id = arr[i].id;</text:p>
      <text:p text:style-name="P15"><text:s text:c="11"/>sambaDomainArr.push(obj);</text:p>
      <text:p text:style-name="P15"><text:s text:c="9"/>}</text:p>
      <text:p text:style-name="P15"><text:s text:c="9"/><text:span text:style-name="T23">if</text:span>(<text:span text:style-name="T26">this</text:span>._sambaDomainSIDChoices == <text:span text:style-name="T39">null</text:span>) {</text:p>
      <text:p text:style-name="P15"><text:s text:c="11"/><text:span text:style-name="T26">this</text:span>._sambaDomainSIDChoices = <text:span text:style-name="T25">new </text:span>XformChoices(</text:p>
      <text:p text:style-name="P15"><text:s text:c="13"/>sambaDomainArr, </text:p>
      <text:p text:style-name="P15"><text:s text:c="13"/>XFormChoices.OBJECT_LIST, </text:p>
      <text:p text:style-name="P15"><text:s text:c="13"/>"id", </text:p>
      <text:p text:style-name="P15"><text:s text:c="13"/>"name"</text:p>
      <text:p text:style-name="P15"><text:s text:c="11"/>);</text:p>
      <text:p text:style-name="P15"><text:s text:c="9"/>} <text:span text:style-name="T23">else</text:span> {<text:tab/></text:p>
      <text:p text:style-name="P15"><text:s text:c="11"/><text:span text:style-name="T26">this</text:span>._sambaDomainSIDChoices.setChoices(sambaDomainArr);</text:p>
      <text:p text:style-name="P15"><text:s text:c="11"/><text:span text:style-name="T26">this</text:span>._sambaDomainSIDChoices.dirtyChoices();</text:p>
      <text:p text:style-name="P15"><text:s text:c="9"/>}</text:p>
      <text:p text:style-name="P15"><text:s text:c="7"/>}</text:p>
      <text:p text:style-name="P15"><text:s text:c="7"/><text:span text:style-name="T23">return</text:span> <text:span text:style-name="T26">this</text:span>._sambaDomainSIDChoices;<text:tab/></text:p>
      <text:p text:style-name="Code_20_2">}</text:p>
      <text:p text:style-name="Code_20_2"><text:soft-page-break/></text:p>
      <text:p text:style-name="Code_20_2"/>
      <text:p text:style-name="P15"><text:s text:c="5"/>ZaApp.<text:span text:style-name="T23">prototype</text:span>.getSambaDomainNameListChoices = <text:s/><text:span text:style-name="T23">function</text:span>(refresh) {</text:p>
      <text:p text:style-name="P15"><text:s text:c="7"/><text:span text:style-name="T23">if</text:span> (refresh || <text:span text:style-name="T26">this</text:span>._sambaDomainList == <text:span text:style-name="T39">null</text:span>) {</text:p>
      <text:p text:style-name="P15"><text:s text:c="9"/><text:span text:style-name="T26">this</text:span>._sambaDomainList = ZaSambaDomain.getAll(<text:span text:style-name="T26">this</text:span>);</text:p>
      <text:p text:style-name="P15"><text:s text:c="7"/>}</text:p>
      <text:p text:style-name="Code_20_2"/>
      <text:p text:style-name="P15"><text:s text:c="7"/><text:span text:style-name="T23">if</text:span>(refresh || <text:span text:style-name="T26">this</text:span>._sambaDomainNameChoices == <text:span text:style-name="T39">null</text:span>) {</text:p>
      <text:p text:style-name="P15"><text:s text:c="9"/><text:span text:style-name="T27">var</text:span><text:span text:style-name="T5"> </text:span>arr = <text:span text:style-name="T26">this</text:span>._sambaDomainList.getArray();</text:p>
      <text:p text:style-name="P15"><text:s text:c="9"/><text:span text:style-name="T27">var</text:span><text:span text:style-name="T5"> </text:span>sambaDomainArr = [];</text:p>
      <text:p text:style-name="P15"><text:s text:c="9"/><text:span text:style-name="T23">for</text:span> (<text:span text:style-name="T27">var</text:span><text:span text:style-name="T5"> </text:span>i = 0 ; i &lt; arr.length; ++i) {</text:p>
      <text:p text:style-name="P15"><text:s text:c="11"/><text:span text:style-name="T27">var</text:span><text:span text:style-name="T5"> </text:span>obj = <text:span text:style-name="T25">new </text:span><text:span text:style-name="T33">Object</text:span>();</text:p>
      <text:p text:style-name="P15"><text:s text:c="11"/>obj.name = arr[i].name;</text:p>
      <text:p text:style-name="P15"><text:s text:c="11"/>obj.id = arr[i].id;</text:p>
      <text:p text:style-name="P15"><text:s text:c="11"/>sambaDomainArr.push(obj);</text:p>
      <text:p text:style-name="P15"><text:s text:c="9"/>}</text:p>
      <text:p text:style-name="P15"><text:s text:c="9"/><text:span text:style-name="T23">if</text:span>(<text:span text:style-name="T26">this</text:span>._sambaDomainNameChoices == <text:span text:style-name="T39">null</text:span>) {</text:p>
      <text:p text:style-name="P15"><text:s text:c="11"/><text:span text:style-name="T26">this</text:span>._sambaDomainNameChoices = <text:span text:style-name="T25">new </text:span>XformChoices(</text:p>
      <text:p text:style-name="P15"><text:s text:c="13"/>sambaDomainArr, </text:p>
      <text:p text:style-name="P15"><text:s text:c="13"/>XFormChoices.OBJECT_LIST, </text:p>
      <text:p text:style-name="P15"><text:s text:c="13"/>"name", </text:p>
      <text:p text:style-name="P15"><text:s text:c="13"/>"name"</text:p>
      <text:p text:style-name="P15"><text:s text:c="11"/>);</text:p>
      <text:p text:style-name="P15"><text:s text:c="9"/>} <text:span text:style-name="T23">else</text:span> {<text:tab/></text:p>
      <text:p text:style-name="P15"><text:s text:c="11"/><text:span text:style-name="T26">this</text:span>._sambaDomainNameChoices.setChoices(sambaDomainArr);</text:p>
      <text:p text:style-name="P15"><text:s text:c="11"/><text:span text:style-name="T26">this</text:span>._sambaDomainNameChoices.dirtyChoices();</text:p>
      <text:p text:style-name="P15"><text:s text:c="9"/>}</text:p>
      <text:p text:style-name="P15"><text:s text:c="7"/>}</text:p>
      <text:p text:style-name="P15"><text:s text:c="7"/><text:span text:style-name="T23">return</text:span> <text:span text:style-name="T26">this</text:span>._sambaDomainNameChoices;<text:tab/></text:p>
      <text:p text:style-name="P15"><text:s text:c="5"/>}</text:p>
      <text:p text:style-name="Text_20_body"/>
      <text:list text:style-name="Outline" text:continue-numbering="true">
        <text:list-item>
          <text:list text:continue-numbering="true">
            <text:list-item>
              <text:list text:continue-numbering="true">
                <text:list-item>
                  <text:h text:style-name="Heading_20_3" text:outline-level="3">Adding properties to an existing model class</text:h>
                </text:list-item>
              </text:list>
            </text:list-item>
          </text:list>
        </text:list-item>
      </text:list>
      <text:p text:style-name="Text_20_body">Lets assume that you extended your LDAP schema and added two new attributes to zimbraDomain object (zimbraDomainPrefMailSignatureEnabled and zimbraDomainPrefMailSignature), and you wrote some server code that uses these new attributes. It would also be nice if you could set/change values for these new attributes through the Zimbra Administration Console. The following example exaplains how to add this functionality.</text:p>
      <text:p text:style-name="Text_20_body">First, lets declare constants for the new attributes.</text:p>
      <text:p text:style-name="Code_20_2">// LDAP Attributes definition </text:p>
      <text:p text:style-name="Code_20_2">ZaDomain.A_zimbraDomainPrefMailSignatureEnabled = "zimbraDomainPrefMailSignatureEnabled"; </text:p>
      <text:p text:style-name="Code_20_2">ZaDomain.A_zimbraDomainPrefMailSignature = "zimbraDomainPrefMailSignature";</text:p>
      <text:p text:style-name="Code_20_2"/>
      <text:p text:style-name="Text_20_body">Next, we need to add the attributes to XModel for ZaDomain object, in order to be able to manage the values in a Domain XForm view. </text:p>
      <text:p text:style-name="Code_20_2">// Add my new LDAP attrributes to ZaDomain.myXModel </text:p>
      <text:p text:style-name="Code_20_2">if(ZaDomain.myXModel &amp;&amp; ZaDomain.myXModel.items) { </text:p>
      <text:p text:style-name="Code_20_2"><text:s text:c="4"/>ZaDomain.myXModel.items.push(</text:p>
      <text:p text:style-name="Code_20_2"><text:tab/>{id:ZaDomain.A_zimbraDomainPrefMailSignatureEnabled,</text:p>
      <text:p text:style-name="Code_20_2"><text:tab/> type:_ENUM_, </text:p>
      <text:p text:style-name="P15"><text:s text:c="16"/>choices:ZaModel.BOOLEAN_CHOICES, <text:tab/> <text:s/></text:p>
      <text:p text:style-name="Code_20_2"><text:soft-page-break/><text:tab/>ref:"attrs/"+ZaDomain.A_zimbraDomainPrefMailSignatureEnabled</text:p>
      <text:p text:style-name="Code_20_2"><text:s text:c="10"/>}</text:p>
      <text:p text:style-name="Code_20_2"><text:s text:c="4"/>); </text:p>
      <text:p text:style-name="Code_20_2"><text:s text:c="4"/>ZaDomain.myXModel.items.push(</text:p>
      <text:p text:style-name="Code_20_2"><text:s text:c="8"/>{id:ZaDomain.A_zimbraDomainPrefMailSignature, </text:p>
      <text:p text:style-name="Code_20_2"><text:s text:c="9"/>type:_STRING_, </text:p>
      <text:p text:style-name="Code_20_2"><text:s text:c="9"/>ref:"attrs/"+ZaDomain.A_zimbraDomainPrefMailSignature</text:p>
      <text:p text:style-name="Code_20_2"><text:s text:c="8"/>}</text:p>
      <text:p text:style-name="Code_20_2"><text:s text:c="4"/>); </text:p>
      <text:p text:style-name="Code_20_2">}</text:p>
      <text:p text:style-name="Text_20_body"/>
      <text:p text:style-name="Text_20_body">Now, all that is left to do is to add the form elements to the Domain XForm. In section <text:a xlink:type="simple" xlink:href="#2.5.4.Adding a new tab to an existing form view|outline">Adding a new tab to an exising form view</text:a>.</text:p>
      <text:list text:style-name="Outline" text:continue-numbering="true">
        <text:list-item>
          <text:list text:continue-numbering="true">
            <text:list-item>
              <text:list text:continue-numbering="true">
                <text:list-item>
                  <text:h text:style-name="Heading_20_3" text:outline-level="3">Understanding resource files</text:h>
                </text:list-item>
              </text:list>
            </text:list-item>
          </text:list>
        </text:list-item>
      </text:list>
      <text:p text:style-name="Text_20_body">Resource file of an extension is a text file with the name “name of the extension.properties”. I.e. for zimbra_samba extension, the resource file is zimbra_samba.properties. The purpose of the resource file is to allow developers to localize extensions. A resource file consists of name value pairs, where a name is a name of a constant, and value is plain text or a pattern. As mentioned earlier, a resource file is translated into JavaScript file by Zimbra server when a browser requests the resource. For example, if your resource file is zimbra_samba.properties, and it contains the following name-value pair </text:p>
      <text:p text:style-name="P28">Domain_name_label = Samba domain name</text:p>
      <text:p text:style-name="P11"/>
      <text:p text:style-name="P3">The generated JavaScript file will be zimbra_samba.js and will contain the following code:</text:p>
      <text:p text:style-name="Code_20_2"><text:span text:style-name="T23">function</text:span> zimbra_samba () {}</text:p>
      <text:p text:style-name="Code_20_2">zimbra_samba. <text:span text:style-name="T2">Domain_name_label</text:span> = “<text:span text:style-name="T38">Samba domain name</text:span>”;</text:p>
      <text:p text:style-name="P18"><text:s text:c="9"/></text:p>
      <text:p text:style-name="Text_20_body">Thus, if you add resource files to your extension, instead of using strings for displayed text, you can use constants. In order to avoid null-reference errors, resource file is always loaded before all other JavaScript files of an extensio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2" svg:font-family="StarSymbol"/>
    <style:font-face style:name="StarSymbol3" svg:font-family="StarSymbol, 'Times New Roman'"/>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 New1" svg:font-family="'Courier New'" style:font-family-generic="modern" style:font-pitch="fixed"/>
    <style:font-face style:name="Courier" svg:font-family="Courier" style:font-adornments="Regular" style:font-family-generic="roman" style:font-pitch="fixed"/>
    <style:font-face style:name="Arial Unicode MS" svg:font-family="'Arial Unicode MS'" style:font-pitch="variable"/>
    <style:font-face style:name="HG Mincho Light J" svg:font-family="'HG Mincho Light J'" style:font-pitch="variable"/>
    <style:font-face style:name="Bookman Old Style" svg:font-family="'Bookman Old Style'" style:font-adornments="Normale" style:font-family-generic="roman" style:font-pitch="variable"/>
    <style:font-face style:name="Thorndale" svg:font-family="Thorndale" style:font-family-generic="roman" style:font-pitch="variable"/>
    <style:font-face style:name="Times2" svg:font-family="Times" style:font-family-generic="roman" style:font-pitch="variable"/>
    <style:font-face style:name="Times1" svg:font-family="Times" style:font-adornments="Regular" style:font-family-generic="roman" style:font-pitch="variable"/>
    <style:font-face style:name="Times" svg:font-family="Times" style:font-adornments="Roman" style:font-family-generic="roman" style:font-pitch="variable"/>
    <style:font-face style:name="Times New Roman1" svg:font-family="'Times New Roman'" style:font-family-generic="roman" style:font-pitch="variable"/>
    <style:font-face style:name="Arial" svg:font-family="Arial" style:font-adornments="Normale" style:font-family-generic="swiss" style:font-pitch="variable"/>
    <style:font-face style:name="Lucida Sans Unicode" svg:font-family="'Lucida Sans Unicode'" style:font-family-generic="swiss" style:font-pitch="variable"/>
    <style:font-face style:name="Verdana" svg:font-family="Verdana" style:font-adornments="Grassetto"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horndale" fo:font-size="12pt" fo:language="it" fo:country="IT"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left="0.3902in" fo:margin-right="0in" fo:margin-top="0in" fo:margin-bottom="0.0835in" fo:text-align="start" style:justify-single-word="false" fo:orphans="2" fo:widows="2" fo:hyphenation-ladder-count="no-limit" fo:text-indent="0in" style:auto-text-indent="false" style:page-number="auto">
        <style:tab-stops/>
        <style:drop-cap/>
      </style:paragraph-properties>
      <style:text-properties style:font-name="Times" fo:language="it" fo:country="IT" fo:font-weight="normal" fo:hyphenate="false" fo:hyphenation-remain-char-count="2" fo:hyphenation-push-char-count="2"/>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text-properties fo:language="en" fo:country="US"/>
    </style:style>
    <style:style style:name="Heading" style:family="paragraph" style:parent-style-name="Standard" style:next-style-name="Text_20_body" style:class="text" style:master-page-name="">
      <style:paragraph-properties fo:margin-left="0.1965in" fo:margin-right="0in" fo:margin-top="0.1665in" fo:margin-bottom="0.0835in" fo:text-indent="0in" style:auto-text-indent="false" style:page-number="auto" fo:background-color="transparent" fo:padding="0.0783in" fo:border-left="none" fo:border-right="0.0008in solid #000000" fo:border-top="none" fo:border-bottom="0.0008in solid #000000" style:shadow="none" fo:keep-with-next="always">
        <style:background-image/>
      </style:paragraph-properties>
      <style:text-properties style:font-name="Arial" fo:font-size="18pt" fo:language="en" fo:country="US"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_20_1" style:list-style-name="Outline" style:class="text" style:master-page-name="" style:default-outline-level="1">
      <style:paragraph-properties fo:margin-left="0.1965in" fo:margin-right="0in" fo:text-indent="0in" style:auto-text-indent="false" style:page-number="auto" fo:background-color="transparent" fo:padding="0.0783in" fo:border-left="0.0008in solid #ffffff" fo:border-right="0.0008in solid #000000" fo:border-top="0.0008in solid #ffffff" fo:border-bottom="0.0008in solid #000000" style:shadow="none">
        <style:tab-stops/>
        <style:background-image/>
      </style:paragraph-properties>
      <style:text-properties style:font-name="Verdana" fo:font-size="18pt" fo:language="en" fo:country="US" fo:font-weight="bold" style:font-size-asian="115%" style:font-weight-asian="bold" style:font-size-complex="115%" style:font-weight-complex="bold"/>
    </style:style>
    <style:style style:name="Heading_20_2" style:display-name="Heading 2" style:family="paragraph" style:parent-style-name="Heading_20_1" style:next-style-name="Text_20_body_20_2" style:list-style-name="Outline" style:class="text" style:master-page-name="" style:default-outline-level="2">
      <style:paragraph-properties fo:margin-left="0.2in" fo:margin-right="0in" fo:text-indent="0in" style:auto-text-indent="false" style:page-number="auto" fo:background-color="transparent" fo:padding="0in" fo:border="none" style:shadow="none">
        <style:tab-stops/>
        <style:background-image/>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1" style:next-style-name="Text_20_body_20_3" style:list-style-name="Outline" style:class="text" style:master-page-name="" style:default-outline-level="3">
      <style:paragraph-properties fo:margin-left="0.2in" fo:margin-right="0in" fo:text-indent="0in" style:auto-text-indent="false" style:page-number="auto" fo:background-color="transparent" fo:padding="0in" fo:border="none" style:shadow="none">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paragraph-properties fo:background-color="transparent" fo:padding="0in" fo:border="none" style:shadow="none">
        <style:background-image/>
      </style:paragraph-properties>
      <style:text-properties fo:font-size="85%" fo:language="en" fo:country="US"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fo:background-color="transparent" fo:padding="0.0783in" fo:border-left="none" fo:border-right="none" fo:border-top="none" fo:border-bottom="0.0008in solid #000000" text:number-lines="false" text:line-number="0">
        <style:tab-stops>
          <style:tab-stop style:position="3.3457in" style:type="center"/>
          <style:tab-stop style:position="6.6925in" style:type="right"/>
        </style:tab-stops>
        <style:background-image/>
      </style:paragraph-properties>
      <style:text-properties style:font-name="Bookman Old Style" fo:font-size="10pt" fo:language="en" fo:country="US" fo:font-weight="250"/>
    </style:style>
    <style:style style:name="Footer" style:family="paragraph" style:parent-style-name="Standard" style:class="extra">
      <style:paragraph-properties fo:padding="0.0193in" fo:border-left="none" fo:border-right="none" fo:border-top="0.0008in solid #000000" fo:border-bottom="none" text:number-lines="false" text:line-number="0">
        <style:tab-stops>
          <style:tab-stop style:position="3.3457in" style:type="center"/>
          <style:tab-stop style:position="6.6925in" style:type="right"/>
        </style:tab-stops>
      </style:paragraph-properties>
      <style:text-properties style:font-name="Bookman Old Style" fo:font-size="10pt" fo:font-weight="normal"/>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fo:text-align="center" style:justify-single-word="false" text:number-lines="false" text:line-number="0"/>
      <style:text-properties fo:font-size="10pt" fo:font-style="italic" fo:font-weight="bold"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language="en" fo:country="U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1" style:display-name="Text body 1" style:family="paragraph" style:parent-style-name="Text_20_body" style:master-page-name="">
      <style:paragraph-properties fo:margin-left="0.1965in" fo:margin-right="0in" fo:text-align="start" style:justify-single-word="false" fo:text-indent="0in" style:auto-text-indent="false" style:page-number="auto"/>
      <style:text-properties style:font-name="Times1" fo:language="en" fo:country="US" fo:font-weight="normal"/>
    </style:style>
    <style:style style:name="Text_20_body_20_2" style:display-name="Text body 2" style:family="paragraph" style:parent-style-name="Text_20_body_20_1">
      <style:paragraph-properties fo:margin-left="0.3937in" fo:margin-right="0in" fo:text-indent="0in" style:auto-text-indent="false"/>
      <style:text-properties fo:language="en" fo:country="US"/>
    </style:style>
    <style:style style:name="Text_20_body_20_3" style:display-name="Text body 3" style:family="paragraph" style:parent-style-name="Text_20_body_20_1">
      <style:paragraph-properties fo:margin-left="0.7874in" fo:margin-right="0in" fo:text-indent="0in" style:auto-text-indent="false"/>
      <style:text-properties fo:language="en" fo:country="US"/>
    </style:style>
    <style:style style:name="Cover_20_Title" style:display-name="Cover Title" style:family="paragraph" style:parent-style-name="Text_20_body_20_1" style:master-page-name="">
      <style:paragraph-properties fo:margin-left="0.3937in" fo:margin-right="0.3937in" fo:margin-top="0.0827in" fo:margin-bottom="0.0827in" fo:text-align="center" style:justify-single-word="false" fo:text-indent="0in" style:auto-text-indent="false" style:page-number="auto" fo:background-color="transparent">
        <style:background-image/>
      </style:paragraph-properties>
      <style:text-properties fo:text-transform="capitalize" fo:color="#000080" style:font-name="Times1" fo:font-size="32pt" fo:language="en" fo:country="US" fo:font-weight="normal" style:font-relief="engraved"/>
    </style:style>
    <style:style style:name="Outlined_20_text" style:display-name="Outlined text" style:family="paragraph" style:parent-style-name="Standard">
      <style:paragraph-properties fo:padding="0.0591in" fo:border="0.0008in solid #000000" style:shadow="#808080 0.0709in 0.0709in"/>
      <style:text-properties fo:color="#000080" style:font-name="Courier" fo:font-size="14pt" fo:language="en" fo:country="US"/>
    </style:style>
    <style:style style:name="Code" style:family="paragraph" style:parent-style-name="Text_20_body" style:master-page-name="">
      <style:paragraph-properties fo:margin-top="0in" fo:margin-bottom="0in" style:page-number="auto"/>
      <style:text-properties style:font-name="Courier 10 Pitch"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de_20_2" style:display-name="Code 2" style:family="paragraph" style:parent-style-name="Cod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8z0" style:family="text">
      <style:text-properties style:font-name="Symbol"/>
    </style:style>
    <style:style style:name="WW8Num8z1" style:family="text">
      <style:text-properties style:font-name="Times New Roman1" style:font-name-asian="Lucida Sans Unicode" style:font-name-complex="Times New Roman1"/>
    </style:style>
    <style:style style:name="WW8Num8z2" style:family="text">
      <style:text-properties style:font-name="Wingdings"/>
    </style:style>
    <style:style style:name="WW8Num8z4" style:family="text">
      <style:text-properties style:font-name="Courier New" style:font-name-complex="Courier New"/>
    </style:style>
    <style:style style:name="WW8Num12z0" style:family="text">
      <style:text-properties style:font-name="Symbol" fo:font-size="9pt" style:font-size-asian="9pt" style:font-name-complex="StarSymbol3" style:font-size-complex="9pt"/>
    </style:style>
    <style:style style:name="WW8Num12z2" style:family="text">
      <style:text-properties style:font-name="Symbol" fo:font-size="9pt" style:font-size-asian="9pt" style:font-size-complex="9pt"/>
    </style:style>
    <style:style style:name="WW8Num7z0" style:family="text">
      <style:text-properties style:font-name="Symbol" fo:font-size="9pt" style:font-size-asian="9pt" style:font-name-complex="StarSymbol3" style:font-size-complex="9pt"/>
    </style:style>
    <style:style style:name="WW8Num7z2" style:family="text">
      <style:text-properties style:font-name="Symbol" fo:font-size="9pt" style:font-size-asian="9pt" style:font-size-complex="9pt"/>
    </style:style>
    <style:style style:name="Default_20_Paragraph_20_Font" style:display-name="Default Paragraph Font" style:family="text"/>
    <style:style style:name="_20_Char_20_Char2" style:display-name=" Char Char2" style:family="text" style:parent-style-name="Default_20_Paragraph_20_Font">
      <style:text-properties style:font-name="Times New Roman1" fo:font-size="12pt" style:font-name-asian="Lucida Sans Unicode" style:font-size-asian="12pt" style:font-name-complex="Times New Roman1" style:font-size-complex="12pt"/>
    </style:style>
    <style:style style:name="Code_20_Char" style:display-name="Code Char" style:family="text" style:parent-style-name="_20_Char_20_Char2">
      <style:text-properties style:font-name="Courier New"/>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list-style style:name="Outline">
      <text:list-level-style-number text:level="1" text:style-name="Numbering_20_Symbols" style:num-format="1">
        <style:list-level-properties text:min-label-width="0.3154in" text:min-label-distance="0.0984in"/>
      </text:list-level-style-number>
      <text:list-level-style-number text:level="2" style:num-format="1" text:display-levels="2">
        <style:list-level-properties text:space-before="0.0394in" text:min-label-width="0.3154in" text:min-label-distance="0.0984in"/>
      </text:list-level-style-number>
      <text:list-level-style-number text:level="3" style:num-format="1" text:display-levels="3">
        <style:list-level-properties text:space-before="0.0394in" text:min-label-width="0.3154in" text:min-label-distance="0.0984in"/>
      </text:list-level-style-number>
      <text:list-level-style-number text:level="4" style:num-format="1"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9" text:consecutive-numbering="true">
      <text:list-level-style-bullet text:level="1" text:style-name="WW8Num9z0" style:num-suffix="." text:bullet-char="">
        <style:list-level-properties text:space-before="0.75in" text:min-label-width="0.25in"/>
        <style:text-properties style:font-name="Symbol"/>
      </text:list-level-style-bullet>
      <text:list-level-style-bullet text:level="2" text:style-name="WW8Num9z1" style:num-suffix="." text:bullet-char="o">
        <style:list-level-properties text:space-before="1.25in" text:min-label-width="0.25in"/>
        <style:text-properties style:font-name="Courier New1"/>
      </text:list-level-style-bullet>
      <text:list-level-style-bullet text:level="3" text:style-name="WW8Num9z2" style:num-suffix="." text:bullet-char="">
        <style:list-level-properties text:space-before="1.75in" text:min-label-width="0.25in"/>
        <style:text-properties style:font-name="Wingdings"/>
      </text:list-level-style-bullet>
      <text:list-level-style-bullet text:level="4" text:style-name="WW8Num9z0" style:num-suffix="." text:bullet-char="">
        <style:list-level-properties text:space-before="2.25in" text:min-label-width="0.25in"/>
        <style:text-properties style:font-name="Symbol"/>
      </text:list-level-style-bullet>
      <text:list-level-style-bullet text:level="5" text:style-name="WW8Num9z1" style:num-suffix="." text:bullet-char="o">
        <style:list-level-properties text:space-before="2.75in" text:min-label-width="0.25in"/>
        <style:text-properties style:font-name="Courier New1"/>
      </text:list-level-style-bullet>
      <text:list-level-style-bullet text:level="6" text:style-name="WW8Num9z2" style:num-suffix="." text:bullet-char="">
        <style:list-level-properties text:space-before="3.25in" text:min-label-width="0.25in"/>
        <style:text-properties style:font-name="Wingdings"/>
      </text:list-level-style-bullet>
      <text:list-level-style-bullet text:level="7" text:style-name="WW8Num9z0" style:num-suffix="." text:bullet-char="">
        <style:list-level-properties text:space-before="3.75in" text:min-label-width="0.25in"/>
        <style:text-properties style:font-name="Symbol"/>
      </text:list-level-style-bullet>
      <text:list-level-style-bullet text:level="8" text:style-name="WW8Num9z1" style:num-suffix="." text:bullet-char="o">
        <style:list-level-properties text:space-before="4.25in" text:min-label-width="0.25in"/>
        <style:text-properties style:font-name="Courier New1"/>
      </text:list-level-style-bullet>
      <text:list-level-style-bullet text:level="9" text:style-name="WW8Num9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75in" text:min-label-width="0.25in"/>
        <style:text-properties style:font-name="Symbol"/>
      </text:list-level-style-bullet>
      <text:list-level-style-bullet text:level="2" text:style-name="WW8Num8z1" style:num-suffix="." text:bullet-char="-">
        <style:list-level-properties text:space-before="1.25in" text:min-label-width="0.25in"/>
        <style:text-properties style:font-name="Times New Roman1"/>
      </text:list-level-style-bullet>
      <text:list-level-style-bullet text:level="3" text:style-name="WW8Num8z2" style:num-suffix="." text:bullet-char="">
        <style:list-level-properties text:space-before="1.75in" text:min-label-width="0.25in"/>
        <style:text-properties style:font-name="Wingdings"/>
      </text:list-level-style-bullet>
      <text:list-level-style-bullet text:level="4" text:style-name="WW8Num8z0" style:num-suffix="." text:bullet-char="">
        <style:list-level-properties text:space-before="2.25in" text:min-label-width="0.25in"/>
        <style:text-properties style:font-name="Symbol"/>
      </text:list-level-style-bullet>
      <text:list-level-style-bullet text:level="5" text:style-name="WW8Num8z4" style:num-suffix="." text:bullet-char="o">
        <style:list-level-properties text:space-before="2.75in" text:min-label-width="0.25in"/>
        <style:text-properties style:font-name="Courier New1"/>
      </text:list-level-style-bullet>
      <text:list-level-style-bullet text:level="6" text:style-name="WW8Num8z2" style:num-suffix="." text:bullet-char="">
        <style:list-level-properties text:space-before="3.25in" text:min-label-width="0.25in"/>
        <style:text-properties style:font-name="Wingdings"/>
      </text:list-level-style-bullet>
      <text:list-level-style-bullet text:level="7" text:style-name="WW8Num8z0" style:num-suffix="." text:bullet-char="">
        <style:list-level-properties text:space-before="3.75in" text:min-label-width="0.25in"/>
        <style:text-properties style:font-name="Symbol"/>
      </text:list-level-style-bullet>
      <text:list-level-style-bullet text:level="8" text:style-name="WW8Num8z4" style:num-suffix="." text:bullet-char="o">
        <style:list-level-properties text:space-before="4.25in" text:min-label-width="0.25in"/>
        <style:text-properties style:font-name="Courier New1"/>
      </text:list-level-style-bullet>
      <text:list-level-style-bullet text:level="9" text:style-name="WW8Num8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min-label-width="0.25in"/>
        <style:text-properties style:font-name="Symbol"/>
      </text:list-level-style-bullet>
      <text:list-level-style-bullet text:level="2" text:style-name="WW8Num12z0" style:num-suffix="." text:bullet-char="">
        <style:list-level-properties text:space-before="0.25in" text:min-label-width="0.25in"/>
        <style:text-properties style:font-name="Symbol"/>
      </text:list-level-style-bullet>
      <text:list-level-style-bullet text:level="3" text:style-name="WW8Num12z2" style:num-suffix="." text:bullet-char="">
        <style:list-level-properties text:space-before="0.5in" text:min-label-width="0.25in"/>
        <style:text-properties style:font-name="Symbol"/>
      </text:list-level-style-bullet>
      <text:list-level-style-bullet text:level="4" text:style-name="WW8Num12z0" style:num-suffix="." text:bullet-char="">
        <style:list-level-properties text:space-before="0.75in" text:min-label-width="0.25in"/>
        <style:text-properties style:font-name="Symbol"/>
      </text:list-level-style-bullet>
      <text:list-level-style-bullet text:level="5" text:style-name="WW8Num12z0" style:num-suffix="." text:bullet-char="">
        <style:list-level-properties text:space-before="1in" text:min-label-width="0.25in"/>
        <style:text-properties style:font-name="Symbol"/>
      </text:list-level-style-bullet>
      <text:list-level-style-bullet text:level="6" text:style-name="WW8Num12z0" style:num-suffix="." text:bullet-char="">
        <style:list-level-properties text:space-before="1.25in" text:min-label-width="0.25in"/>
        <style:text-properties style:font-name="Symbol"/>
      </text:list-level-style-bullet>
      <text:list-level-style-bullet text:level="7" text:style-name="WW8Num12z0" style:num-suffix="." text:bullet-char="">
        <style:list-level-properties text:space-before="1.5in" text:min-label-width="0.25in"/>
        <style:text-properties style:font-name="Symbol"/>
      </text:list-level-style-bullet>
      <text:list-level-style-bullet text:level="8" text:style-name="WW8Num12z0" style:num-suffix="." text:bullet-char="">
        <style:list-level-properties text:space-before="1.75in" text:min-label-width="0.25in"/>
        <style:text-properties style:font-name="Symbol"/>
      </text:list-level-style-bullet>
      <text:list-level-style-bullet text:level="9" text:style-name="WW8Num12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chapter_20_numbering" style:display-name="chapter numbering">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style:list-level-properties text:min-label-distance="0.15in"/>
      </text:list-level-style-number>
    </text:list-style>
    <text:list-style style:name="WW8Num7">
      <text:list-level-style-bullet text:level="1" text:style-name="WW8Num7z0" style:num-suffix="." text:bullet-char="">
        <style:list-level-properties text:min-label-width="0.25in"/>
        <style:text-properties style:font-name="Symbol"/>
      </text:list-level-style-bullet>
      <text:list-level-style-bullet text:level="2" text:style-name="WW8Num7z0" style:num-suffix="." text:bullet-char="">
        <style:list-level-properties text:space-before="0.25in" text:min-label-width="0.25in"/>
        <style:text-properties style:font-name="Symbol"/>
      </text:list-level-style-bullet>
      <text:list-level-style-bullet text:level="3" text:style-name="WW8Num7z2" style:num-suffix="." text:bullet-char="">
        <style:list-level-properties text:space-before="0.5in" text:min-label-width="0.25in"/>
        <style:text-properties style:font-name="Symbol"/>
      </text:list-level-style-bullet>
      <text:list-level-style-bullet text:level="4" text:style-name="WW8Num7z0" style:num-suffix="." text:bullet-char="">
        <style:list-level-properties text:space-before="0.75in" text:min-label-width="0.25in"/>
        <style:text-properties style:font-name="Symbol"/>
      </text:list-level-style-bullet>
      <text:list-level-style-bullet text:level="5" text:style-name="WW8Num7z0" style:num-suffix="." text:bullet-char="">
        <style:list-level-properties text:space-before="1in" text:min-label-width="0.25in"/>
        <style:text-properties style:font-name="Symbol"/>
      </text:list-level-style-bullet>
      <text:list-level-style-bullet text:level="6" text:style-name="WW8Num7z0" style:num-suffix="." text:bullet-char="">
        <style:list-level-properties text:space-before="1.25in" text:min-label-width="0.25in"/>
        <style:text-properties style:font-name="Symbol"/>
      </text:list-level-style-bullet>
      <text:list-level-style-bullet text:level="7" text:style-name="WW8Num7z0" style:num-suffix="." text:bullet-char="">
        <style:list-level-properties text:space-before="1.5in" text:min-label-width="0.25in"/>
        <style:text-properties style:font-name="Symbol"/>
      </text:list-level-style-bullet>
      <text:list-level-style-bullet text:level="8" text:style-name="WW8Num7z0" style:num-suffix="." text:bullet-char="">
        <style:list-level-properties text:space-before="1.75in" text:min-label-width="0.25in"/>
        <style:text-properties style:font-name="Symbol"/>
      </text:list-level-style-bullet>
      <text:list-level-style-bullet text:level="9" text:style-name="WW8Num7z0"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5in" text:min-label-width="0.25in"/>
        <style:text-properties style:font-name="Symbol"/>
      </text:list-level-style-bullet>
      <text:list-level-style-bullet text:level="2" text:style-name="WW8Num5z1" style:num-suffix="." text:bullet-char="o">
        <style:list-level-properties text:space-before="1in" text:min-label-width="0.25in"/>
        <style:text-properties style:font-name="Courier New1"/>
      </text:list-level-style-bullet>
      <text:list-level-style-bullet text:level="3" text:style-name="WW8Num5z2" style:num-suffix="." text:bullet-char="">
        <style:list-level-properties text:space-before="1.5in" text:min-label-width="0.25in"/>
        <style:text-properties style:font-name="Wingdings"/>
      </text:list-level-style-bullet>
      <text:list-level-style-bullet text:level="4" text:style-name="WW8Num5z0" style:num-suffix="." text:bullet-char="">
        <style:list-level-properties text:space-before="2in" text:min-label-width="0.25in"/>
        <style:text-properties style:font-name="Symbol"/>
      </text:list-level-style-bullet>
      <text:list-level-style-bullet text:level="5" text:style-name="WW8Num5z1" style:num-suffix="." text:bullet-char="o">
        <style:list-level-properties text:space-before="2.5in" text:min-label-width="0.25in"/>
        <style:text-properties style:font-name="Courier New1"/>
      </text:list-level-style-bullet>
      <text:list-level-style-bullet text:level="6" text:style-name="WW8Num5z2" style:num-suffix="." text:bullet-char="">
        <style:list-level-properties text:space-before="3in" text:min-label-width="0.25in"/>
        <style:text-properties style:font-name="Wingdings"/>
      </text:list-level-style-bullet>
      <text:list-level-style-bullet text:level="7" text:style-name="WW8Num5z0" style:num-suffix="." text:bullet-char="">
        <style:list-level-properties text:space-before="3.5in" text:min-label-width="0.25in"/>
        <style:text-properties style:font-name="Symbol"/>
      </text:list-level-style-bullet>
      <text:list-level-style-bullet text:level="8" text:style-name="WW8Num5z1" style:num-suffix="." text:bullet-char="o">
        <style:list-level-properties text:space-before="4in" text:min-label-width="0.25in"/>
        <style:text-properties style:font-name="Courier New1"/>
      </text:list-level-style-bullet>
      <text:list-level-style-bullet text:level="9" text:style-name="WW8Num5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75in" text:min-label-width="0.25in"/>
        <style:text-properties style:font-name="Symbol"/>
      </text:list-level-style-bullet>
      <text:list-level-style-bullet text:level="2" text:style-name="WW8Num10z1" style:num-suffix="." text:bullet-char="o">
        <style:list-level-properties text:space-before="1.25in" text:min-label-width="0.25in"/>
        <style:text-properties style:font-name="Courier New1"/>
      </text:list-level-style-bullet>
      <text:list-level-style-bullet text:level="3" text:style-name="WW8Num10z2" style:num-suffix="." text:bullet-char="">
        <style:list-level-properties text:space-before="1.75in" text:min-label-width="0.25in"/>
        <style:text-properties style:font-name="Wingdings"/>
      </text:list-level-style-bullet>
      <text:list-level-style-bullet text:level="4" text:style-name="WW8Num10z0" style:num-suffix="." text:bullet-char="">
        <style:list-level-properties text:space-before="2.25in" text:min-label-width="0.25in"/>
        <style:text-properties style:font-name="Symbol"/>
      </text:list-level-style-bullet>
      <text:list-level-style-bullet text:level="5" text:style-name="WW8Num10z1" style:num-suffix="." text:bullet-char="o">
        <style:list-level-properties text:space-before="2.75in" text:min-label-width="0.25in"/>
        <style:text-properties style:font-name="Courier New1"/>
      </text:list-level-style-bullet>
      <text:list-level-style-bullet text:level="6" text:style-name="WW8Num10z2" style:num-suffix="." text:bullet-char="">
        <style:list-level-properties text:space-before="3.25in" text:min-label-width="0.25in"/>
        <style:text-properties style:font-name="Wingdings"/>
      </text:list-level-style-bullet>
      <text:list-level-style-bullet text:level="7" text:style-name="WW8Num10z0" style:num-suffix="." text:bullet-char="">
        <style:list-level-properties text:space-before="3.75in" text:min-label-width="0.25in"/>
        <style:text-properties style:font-name="Symbol"/>
      </text:list-level-style-bullet>
      <text:list-level-style-bullet text:level="8" text:style-name="WW8Num10z1" style:num-suffix="." text:bullet-char="o">
        <style:list-level-properties text:space-before="4.25in" text:min-label-width="0.25in"/>
        <style:text-properties style:font-name="Courier New1"/>
      </text:list-level-style-bullet>
      <text:list-level-style-bullet text:level="9" text:style-name="WW8Num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917in" text:min-label-width="0.25in"/>
        <style:text-properties style:font-name="Symbol"/>
      </text:list-level-style-bullet>
      <text:list-level-style-bullet text:level="2" text:style-name="WW8Num6z1" style:num-suffix="." text:bullet-char="o">
        <style:list-level-properties text:space-before="1.2917in" text:min-label-width="0.25in"/>
        <style:text-properties style:font-name="Courier New1"/>
      </text:list-level-style-bullet>
      <text:list-level-style-bullet text:level="3" text:style-name="WW8Num6z2" style:num-suffix="." text:bullet-char="">
        <style:list-level-properties text:space-before="1.7917in" text:min-label-width="0.25in"/>
        <style:text-properties style:font-name="Wingdings"/>
      </text:list-level-style-bullet>
      <text:list-level-style-bullet text:level="4" text:style-name="WW8Num6z0" style:num-suffix="." text:bullet-char="">
        <style:list-level-properties text:space-before="2.2917in" text:min-label-width="0.25in"/>
        <style:text-properties style:font-name="Symbol"/>
      </text:list-level-style-bullet>
      <text:list-level-style-bullet text:level="5" text:style-name="WW8Num6z1" style:num-suffix="." text:bullet-char="o">
        <style:list-level-properties text:space-before="2.7917in" text:min-label-width="0.25in"/>
        <style:text-properties style:font-name="Courier New1"/>
      </text:list-level-style-bullet>
      <text:list-level-style-bullet text:level="6" text:style-name="WW8Num6z2" style:num-suffix="." text:bullet-char="">
        <style:list-level-properties text:space-before="3.2917in" text:min-label-width="0.25in"/>
        <style:text-properties style:font-name="Wingdings"/>
      </text:list-level-style-bullet>
      <text:list-level-style-bullet text:level="7" text:style-name="WW8Num6z0" style:num-suffix="." text:bullet-char="">
        <style:list-level-properties text:space-before="3.7917in" text:min-label-width="0.25in"/>
        <style:text-properties style:font-name="Symbol"/>
      </text:list-level-style-bullet>
      <text:list-level-style-bullet text:level="8" text:style-name="WW8Num6z1" style:num-suffix="." text:bullet-char="o">
        <style:list-level-properties text:space-before="4.2917in" text:min-label-width="0.25in"/>
        <style:text-properties style:font-name="Courier New1"/>
      </text:list-level-style-bullet>
      <text:list-level-style-bullet text:level="9" text:style-name="WW8Num6z2" style:num-suffix="." text:bullet-char="">
        <style:list-level-properties text:space-before="4.7917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pm6">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tab/><text:chapter text:display="name" text:outline-level="1"> IExtensions for Zimbra Administration Console</text:chapter></text:p>
      </style:header>
      <style:footer>
        <text:p text:style-name="Footer"/>
      </style:footer>
    </style:master-page>
    <style:master-page style:name="First_20_Page" style:display-name="First Page" style:page-layout-name="pm2" style:next-style-name="Standard"/>
    <style:master-page style:name="Index" style:page-layout-name="pm3">
      <style:header>
        <text:p text:style-name="Header"/>
      </style:header>
      <style:footer>
        <text:p text:style-name="Footer"/>
      </style:footer>
    </style:master-page>
    <style:master-page style:name="HTML" style:page-layout-name="pm4"/>
    <style:master-page style:name="Destra" style:page-layout-name="pm5" style:next-style-name="Sinistra">
      <style:header>
        <text:p text:style-name="Header">Version 1<text:tab/><text:tab/><text:chapter text:display="name" text:outline-level="1"/></text:p>
      </style:header>
      <style:footer>
        <text:p text:style-name="Footer">Administration Console Framework Guide<text:tab/><text:tab/><text:page-number text:select-page="current"/></text:p>
      </style:footer>
    </style:master-page>
    <style:master-page style:name="Sinistra" style:page-layout-name="pm1" style:next-style-name="Destra">
      <style:header>
        <text:p text:style-name="Header"><text:chapter text:display="name" text:outline-level="1"/><text:tab/><text:tab/>Version 1</text:p>
      </style:header>
      <style:footer>
        <text:p text:style-name="Footer"><text:page-number text:select-page="current"/><text:tab/><text:tab/>Administration Console Framework Guide</text:p>
      </style:footer>
    </style:master-page>
    <style:master-page style:name="Endnote"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Administration Console Framework Guide</dc:title>
    <meta:initial-creator>Greg Solovyev</meta:initial-creator>
    <meta:creation-date>2007-11-19T14:55:28</meta:creation-date>
    <dc:creator>Greg Solovyev</dc:creator>
    <dc:date>2007-12-04T16:06:37</dc:date>
    <meta:editing-cycles>857</meta:editing-cycles>
    <meta:editing-duration>PT15H16M42S</meta:editing-duration>
    <meta:user-defined meta:name="Info 1"/>
    <meta:user-defined meta:name="Info 2"/>
    <meta:user-defined meta:name="Info 3"/>
    <meta:user-defined meta:name="Info 4"/>
    <meta:document-statistic meta:table-count="0" meta:image-count="0" meta:object-count="0" meta:page-count="28" meta:paragraph-count="1080" meta:word-count="5582" meta:character-count="50502"/>
  </office:meta>
</office:document-meta>
</file>